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63.778cm" svg:y="0.966cm">
            <draw:object draw:notify-on-update-of-ranges="Sheet1.AA109:Sheet1.AA208 Sheet1.M1:Sheet1.M100 Sheet1.AA1:Sheet1.AA1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63.481cm" svg:y="11.088cm">
            <draw:object draw:notify-on-update-of-ranges="Sheet1.M109:Sheet1.M20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9.565cm" svg:y="131.164cm">
            <draw:object draw:notify-on-update-of-ranges="Sheet1.M213:Sheet1.M3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30.658cm" svg:y="408.117cm">
            <draw:object draw:notify-on-update-of-ranges="Sheet1.M888:Sheet1.M94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31.022cm" svg:y="434.684cm">
            <draw:object draw:notify-on-update-of-ranges="Sheet1.M945:Sheet1.M99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4969" calcext:value-type="float">
            <text:p>29496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4963" calcext:value-type="float">
            <text:p>29496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]-[.J1]"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4955" calcext:value-type="float">
            <text:p>29495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4954" calcext:value-type="float">
            <text:p>29495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]-[.X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4966" calcext:value-type="float">
            <text:p>129496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4962" calcext:value-type="float">
            <text:p>129496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]-[.J2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4950" calcext:value-type="float">
            <text:p>129495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4953" calcext:value-type="float">
            <text:p>129495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2]-[.X2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94961" calcext:value-type="float">
            <text:p>229496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94962" calcext:value-type="float">
            <text:p>229496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3]-[.J3]" office:value-type="float" office:value="-1" calcext:value-type="float">
            <text:p>-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94946" calcext:value-type="float">
            <text:p>229494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94953" calcext:value-type="float">
            <text:p>229495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3]-[.X3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94957" calcext:value-type="float">
            <text:p>329495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94961" calcext:value-type="float">
            <text:p>329496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4]-[.J4]" office:value-type="float" office:value="-4" calcext:value-type="float">
            <text:p>-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94941" calcext:value-type="float">
            <text:p>329494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94952" calcext:value-type="float">
            <text:p>329495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4]-[.X4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94952" calcext:value-type="float">
            <text:p>429495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94961" calcext:value-type="float">
            <text:p>429496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5]-[.J5]" office:value-type="float" office:value="-9" calcext:value-type="float">
            <text:p>-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94936" calcext:value-type="float">
            <text:p>429493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94952" calcext:value-type="float">
            <text:p>429495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5]-[.X5]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94948" calcext:value-type="float">
            <text:p>529494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94961" calcext:value-type="float">
            <text:p>529496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6]-[.J6]" office:value-type="float" office:value="-13" calcext:value-type="float">
            <text:p>-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94931" calcext:value-type="float">
            <text:p>529493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94951" calcext:value-type="float">
            <text:p>529495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6]-[.X6]"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94943" calcext:value-type="float">
            <text:p>629494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94960" calcext:value-type="float">
            <text:p>629496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7]-[.J7]" office:value-type="float" office:value="-17" calcext:value-type="float">
            <text:p>-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94926" calcext:value-type="float">
            <text:p>629492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94951" calcext:value-type="float">
            <text:p>629495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7]-[.X7]"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94939" calcext:value-type="float">
            <text:p>729493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94960" calcext:value-type="float">
            <text:p>729496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8]-[.J8]" office:value-type="float" office:value="-21" calcext:value-type="float">
            <text:p>-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94922" calcext:value-type="float">
            <text:p>729492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94950" calcext:value-type="float">
            <text:p>729495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8]-[.X8]"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94934" calcext:value-type="float">
            <text:p>829493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94959" calcext:value-type="float">
            <text:p>829495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9]-[.J9]" office:value-type="float" office:value="-25" calcext:value-type="float">
            <text:p>-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94917" calcext:value-type="float">
            <text:p>829491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94950" calcext:value-type="float">
            <text:p>829495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9]-[.X9]"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94930" calcext:value-type="float">
            <text:p>929493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94959" calcext:value-type="float">
            <text:p>929495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0]-[.J10]" office:value-type="float" office:value="-29" calcext:value-type="float">
            <text:p>-2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94913" calcext:value-type="float">
            <text:p>929491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294950" calcext:value-type="float">
            <text:p>929495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0]-[.X10]"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94925" calcext:value-type="float">
            <text:p>1029492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94958" calcext:value-type="float">
            <text:p>1029495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1]-[.J11]" office:value-type="float" office:value="-33" calcext:value-type="float">
            <text:p>-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94908" calcext:value-type="float">
            <text:p>1029490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94949" calcext:value-type="float">
            <text:p>1029494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1]-[.X11]"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94920" calcext:value-type="float">
            <text:p>1129492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94958" calcext:value-type="float">
            <text:p>1129495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2]-[.J12]" office:value-type="float" office:value="-38" calcext:value-type="float">
            <text:p>-3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94903" calcext:value-type="float">
            <text:p>1129490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94948" calcext:value-type="float">
            <text:p>1129494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2]-[.X12]"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94915" calcext:value-type="float">
            <text:p>1229491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94957" calcext:value-type="float">
            <text:p>1229495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3]-[.J13]" office:value-type="float" office:value="-42" calcext:value-type="float">
            <text:p>-4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94899" calcext:value-type="float">
            <text:p>1229489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94948" calcext:value-type="float">
            <text:p>1229494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3]-[.X13]"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94910" calcext:value-type="float">
            <text:p>1329491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94957" calcext:value-type="float">
            <text:p>1329495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4]-[.J14]" office:value-type="float" office:value="-47" calcext:value-type="float">
            <text:p>-4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94894" calcext:value-type="float">
            <text:p>1329489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94948" calcext:value-type="float">
            <text:p>1329494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4]-[.X14]"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94906" calcext:value-type="float">
            <text:p>1429490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94956" calcext:value-type="float">
            <text:p>1429495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5]-[.J15]" office:value-type="float" office:value="-50" calcext:value-type="float">
            <text:p>-5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94890" calcext:value-type="float">
            <text:p>1429489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94947" calcext:value-type="float">
            <text:p>1429494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5]-[.X15]"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294901" calcext:value-type="float">
            <text:p>1529490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294956" calcext:value-type="float">
            <text:p>1529495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6]-[.J16]" office:value-type="float" office:value="-55" calcext:value-type="float">
            <text:p>-5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294885" calcext:value-type="float">
            <text:p>1529488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294947" calcext:value-type="float">
            <text:p>1529494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6]-[.X16]"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294896" calcext:value-type="float">
            <text:p>1629489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294955" calcext:value-type="float">
            <text:p>1629495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7]-[.J17]" office:value-type="float" office:value="-59" calcext:value-type="float">
            <text:p>-5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294881" calcext:value-type="float">
            <text:p>1629488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294946" calcext:value-type="float">
            <text:p>1629494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7]-[.X17]"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94891" calcext:value-type="float">
            <text:p>1729489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94955" calcext:value-type="float">
            <text:p>1729495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8]-[.J18]" office:value-type="float" office:value="-64" calcext:value-type="float">
            <text:p>-6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94876" calcext:value-type="float">
            <text:p>1729487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94946" calcext:value-type="float">
            <text:p>1729494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8]-[.X18]"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94886" calcext:value-type="float">
            <text:p>1829488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94955" calcext:value-type="float">
            <text:p>1829495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9]-[.J19]" office:value-type="float" office:value="-69" calcext:value-type="float">
            <text:p>-6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94872" calcext:value-type="float">
            <text:p>1829487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94945" calcext:value-type="float">
            <text:p>1829494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9]-[.X19]"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294882" calcext:value-type="float">
            <text:p>1929488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294954" calcext:value-type="float">
            <text:p>1929495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0]-[.J20]" office:value-type="float" office:value="-72" calcext:value-type="float">
            <text:p>-7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294867" calcext:value-type="float">
            <text:p>1929486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294945" calcext:value-type="float">
            <text:p>1929494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20]-[.X20]"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94877" calcext:value-type="float">
            <text:p>2029487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94954" calcext:value-type="float">
            <text:p>2029495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1]-[.J21]" office:value-type="float" office:value="-77" calcext:value-type="float">
            <text:p>-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94863" calcext:value-type="float">
            <text:p>2029486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94944" calcext:value-type="float">
            <text:p>2029494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21]-[.X21]"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294872" calcext:value-type="float">
            <text:p>2129487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294953" calcext:value-type="float">
            <text:p>2129495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2]-[.J22]" office:value-type="float" office:value="-81" calcext:value-type="float">
            <text:p>-8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294858" calcext:value-type="float">
            <text:p>2129485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294944" calcext:value-type="float">
            <text:p>2129494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22]-[.X22]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94867" calcext:value-type="float">
            <text:p>2229486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94953" calcext:value-type="float">
            <text:p>2229495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3]-[.J23]" office:value-type="float" office:value="-86" calcext:value-type="float">
            <text:p>-8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94853" calcext:value-type="float">
            <text:p>2229485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94944" calcext:value-type="float">
            <text:p>2229494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23]-[.X23]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294863" calcext:value-type="float">
            <text:p>2329486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294952" calcext:value-type="float">
            <text:p>2329495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4]-[.J24]" office:value-type="float" office:value="-89" calcext:value-type="float">
            <text:p>-8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294849" calcext:value-type="float">
            <text:p>2329484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294943" calcext:value-type="float">
            <text:p>2329494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24]-[.X24]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294858" calcext:value-type="float">
            <text:p>2429485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294952" calcext:value-type="float">
            <text:p>2429495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5]-[.J25]" office:value-type="float" office:value="-94" calcext:value-type="float">
            <text:p>-9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294844" calcext:value-type="float">
            <text:p>2429484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294943" calcext:value-type="float">
            <text:p>2429494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25]-[.X25]"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294853" calcext:value-type="float">
            <text:p>2529485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294951" calcext:value-type="float">
            <text:p>2529495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6]-[.J26]" office:value-type="float" office:value="-98" calcext:value-type="float">
            <text:p>-9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294840" calcext:value-type="float">
            <text:p>2529484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294942" calcext:value-type="float">
            <text:p>2529494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26]-[.X26]"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94848" calcext:value-type="float">
            <text:p>2629484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94951" calcext:value-type="float">
            <text:p>2629495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7]-[.J27]" office:value-type="float" office:value="-103" calcext:value-type="float">
            <text:p>-10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94835" calcext:value-type="float">
            <text:p>2629483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94942" calcext:value-type="float">
            <text:p>2629494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27]-[.X27]"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294843" calcext:value-type="float">
            <text:p>2729484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294950" calcext:value-type="float">
            <text:p>2729495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8]-[.J28]" office:value-type="float" office:value="-107" calcext:value-type="float">
            <text:p>-10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294831" calcext:value-type="float">
            <text:p>2729483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294941" calcext:value-type="float">
            <text:p>2729494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28]-[.X28]"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94839" calcext:value-type="float">
            <text:p>2829483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94950" calcext:value-type="float">
            <text:p>2829495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9]-[.J29]" office:value-type="float" office:value="-111" calcext:value-type="float">
            <text:p>-1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94826" calcext:value-type="float">
            <text:p>2829482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94941" calcext:value-type="float">
            <text:p>2829494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29]-[.X29]"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294834" calcext:value-type="float">
            <text:p>2929483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294950" calcext:value-type="float">
            <text:p>2929495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30]-[.J30]" office:value-type="float" office:value="-116" calcext:value-type="float">
            <text:p>-11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294822" calcext:value-type="float">
            <text:p>2929482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294940" calcext:value-type="float">
            <text:p>2929494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30]-[.X30]"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294829" calcext:value-type="float">
            <text:p>3029482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294949" calcext:value-type="float">
            <text:p>3029494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31]-[.J31]" office:value-type="float" office:value="-120" calcext:value-type="float">
            <text:p>-1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294817" calcext:value-type="float">
            <text:p>3029481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294940" calcext:value-type="float">
            <text:p>3029494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31]-[.X31]" office:value-type="float" office:value="-123" calcext:value-type="float">
            <text:p>-1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294824" calcext:value-type="float">
            <text:p>3129482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294949" calcext:value-type="float">
            <text:p>3129494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32]-[.J32]" office:value-type="float" office:value="-125" calcext:value-type="float">
            <text:p>-1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294812" calcext:value-type="float">
            <text:p>3129481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294939" calcext:value-type="float">
            <text:p>3129493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32]-[.X32]" office:value-type="float" office:value="-127" calcext:value-type="float">
            <text:p>-1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294820" calcext:value-type="float">
            <text:p>3229482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294948" calcext:value-type="float">
            <text:p>3229494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33]-[.J33]" office:value-type="float" office:value="-128" calcext:value-type="float">
            <text:p>-12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294808" calcext:value-type="float">
            <text:p>3229480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294939" calcext:value-type="float">
            <text:p>3229493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33]-[.X33]" office:value-type="float" office:value="-131" calcext:value-type="float">
            <text:p>-1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294815" calcext:value-type="float">
            <text:p>3329481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294948" calcext:value-type="float">
            <text:p>3329494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34]-[.J34]" office:value-type="float" office:value="-133" calcext:value-type="float">
            <text:p>-1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294803" calcext:value-type="float">
            <text:p>3329480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294939" calcext:value-type="float">
            <text:p>3329493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34]-[.X34]" office:value-type="float" office:value="-136" calcext:value-type="float">
            <text:p>-1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294810" calcext:value-type="float">
            <text:p>3429481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294947" calcext:value-type="float">
            <text:p>3429494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35]-[.J35]" office:value-type="float" office:value="-137" calcext:value-type="float">
            <text:p>-13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294799" calcext:value-type="float">
            <text:p>3429479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294938" calcext:value-type="float">
            <text:p>3429493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35]-[.X35]" office:value-type="float" office:value="-139" calcext:value-type="float">
            <text:p>-1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94805" calcext:value-type="float">
            <text:p>3529480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94947" calcext:value-type="float">
            <text:p>3529494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36]-[.J36]" office:value-type="float" office:value="-142" calcext:value-type="float">
            <text:p>-14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94794" calcext:value-type="float">
            <text:p>3529479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94938" calcext:value-type="float">
            <text:p>3529493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36]-[.X36]" office:value-type="float" office:value="-144" calcext:value-type="float">
            <text:p>-1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294801" calcext:value-type="float">
            <text:p>3629480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294946" calcext:value-type="float">
            <text:p>3629494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37]-[.J37]" office:value-type="float" office:value="-145" calcext:value-type="float">
            <text:p>-14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294790" calcext:value-type="float">
            <text:p>3629479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294937" calcext:value-type="float">
            <text:p>3629493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37]-[.X37]" office:value-type="float" office:value="-147" calcext:value-type="float">
            <text:p>-1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294796" calcext:value-type="float">
            <text:p>3729479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294946" calcext:value-type="float">
            <text:p>3729494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38]-[.J38]" office:value-type="float" office:value="-150" calcext:value-type="float">
            <text:p>-15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294785" calcext:value-type="float">
            <text:p>3729478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294937" calcext:value-type="float">
            <text:p>3729493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38]-[.X38]" office:value-type="float" office:value="-152" calcext:value-type="float">
            <text:p>-1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294791" calcext:value-type="float">
            <text:p>3829479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294945" calcext:value-type="float">
            <text:p>3829494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39]-[.J39]" office:value-type="float" office:value="-154" calcext:value-type="float">
            <text:p>-15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294781" calcext:value-type="float">
            <text:p>3829478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294936" calcext:value-type="float">
            <text:p>3829493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39]-[.X39]" office:value-type="float" office:value="-155" calcext:value-type="float">
            <text:p>-1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94786" calcext:value-type="float">
            <text:p>3929478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94945" calcext:value-type="float">
            <text:p>3929494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40]-[.J40]" office:value-type="float" office:value="-159" calcext:value-type="float">
            <text:p>-15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94776" calcext:value-type="float">
            <text:p>3929477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94936" calcext:value-type="float">
            <text:p>3929493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40]-[.X40]" office:value-type="float" office:value="-160" calcext:value-type="float">
            <text:p>-1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294781" calcext:value-type="float">
            <text:p>4029478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294944" calcext:value-type="float">
            <text:p>4029494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41]-[.J41]" office:value-type="float" office:value="-163" calcext:value-type="float">
            <text:p>-16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294772" calcext:value-type="float">
            <text:p>4029477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294935" calcext:value-type="float">
            <text:p>4029493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41]-[.X41]" office:value-type="float" office:value="-163" calcext:value-type="float">
            <text:p>-1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294777" calcext:value-type="float">
            <text:p>4129477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294944" calcext:value-type="float">
            <text:p>4129494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42]-[.J42]" office:value-type="float" office:value="-167" calcext:value-type="float">
            <text:p>-16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294767" calcext:value-type="float">
            <text:p>4129476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294935" calcext:value-type="float">
            <text:p>4129493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42]-[.X42]" office:value-type="float" office:value="-168" calcext:value-type="float">
            <text:p>-1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294772" calcext:value-type="float">
            <text:p>4229477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294943" calcext:value-type="float">
            <text:p>4229494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43]-[.J43]" office:value-type="float" office:value="-171" calcext:value-type="float">
            <text:p>-17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294762" calcext:value-type="float">
            <text:p>4229476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294934" calcext:value-type="float">
            <text:p>4229493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43]-[.X43]" office:value-type="float" office:value="-172" calcext:value-type="float">
            <text:p>-1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94767" calcext:value-type="float">
            <text:p>4329476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94943" calcext:value-type="float">
            <text:p>4329494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44]-[.J44]" office:value-type="float" office:value="-176" calcext:value-type="float">
            <text:p>-17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94758" calcext:value-type="float">
            <text:p>4329475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94934" calcext:value-type="float">
            <text:p>4329493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44]-[.X44]" office:value-type="float" office:value="-176" calcext:value-type="float">
            <text:p>-1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294762" calcext:value-type="float">
            <text:p>4429476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294943" calcext:value-type="float">
            <text:p>4429494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45]-[.J45]" office:value-type="float" office:value="-181" calcext:value-type="float">
            <text:p>-18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294753" calcext:value-type="float">
            <text:p>4429475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294933" calcext:value-type="float">
            <text:p>4429493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45]-[.X45]" office:value-type="float" office:value="-180" calcext:value-type="float">
            <text:p>-1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294758" calcext:value-type="float">
            <text:p>4529475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294942" calcext:value-type="float">
            <text:p>4529494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46]-[.J46]" office:value-type="float" office:value="-184" calcext:value-type="float">
            <text:p>-18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294749" calcext:value-type="float">
            <text:p>4529474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294933" calcext:value-type="float">
            <text:p>4529493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46]-[.X46]" office:value-type="float" office:value="-184" calcext:value-type="float">
            <text:p>-1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294753" calcext:value-type="float">
            <text:p>4629475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294942" calcext:value-type="float">
            <text:p>4629494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47]-[.J47]" office:value-type="float" office:value="-189" calcext:value-type="float">
            <text:p>-18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294744" calcext:value-type="float">
            <text:p>4629474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294932" calcext:value-type="float">
            <text:p>4629493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47]-[.X47]" office:value-type="float" office:value="-188" calcext:value-type="float">
            <text:p>-1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294748" calcext:value-type="float">
            <text:p>4729474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294941" calcext:value-type="float">
            <text:p>4729494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48]-[.J48]" office:value-type="float" office:value="-193" calcext:value-type="float">
            <text:p>-19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294740" calcext:value-type="float">
            <text:p>4729474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294932" calcext:value-type="float">
            <text:p>4729493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48]-[.X48]" office:value-type="float" office:value="-192" calcext:value-type="float">
            <text:p>-1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294743" calcext:value-type="float">
            <text:p>4829474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294941" calcext:value-type="float">
            <text:p>4829494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49]-[.J49]" office:value-type="float" office:value="-198" calcext:value-type="float">
            <text:p>-19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294735" calcext:value-type="float">
            <text:p>4829473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294932" calcext:value-type="float">
            <text:p>4829493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49]-[.X49]" office:value-type="float" office:value="-197" calcext:value-type="float">
            <text:p>-19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294738" calcext:value-type="float">
            <text:p>4929473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294940" calcext:value-type="float">
            <text:p>4929494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50]-[.J50]" office:value-type="float" office:value="-202" calcext:value-type="float">
            <text:p>-20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294731" calcext:value-type="float">
            <text:p>4929473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294931" calcext:value-type="float">
            <text:p>4929493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50]-[.X50]" office:value-type="float" office:value="-200" calcext:value-type="float">
            <text:p>-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294734" calcext:value-type="float">
            <text:p>5029473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294940" calcext:value-type="float">
            <text:p>5029494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51]-[.J51]" office:value-type="float" office:value="-206" calcext:value-type="float">
            <text:p>-20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294726" calcext:value-type="float">
            <text:p>5029472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294931" calcext:value-type="float">
            <text:p>5029493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51]-[.X51]" office:value-type="float" office:value="-205" calcext:value-type="float">
            <text:p>-2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294729" calcext:value-type="float">
            <text:p>5129472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294939" calcext:value-type="float">
            <text:p>5129493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52]-[.J52]" office:value-type="float" office:value="-210" calcext:value-type="float">
            <text:p>-21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294721" calcext:value-type="float">
            <text:p>5129472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294930" calcext:value-type="float">
            <text:p>5129493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52]-[.X52]" office:value-type="float" office:value="-209" calcext:value-type="float">
            <text:p>-2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294724" calcext:value-type="float">
            <text:p>5229472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294939" calcext:value-type="float">
            <text:p>5229493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53]-[.J53]" office:value-type="float" office:value="-215" calcext:value-type="float">
            <text:p>-21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294717" calcext:value-type="float">
            <text:p>5229471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294930" calcext:value-type="float">
            <text:p>5229493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53]-[.X53]" office:value-type="float" office:value="-213" calcext:value-type="float">
            <text:p>-2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294719" calcext:value-type="float">
            <text:p>5329471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294938" calcext:value-type="float">
            <text:p>5329493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54]-[.J54]" office:value-type="float" office:value="-219" calcext:value-type="float">
            <text:p>-21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294712" calcext:value-type="float">
            <text:p>5329471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294929" calcext:value-type="float">
            <text:p>5329492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54]-[.X54]" office:value-type="float" office:value="-217" calcext:value-type="float">
            <text:p>-2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294715" calcext:value-type="float">
            <text:p>5429471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294938" calcext:value-type="float">
            <text:p>5429493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55]-[.J55]" office:value-type="float" office:value="-223" calcext:value-type="float">
            <text:p>-2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294708" calcext:value-type="float">
            <text:p>5429470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294929" calcext:value-type="float">
            <text:p>5429492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55]-[.X55]" office:value-type="float" office:value="-221" calcext:value-type="float">
            <text:p>-2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294710" calcext:value-type="float">
            <text:p>5529471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294938" calcext:value-type="float">
            <text:p>5529493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56]-[.J56]" office:value-type="float" office:value="-228" calcext:value-type="float">
            <text:p>-22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294703" calcext:value-type="float">
            <text:p>5529470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294928" calcext:value-type="float">
            <text:p>5529492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56]-[.X56]" office:value-type="float" office:value="-225" calcext:value-type="float">
            <text:p>-2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294705" calcext:value-type="float">
            <text:p>5629470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294937" calcext:value-type="float">
            <text:p>5629493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57]-[.J57]" office:value-type="float" office:value="-232" calcext:value-type="float">
            <text:p>-23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294699" calcext:value-type="float">
            <text:p>5629469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294928" calcext:value-type="float">
            <text:p>5629492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57]-[.X57]" office:value-type="float" office:value="-229" calcext:value-type="float">
            <text:p>-2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294700" calcext:value-type="float">
            <text:p>5729470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294937" calcext:value-type="float">
            <text:p>5729493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58]-[.J58]" office:value-type="float" office:value="-237" calcext:value-type="float">
            <text:p>-23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294694" calcext:value-type="float">
            <text:p>5729469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294927" calcext:value-type="float">
            <text:p>5729492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58]-[.X58]" office:value-type="float" office:value="-233" calcext:value-type="float">
            <text:p>-2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294696" calcext:value-type="float">
            <text:p>5829469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294936" calcext:value-type="float">
            <text:p>5829493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59]-[.J59]" office:value-type="float" office:value="-240" calcext:value-type="float">
            <text:p>-24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294690" calcext:value-type="float">
            <text:p>5829469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294927" calcext:value-type="float">
            <text:p>5829492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59]-[.X59]" office:value-type="float" office:value="-237" calcext:value-type="float">
            <text:p>-2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294691" calcext:value-type="float">
            <text:p>5929469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294936" calcext:value-type="float">
            <text:p>5929493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60]-[.J60]" office:value-type="float" office:value="-245" calcext:value-type="float">
            <text:p>-24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294685" calcext:value-type="float">
            <text:p>5929468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294927" calcext:value-type="float">
            <text:p>5929492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60]-[.X60]" office:value-type="float" office:value="-242" calcext:value-type="float">
            <text:p>-2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294686" calcext:value-type="float">
            <text:p>6029468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294935" calcext:value-type="float">
            <text:p>6029493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61]-[.J61]" office:value-type="float" office:value="-249" calcext:value-type="float">
            <text:p>-24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294680" calcext:value-type="float">
            <text:p>6029468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294926" calcext:value-type="float">
            <text:p>6029492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61]-[.X61]" office:value-type="float" office:value="-246" calcext:value-type="float">
            <text:p>-2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294681" calcext:value-type="float">
            <text:p>6129468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294935" calcext:value-type="float">
            <text:p>6129493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62]-[.J62]" office:value-type="float" office:value="-254" calcext:value-type="float">
            <text:p>-25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294676" calcext:value-type="float">
            <text:p>6129467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294926" calcext:value-type="float">
            <text:p>6129492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62]-[.X62]"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294676" calcext:value-type="float">
            <text:p>6229467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294934" calcext:value-type="float">
            <text:p>6229493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63]-[.J63]" office:value-type="float" office:value="-258" calcext:value-type="float">
            <text:p>-25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294671" calcext:value-type="float">
            <text:p>6229467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294925" calcext:value-type="float">
            <text:p>6229492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63]-[.X63]" office:value-type="float" office:value="-254" calcext:value-type="float">
            <text:p>-2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294672" calcext:value-type="float">
            <text:p>6329467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294934" calcext:value-type="float">
            <text:p>6329493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64]-[.J64]" office:value-type="float" office:value="-262" calcext:value-type="float">
            <text:p>-26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294667" calcext:value-type="float">
            <text:p>6329466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294925" calcext:value-type="float">
            <text:p>6329492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64]-[.X64]" office:value-type="float" office:value="-258" calcext:value-type="float">
            <text:p>-2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294667" calcext:value-type="float">
            <text:p>6429466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294933" calcext:value-type="float">
            <text:p>6429493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65]-[.J65]" office:value-type="float" office:value="-266" calcext:value-type="float">
            <text:p>-26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294662" calcext:value-type="float">
            <text:p>6429466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294924" calcext:value-type="float">
            <text:p>6429492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65]-[.X65]" office:value-type="float" office:value="-262" calcext:value-type="float">
            <text:p>-2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294662" calcext:value-type="float">
            <text:p>6529466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294933" calcext:value-type="float">
            <text:p>6529493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66]-[.J66]" office:value-type="float" office:value="-271" calcext:value-type="float">
            <text:p>-27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294657" calcext:value-type="float">
            <text:p>6529465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294924" calcext:value-type="float">
            <text:p>6529492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66]-[.X66]" office:value-type="float" office:value="-267" calcext:value-type="float">
            <text:p>-2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294657" calcext:value-type="float">
            <text:p>6629465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294933" calcext:value-type="float">
            <text:p>6629493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67]-[.J67]" office:value-type="float" office:value="-276" calcext:value-type="float">
            <text:p>-27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294653" calcext:value-type="float">
            <text:p>6629465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294923" calcext:value-type="float">
            <text:p>6629492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67]-[.X67]" office:value-type="float" office:value="-270" calcext:value-type="float">
            <text:p>-27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294652" calcext:value-type="float">
            <text:p>6729465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294932" calcext:value-type="float">
            <text:p>6729493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68]-[.J68]" office:value-type="float" office:value="-280" calcext:value-type="float">
            <text:p>-28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294648" calcext:value-type="float">
            <text:p>6729464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294923" calcext:value-type="float">
            <text:p>6729492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68]-[.X68]" office:value-type="float" office:value="-275" calcext:value-type="float">
            <text:p>-2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294648" calcext:value-type="float">
            <text:p>6829464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294932" calcext:value-type="float">
            <text:p>6829493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69]-[.J69]" office:value-type="float" office:value="-284" calcext:value-type="float">
            <text:p>-28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294644" calcext:value-type="float">
            <text:p>6829464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294923" calcext:value-type="float">
            <text:p>6829492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69]-[.X69]" office:value-type="float" office:value="-279" calcext:value-type="float">
            <text:p>-2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294643" calcext:value-type="float">
            <text:p>6929464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294931" calcext:value-type="float">
            <text:p>6929493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70]-[.J70]" office:value-type="float" office:value="-288" calcext:value-type="float">
            <text:p>-28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294639" calcext:value-type="float">
            <text:p>6929463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294922" calcext:value-type="float">
            <text:p>6929492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70]-[.X70]" office:value-type="float" office:value="-283" calcext:value-type="float">
            <text:p>-2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94638" calcext:value-type="float">
            <text:p>7029463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94931" calcext:value-type="float">
            <text:p>7029493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71]-[.J71]" office:value-type="float" office:value="-293" calcext:value-type="float">
            <text:p>-29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94635" calcext:value-type="float">
            <text:p>7029463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94922" calcext:value-type="float">
            <text:p>7029492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71]-[.X71]" office:value-type="float" office:value="-287" calcext:value-type="float">
            <text:p>-28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94633" calcext:value-type="float">
            <text:p>7129463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94930" calcext:value-type="float">
            <text:p>7129493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72]-[.J72]" office:value-type="float" office:value="-297" calcext:value-type="float">
            <text:p>-29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94630" calcext:value-type="float">
            <text:p>7129463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94921" calcext:value-type="float">
            <text:p>7129492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72]-[.X72]" office:value-type="float" office:value="-291" calcext:value-type="float">
            <text:p>-2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294629" calcext:value-type="float">
            <text:p>7229462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294930" calcext:value-type="float">
            <text:p>7229493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73]-[.J73]" office:value-type="float" office:value="-301" calcext:value-type="float">
            <text:p>-30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294626" calcext:value-type="float">
            <text:p>7229462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294921" calcext:value-type="float">
            <text:p>7229492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73]-[.X73]" office:value-type="float" office:value="-295" calcext:value-type="float">
            <text:p>-29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294624" calcext:value-type="float">
            <text:p>7329462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294929" calcext:value-type="float">
            <text:p>7329492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74]-[.J74]" office:value-type="float" office:value="-305" calcext:value-type="float">
            <text:p>-30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294621" calcext:value-type="float">
            <text:p>7329462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294920" calcext:value-type="float">
            <text:p>7329492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74]-[.X74]" office:value-type="float" office:value="-299" calcext:value-type="float">
            <text:p>-29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294619" calcext:value-type="float">
            <text:p>7429461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294929" calcext:value-type="float">
            <text:p>7429492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75]-[.J75]" office:value-type="float" office:value="-310" calcext:value-type="float">
            <text:p>-31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294617" calcext:value-type="float">
            <text:p>7429461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294920" calcext:value-type="float">
            <text:p>7429492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75]-[.X75]" office:value-type="float" office:value="-303" calcext:value-type="float">
            <text:p>-30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294614" calcext:value-type="float">
            <text:p>7529461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294929" calcext:value-type="float">
            <text:p>7529492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76]-[.J76]" office:value-type="float" office:value="-315" calcext:value-type="float">
            <text:p>-3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294612" calcext:value-type="float">
            <text:p>7529461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294919" calcext:value-type="float">
            <text:p>7529491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76]-[.X76]" office:value-type="float" office:value="-307" calcext:value-type="float">
            <text:p>-3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294610" calcext:value-type="float">
            <text:p>7629461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294928" calcext:value-type="float">
            <text:p>7629492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77]-[.J77]" office:value-type="float" office:value="-318" calcext:value-type="float">
            <text:p>-31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294608" calcext:value-type="float">
            <text:p>7629460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294919" calcext:value-type="float">
            <text:p>7629491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77]-[.X77]" office:value-type="float" office:value="-311" calcext:value-type="float">
            <text:p>-3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294605" calcext:value-type="float">
            <text:p>7729460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294928" calcext:value-type="float">
            <text:p>7729492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78]-[.J78]" office:value-type="float" office:value="-323" calcext:value-type="float">
            <text:p>-32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294603" calcext:value-type="float">
            <text:p>7729460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294918" calcext:value-type="float">
            <text:p>7729491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78]-[.X78]" office:value-type="float" office:value="-315" calcext:value-type="float">
            <text:p>-3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294600" calcext:value-type="float">
            <text:p>7829460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294927" calcext:value-type="float">
            <text:p>7829492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79]-[.J79]" office:value-type="float" office:value="-327" calcext:value-type="float">
            <text:p>-32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294598" calcext:value-type="float">
            <text:p>7829459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294918" calcext:value-type="float">
            <text:p>7829491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79]-[.X79]" office:value-type="float" office:value="-320" calcext:value-type="float">
            <text:p>-3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294595" calcext:value-type="float">
            <text:p>7929459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294927" calcext:value-type="float">
            <text:p>7929492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80]-[.J80]" office:value-type="float" office:value="-332" calcext:value-type="float">
            <text:p>-33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294594" calcext:value-type="float">
            <text:p>7929459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294917" calcext:value-type="float">
            <text:p>7929491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80]-[.X80]" office:value-type="float" office:value="-323" calcext:value-type="float">
            <text:p>-3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294590" calcext:value-type="float">
            <text:p>8029459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294926" calcext:value-type="float">
            <text:p>8029492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81]-[.J81]" office:value-type="float" office:value="-336" calcext:value-type="float">
            <text:p>-33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294589" calcext:value-type="float">
            <text:p>8029458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294917" calcext:value-type="float">
            <text:p>8029491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81]-[.X81]" office:value-type="float" office:value="-328" calcext:value-type="float">
            <text:p>-32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294586" calcext:value-type="float">
            <text:p>8129458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294926" calcext:value-type="float">
            <text:p>8129492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82]-[.J82]" office:value-type="float" office:value="-340" calcext:value-type="float">
            <text:p>-34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294585" calcext:value-type="float">
            <text:p>8129458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294917" calcext:value-type="float">
            <text:p>8129491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82]-[.X82]" office:value-type="float" office:value="-332" calcext:value-type="float">
            <text:p>-3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294581" calcext:value-type="float">
            <text:p>8229458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294925" calcext:value-type="float">
            <text:p>8229492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83]-[.J83]" office:value-type="float" office:value="-344" calcext:value-type="float">
            <text:p>-34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294580" calcext:value-type="float">
            <text:p>8229458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294916" calcext:value-type="float">
            <text:p>8229491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83]-[.X83]" office:value-type="float" office:value="-336" calcext:value-type="float">
            <text:p>-3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294576" calcext:value-type="float">
            <text:p>8329457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294925" calcext:value-type="float">
            <text:p>8329492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84]-[.J84]" office:value-type="float" office:value="-349" calcext:value-type="float">
            <text:p>-34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294576" calcext:value-type="float">
            <text:p>8329457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294916" calcext:value-type="float">
            <text:p>8329491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84]-[.X84]" office:value-type="float" office:value="-340" calcext:value-type="float">
            <text:p>-34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294571" calcext:value-type="float">
            <text:p>8429457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294924" calcext:value-type="float">
            <text:p>8429492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85]-[.J85]" office:value-type="float" office:value="-353" calcext:value-type="float">
            <text:p>-35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294571" calcext:value-type="float">
            <text:p>8429457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294915" calcext:value-type="float">
            <text:p>8429491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85]-[.X85]" office:value-type="float" office:value="-344" calcext:value-type="float">
            <text:p>-3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294567" calcext:value-type="float">
            <text:p>8529456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294924" calcext:value-type="float">
            <text:p>8529492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86]-[.J86]" office:value-type="float" office:value="-357" calcext:value-type="float">
            <text:p>-35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294566" calcext:value-type="float">
            <text:p>8529456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294915" calcext:value-type="float">
            <text:p>8529491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86]-[.X86]" office:value-type="float" office:value="-349" calcext:value-type="float">
            <text:p>-34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294562" calcext:value-type="float">
            <text:p>8629456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294923" calcext:value-type="float">
            <text:p>8629492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87]-[.J87]" office:value-type="float" office:value="-361" calcext:value-type="float">
            <text:p>-36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294562" calcext:value-type="float">
            <text:p>8629456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294914" calcext:value-type="float">
            <text:p>8629491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87]-[.X87]" office:value-type="float" office:value="-352" calcext:value-type="float">
            <text:p>-35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294557" calcext:value-type="float">
            <text:p>8729455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294923" calcext:value-type="float">
            <text:p>8729492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88]-[.J88]" office:value-type="float" office:value="-366" calcext:value-type="float">
            <text:p>-36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294557" calcext:value-type="float">
            <text:p>8729455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294914" calcext:value-type="float">
            <text:p>8729491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88]-[.X88]" office:value-type="float" office:value="-357" calcext:value-type="float">
            <text:p>-35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294552" calcext:value-type="float">
            <text:p>8829455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294922" calcext:value-type="float">
            <text:p>8829492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89]-[.J89]" office:value-type="float" office:value="-370" calcext:value-type="float">
            <text:p>-37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294553" calcext:value-type="float">
            <text:p>8829455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294913" calcext:value-type="float">
            <text:p>8829491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89]-[.X89]" office:value-type="float" office:value="-360" calcext:value-type="float">
            <text:p>-3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294547" calcext:value-type="float">
            <text:p>8929454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294922" calcext:value-type="float">
            <text:p>8929492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90]-[.J90]" office:value-type="float" office:value="-375" calcext:value-type="float">
            <text:p>-37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294548" calcext:value-type="float">
            <text:p>8929454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294913" calcext:value-type="float">
            <text:p>8929491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90]-[.X90]" office:value-type="float" office:value="-365" calcext:value-type="float">
            <text:p>-3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294543" calcext:value-type="float">
            <text:p>9029454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294922" calcext:value-type="float">
            <text:p>9029492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91]-[.J91]" office:value-type="float" office:value="-379" calcext:value-type="float">
            <text:p>-37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294544" calcext:value-type="float">
            <text:p>9029454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294912" calcext:value-type="float">
            <text:p>9029491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91]-[.X91]" office:value-type="float" office:value="-368" calcext:value-type="float">
            <text:p>-3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294538" calcext:value-type="float">
            <text:p>9129453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294921" calcext:value-type="float">
            <text:p>9129492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92]-[.J92]" office:value-type="float" office:value="-383" calcext:value-type="float">
            <text:p>-38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294539" calcext:value-type="float">
            <text:p>9129453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294912" calcext:value-type="float">
            <text:p>9129491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92]-[.X92]" office:value-type="float" office:value="-373" calcext:value-type="float">
            <text:p>-37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294533" calcext:value-type="float">
            <text:p>9229453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294921" calcext:value-type="float">
            <text:p>9229492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93]-[.J93]" office:value-type="float" office:value="-388" calcext:value-type="float">
            <text:p>-38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294535" calcext:value-type="float">
            <text:p>9229453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294911" calcext:value-type="float">
            <text:p>9229491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93]-[.X93]" office:value-type="float" office:value="-376" calcext:value-type="float">
            <text:p>-3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294528" calcext:value-type="float">
            <text:p>9329452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294920" calcext:value-type="float">
            <text:p>9329492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94]-[.J94]" office:value-type="float" office:value="-392" calcext:value-type="float">
            <text:p>-39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294530" calcext:value-type="float">
            <text:p>9329453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294911" calcext:value-type="float">
            <text:p>9329491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94]-[.X94]" office:value-type="float" office:value="-381" calcext:value-type="float">
            <text:p>-38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294524" calcext:value-type="float">
            <text:p>9429452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294920" calcext:value-type="float">
            <text:p>9429492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95]-[.J95]" office:value-type="float" office:value="-396" calcext:value-type="float">
            <text:p>-39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294525" calcext:value-type="float">
            <text:p>9429452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294911" calcext:value-type="float">
            <text:p>9429491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95]-[.X95]" office:value-type="float" office:value="-386" calcext:value-type="float">
            <text:p>-3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294519" calcext:value-type="float">
            <text:p>9529451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294919" calcext:value-type="float">
            <text:p>9529491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96]-[.J96]" office:value-type="float" office:value="-400" calcext:value-type="float">
            <text:p>-4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294521" calcext:value-type="float">
            <text:p>9529452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294910" calcext:value-type="float">
            <text:p>9529491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96]-[.X96]" office:value-type="float" office:value="-389" calcext:value-type="float">
            <text:p>-38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294514" calcext:value-type="float">
            <text:p>9629451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294919" calcext:value-type="float">
            <text:p>9629491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97]-[.J97]" office:value-type="float" office:value="-405" calcext:value-type="float">
            <text:p>-40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294516" calcext:value-type="float">
            <text:p>9629451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294910" calcext:value-type="float">
            <text:p>9629491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97]-[.X97]" office:value-type="float" office:value="-394" calcext:value-type="float">
            <text:p>-39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7294509" calcext:value-type="float">
            <text:p>9729450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294918" calcext:value-type="float">
            <text:p>9729491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98]-[.J98]" office:value-type="float" office:value="-409" calcext:value-type="float">
            <text:p>-40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294512" calcext:value-type="float">
            <text:p>9729451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294909" calcext:value-type="float">
            <text:p>9729490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98]-[.X98]" office:value-type="float" office:value="-397" calcext:value-type="float">
            <text:p>-3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294504" calcext:value-type="float">
            <text:p>9829450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294918" calcext:value-type="float">
            <text:p>9829491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99]-[.J99]" office:value-type="float" office:value="-414" calcext:value-type="float">
            <text:p>-41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294507" calcext:value-type="float">
            <text:p>9829450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294909" calcext:value-type="float">
            <text:p>9829490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99]-[.X99]" office:value-type="float" office:value="-402" calcext:value-type="float">
            <text:p>-4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294500" calcext:value-type="float">
            <text:p>9929450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294917" calcext:value-type="float">
            <text:p>9929491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00]-[.J100]" office:value-type="float" office:value="-417" calcext:value-type="float">
            <text:p>-41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294503" calcext:value-type="float">
            <text:p>9929450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294908" calcext:value-type="float">
            <text:p>9929490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00]-[.X100]" office:value-type="float" office:value="-405" calcext:value-type="float">
            <text:p>-40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3"/>
          <table:table-cell table:style-name="ce1" office:value-type="string" calcext:value-type="string">
            <text:p>Con corrección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+1clk/238663 ciclos P1</text:p>
          </table:table-cell>
          <table:table-cell table:number-columns-repeated="10"/>
          <table:table-cell office:value-type="string" calcext:value-type="string">
            <text:p>-1clk/238663 ciclos P1</text:p>
          </table:table-cell>
          <table:table-cell table:number-columns-repeated="12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3932" calcext:value-type="float">
            <text:p>44393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3929" calcext:value-type="float">
            <text:p>44392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09]-[.J109]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3720" calcext:value-type="float">
            <text:p>45372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3729" calcext:value-type="float">
            <text:p>45372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09]-[.X109]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43928" calcext:value-type="float">
            <text:p>144392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43933" calcext:value-type="float">
            <text:p>144393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10]-[.J110]" office:value-type="float" office:value="-5" calcext:value-type="float">
            <text:p>-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3716" calcext:value-type="float">
            <text:p>145371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3723" calcext:value-type="float">
            <text:p>145372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10]-[.X110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43923" calcext:value-type="float">
            <text:p>244392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43937" calcext:value-type="float">
            <text:p>244393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11]-[.J111]" office:value-type="float" office:value="-14" calcext:value-type="float">
            <text:p>-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53711" calcext:value-type="float">
            <text:p>245371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53718" calcext:value-type="float">
            <text:p>245371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11]-[.X111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3919" calcext:value-type="float">
            <text:p>344391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3940" calcext:value-type="float">
            <text:p>344394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12]-[.J112]" office:value-type="float" office:value="-21" calcext:value-type="float">
            <text:p>-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53707" calcext:value-type="float">
            <text:p>345370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53714" calcext:value-type="float">
            <text:p>345371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12]-[.X112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43914" calcext:value-type="float">
            <text:p>444391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43944" calcext:value-type="float">
            <text:p>444394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13]-[.J113]" office:value-type="float" office:value="-30" calcext:value-type="float">
            <text:p>-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53702" calcext:value-type="float">
            <text:p>445370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53709" calcext:value-type="float">
            <text:p>445370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13]-[.X113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43910" calcext:value-type="float">
            <text:p>544391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43947" calcext:value-type="float">
            <text:p>544394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14]-[.J114]" office:value-type="float" office:value="-37" calcext:value-type="float">
            <text:p>-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53697" calcext:value-type="float">
            <text:p>545369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53704" calcext:value-type="float">
            <text:p>545370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14]-[.X114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43906" calcext:value-type="float">
            <text:p>644390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43951" calcext:value-type="float">
            <text:p>644395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15]-[.J115]" office:value-type="float" office:value="-45" calcext:value-type="float">
            <text:p>-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53693" calcext:value-type="float">
            <text:p>645369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53699" calcext:value-type="float">
            <text:p>645369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15]-[.X115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43901" calcext:value-type="float">
            <text:p>744390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43955" calcext:value-type="float">
            <text:p>744395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16]-[.J116]" office:value-type="float" office:value="-54" calcext:value-type="float">
            <text:p>-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53688" calcext:value-type="float">
            <text:p>745368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53694" calcext:value-type="float">
            <text:p>745369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16]-[.X116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43897" calcext:value-type="float">
            <text:p>844389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43958" calcext:value-type="float">
            <text:p>844395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17]-[.J117]" office:value-type="float" office:value="-61" calcext:value-type="float">
            <text:p>-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53683" calcext:value-type="float">
            <text:p>845368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53690" calcext:value-type="float">
            <text:p>845369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17]-[.X117]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43892" calcext:value-type="float">
            <text:p>944389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43961" calcext:value-type="float">
            <text:p>944396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18]-[.J118]" office:value-type="float" office:value="-69" calcext:value-type="float">
            <text:p>-6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53679" calcext:value-type="float">
            <text:p>945367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53685" calcext:value-type="float">
            <text:p>945368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18]-[.X118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43888" calcext:value-type="float">
            <text:p>1044388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43965" calcext:value-type="float">
            <text:p>1044396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19]-[.J119]" office:value-type="float" office:value="-77" calcext:value-type="float">
            <text:p>-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53674" calcext:value-type="float">
            <text:p>1045367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53680" calcext:value-type="float">
            <text:p>1045368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19]-[.X119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43883" calcext:value-type="float">
            <text:p>1144388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43968" calcext:value-type="float">
            <text:p>1144396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20]-[.J120]" office:value-type="float" office:value="-85" calcext:value-type="float">
            <text:p>-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53670" calcext:value-type="float">
            <text:p>1145367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53676" calcext:value-type="float">
            <text:p>1145367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20]-[.X120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43879" calcext:value-type="float">
            <text:p>1244387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43973" calcext:value-type="float">
            <text:p>1244397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21]-[.J121]" office:value-type="float" office:value="-94" calcext:value-type="float">
            <text:p>-9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53665" calcext:value-type="float">
            <text:p>1245366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53670" calcext:value-type="float">
            <text:p>1245367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21]-[.X121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443874" calcext:value-type="float">
            <text:p>1344387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443976" calcext:value-type="float">
            <text:p>1344397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22]-[.J122]" office:value-type="float" office:value="-102" calcext:value-type="float">
            <text:p>-10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453661" calcext:value-type="float">
            <text:p>1345366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453666" calcext:value-type="float">
            <text:p>1345366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22]-[.X122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443869" calcext:value-type="float">
            <text:p>1444386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443979" calcext:value-type="float">
            <text:p>1444397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23]-[.J123]" office:value-type="float" office:value="-110" calcext:value-type="float">
            <text:p>-1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453657" calcext:value-type="float">
            <text:p>1445365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453661" calcext:value-type="float">
            <text:p>1445366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23]-[.X123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443865" calcext:value-type="float">
            <text:p>1544386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443983" calcext:value-type="float">
            <text:p>1544398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24]-[.J124]" office:value-type="float" office:value="-118" calcext:value-type="float">
            <text:p>-11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453652" calcext:value-type="float">
            <text:p>1545365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453656" calcext:value-type="float">
            <text:p>1545365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24]-[.X124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443860" calcext:value-type="float">
            <text:p>1644386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443986" calcext:value-type="float">
            <text:p>1644398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25]-[.J125]" office:value-type="float" office:value="-126" calcext:value-type="float">
            <text:p>-12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453648" calcext:value-type="float">
            <text:p>1645364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453652" calcext:value-type="float">
            <text:p>1645365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25]-[.X125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43855" calcext:value-type="float">
            <text:p>1744385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43991" calcext:value-type="float">
            <text:p>1744399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26]-[.J126]" office:value-type="float" office:value="-136" calcext:value-type="float">
            <text:p>-13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53644" calcext:value-type="float">
            <text:p>1745364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53646" calcext:value-type="float">
            <text:p>1745364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26]-[.X126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43851" calcext:value-type="float">
            <text:p>1844385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43994" calcext:value-type="float">
            <text:p>1844399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27]-[.J127]" office:value-type="float" office:value="-143" calcext:value-type="float">
            <text:p>-14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53639" calcext:value-type="float">
            <text:p>1845363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53642" calcext:value-type="float">
            <text:p>1845364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27]-[.X127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443846" calcext:value-type="float">
            <text:p>1944384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443997" calcext:value-type="float">
            <text:p>1944399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28]-[.J128]" office:value-type="float" office:value="-151" calcext:value-type="float">
            <text:p>-15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453635" calcext:value-type="float">
            <text:p>1945363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453637" calcext:value-type="float">
            <text:p>1945363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28]-[.X128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443841" calcext:value-type="float">
            <text:p>2044384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444001" calcext:value-type="float">
            <text:p>2044400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29]-[.J129]" office:value-type="float" office:value="-160" calcext:value-type="float">
            <text:p>-16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453630" calcext:value-type="float">
            <text:p>2045363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453632" calcext:value-type="float">
            <text:p>2045363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29]-[.X129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43837" calcext:value-type="float">
            <text:p>2144383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44004" calcext:value-type="float">
            <text:p>2144400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30]-[.J130]" office:value-type="float" office:value="-167" calcext:value-type="float">
            <text:p>-16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53626" calcext:value-type="float">
            <text:p>2145362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53628" calcext:value-type="float">
            <text:p>2145362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30]-[.X130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443832" calcext:value-type="float">
            <text:p>2244383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444009" calcext:value-type="float">
            <text:p>2244400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31]-[.J131]" office:value-type="float" office:value="-177" calcext:value-type="float">
            <text:p>-17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453621" calcext:value-type="float">
            <text:p>2245362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453622" calcext:value-type="float">
            <text:p>2245362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31]-[.X13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443827" calcext:value-type="float">
            <text:p>2344382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444012" calcext:value-type="float">
            <text:p>2344401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32]-[.J132]" office:value-type="float" office:value="-185" calcext:value-type="float">
            <text:p>-18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453617" calcext:value-type="float">
            <text:p>2345361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453618" calcext:value-type="float">
            <text:p>2345361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32]-[.X13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443823" calcext:value-type="float">
            <text:p>2444382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444015" calcext:value-type="float">
            <text:p>2444401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33]-[.J133]" office:value-type="float" office:value="-192" calcext:value-type="float">
            <text:p>-19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453613" calcext:value-type="float">
            <text:p>2445361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453613" calcext:value-type="float">
            <text:p>2445361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33]-[.X1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443818" calcext:value-type="float">
            <text:p>2544381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444019" calcext:value-type="float">
            <text:p>2544401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34]-[.J134]" office:value-type="float" office:value="-201" calcext:value-type="float">
            <text:p>-20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453608" calcext:value-type="float">
            <text:p>2545360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453608" calcext:value-type="float">
            <text:p>2545360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34]-[.X1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443814" calcext:value-type="float">
            <text:p>2644381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444022" calcext:value-type="float">
            <text:p>2644402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35]-[.J135]" office:value-type="float" office:value="-208" calcext:value-type="float">
            <text:p>-2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453604" calcext:value-type="float">
            <text:p>2645360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453604" calcext:value-type="float">
            <text:p>2645360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35]-[.X1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43809" calcext:value-type="float">
            <text:p>2744380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44026" calcext:value-type="float">
            <text:p>2744402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36]-[.J136]" office:value-type="float" office:value="-217" calcext:value-type="float">
            <text:p>-21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53599" calcext:value-type="float">
            <text:p>2745359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53598" calcext:value-type="float">
            <text:p>2745359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36]-[.X1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443804" calcext:value-type="float">
            <text:p>2844380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444030" calcext:value-type="float">
            <text:p>2844403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37]-[.J137]" office:value-type="float" office:value="-226" calcext:value-type="float">
            <text:p>-22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453595" calcext:value-type="float">
            <text:p>2845359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453594" calcext:value-type="float">
            <text:p>2845359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37]-[.X1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443799" calcext:value-type="float">
            <text:p>2944379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444033" calcext:value-type="float">
            <text:p>2944403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38]-[.J138]" office:value-type="float" office:value="-234" calcext:value-type="float">
            <text:p>-23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453590" calcext:value-type="float">
            <text:p>2945359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453589" calcext:value-type="float">
            <text:p>2945358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38]-[.X1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43795" calcext:value-type="float">
            <text:p>3044379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44037" calcext:value-type="float">
            <text:p>3044403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39]-[.J139]" office:value-type="float" office:value="-242" calcext:value-type="float">
            <text:p>-24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53586" calcext:value-type="float">
            <text:p>3045358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53584" calcext:value-type="float">
            <text:p>3045358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39]-[.X13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443790" calcext:value-type="float">
            <text:p>3144379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444040" calcext:value-type="float">
            <text:p>3144404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40]-[.J140]" office:value-type="float" office:value="-250" calcext:value-type="float">
            <text:p>-25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453582" calcext:value-type="float">
            <text:p>3145358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453580" calcext:value-type="float">
            <text:p>3145358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40]-[.X14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443785" calcext:value-type="float">
            <text:p>3244378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444044" calcext:value-type="float">
            <text:p>3244404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41]-[.J141]" office:value-type="float" office:value="-259" calcext:value-type="float">
            <text:p>-25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453577" calcext:value-type="float">
            <text:p>3245357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453575" calcext:value-type="float">
            <text:p>3245357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41]-[.X14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43781" calcext:value-type="float">
            <text:p>3344378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44048" calcext:value-type="float">
            <text:p>3344404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42]-[.J142]" office:value-type="float" office:value="-267" calcext:value-type="float">
            <text:p>-26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53573" calcext:value-type="float">
            <text:p>3345357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53570" calcext:value-type="float">
            <text:p>3345357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42]-[.X14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43776" calcext:value-type="float">
            <text:p>3444377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44051" calcext:value-type="float">
            <text:p>3444405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43]-[.J143]" office:value-type="float" office:value="-275" calcext:value-type="float">
            <text:p>-27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53568" calcext:value-type="float">
            <text:p>3445356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53565" calcext:value-type="float">
            <text:p>3445356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43]-[.X14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443771" calcext:value-type="float">
            <text:p>3544377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444055" calcext:value-type="float">
            <text:p>3544405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44]-[.J144]" office:value-type="float" office:value="-284" calcext:value-type="float">
            <text:p>-28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453564" calcext:value-type="float">
            <text:p>3545356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453560" calcext:value-type="float">
            <text:p>3545356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44]-[.X14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443766" calcext:value-type="float">
            <text:p>3644376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444058" calcext:value-type="float">
            <text:p>3644405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45]-[.J145]" office:value-type="float" office:value="-292" calcext:value-type="float">
            <text:p>-29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453559" calcext:value-type="float">
            <text:p>3645355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453556" calcext:value-type="float">
            <text:p>3645355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45]-[.X14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443762" calcext:value-type="float">
            <text:p>3744376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444062" calcext:value-type="float">
            <text:p>3744406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46]-[.J146]" office:value-type="float" office:value="-300" calcext:value-type="float">
            <text:p>-3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453555" calcext:value-type="float">
            <text:p>3745355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453551" calcext:value-type="float">
            <text:p>3745355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46]-[.X14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43757" calcext:value-type="float">
            <text:p>3844375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44066" calcext:value-type="float">
            <text:p>3844406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47]-[.J147]" office:value-type="float" office:value="-309" calcext:value-type="float">
            <text:p>-30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53551" calcext:value-type="float">
            <text:p>3845355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53546" calcext:value-type="float">
            <text:p>3845354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47]-[.X14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43752" calcext:value-type="float">
            <text:p>3944375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44069" calcext:value-type="float">
            <text:p>3944406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48]-[.J148]" office:value-type="float" office:value="-317" calcext:value-type="float">
            <text:p>-31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53546" calcext:value-type="float">
            <text:p>3945354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53541" calcext:value-type="float">
            <text:p>3945354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48]-[.X14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443748" calcext:value-type="float">
            <text:p>4044374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444073" calcext:value-type="float">
            <text:p>4044407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49]-[.J149]" office:value-type="float" office:value="-325" calcext:value-type="float">
            <text:p>-3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453542" calcext:value-type="float">
            <text:p>4045354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453536" calcext:value-type="float">
            <text:p>4045353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49]-[.X14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443743" calcext:value-type="float">
            <text:p>4144374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444076" calcext:value-type="float">
            <text:p>4144407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50]-[.J150]" office:value-type="float" office:value="-333" calcext:value-type="float">
            <text:p>-33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453537" calcext:value-type="float">
            <text:p>4145353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453532" calcext:value-type="float">
            <text:p>4145353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50]-[.X15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443738" calcext:value-type="float">
            <text:p>4244373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444079" calcext:value-type="float">
            <text:p>4244407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51]-[.J151]" office:value-type="float" office:value="-341" calcext:value-type="float">
            <text:p>-34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453533" calcext:value-type="float">
            <text:p>4245353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453527" calcext:value-type="float">
            <text:p>4245352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51]-[.X15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443733" calcext:value-type="float">
            <text:p>4344373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444084" calcext:value-type="float">
            <text:p>4344408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52]-[.J152]" office:value-type="float" office:value="-351" calcext:value-type="float">
            <text:p>-35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453529" calcext:value-type="float">
            <text:p>4345352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453522" calcext:value-type="float">
            <text:p>4345352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52]-[.X15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443729" calcext:value-type="float">
            <text:p>4444372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444087" calcext:value-type="float">
            <text:p>4444408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53]-[.J153]" office:value-type="float" office:value="-358" calcext:value-type="float">
            <text:p>-35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453524" calcext:value-type="float">
            <text:p>4445352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453517" calcext:value-type="float">
            <text:p>4445351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53]-[.X15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443724" calcext:value-type="float">
            <text:p>4544372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444091" calcext:value-type="float">
            <text:p>4544409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54]-[.J154]" office:value-type="float" office:value="-367" calcext:value-type="float">
            <text:p>-3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453520" calcext:value-type="float">
            <text:p>4545352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453513" calcext:value-type="float">
            <text:p>4545351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54]-[.X15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443719" calcext:value-type="float">
            <text:p>4644371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444094" calcext:value-type="float">
            <text:p>4644409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55]-[.J155]" office:value-type="float" office:value="-375" calcext:value-type="float">
            <text:p>-37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453516" calcext:value-type="float">
            <text:p>4645351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453508" calcext:value-type="float">
            <text:p>4645350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55]-[.X15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443715" calcext:value-type="float">
            <text:p>4744371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444097" calcext:value-type="float">
            <text:p>4744409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56]-[.J156]" office:value-type="float" office:value="-382" calcext:value-type="float">
            <text:p>-38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453511" calcext:value-type="float">
            <text:p>4745351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453503" calcext:value-type="float">
            <text:p>4745350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56]-[.X15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443710" calcext:value-type="float">
            <text:p>4844371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444101" calcext:value-type="float">
            <text:p>4844410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57]-[.J157]" office:value-type="float" office:value="-391" calcext:value-type="float">
            <text:p>-39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453507" calcext:value-type="float">
            <text:p>4845350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453498" calcext:value-type="float">
            <text:p>4845349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57]-[.X157]" office:value-type="float" office:value="9" calcext:value-type="float">
            <text:p>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443705" calcext:value-type="float">
            <text:p>4944370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444105" calcext:value-type="float">
            <text:p>4944410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58]-[.J158]" office:value-type="float" office:value="-400" calcext:value-type="float">
            <text:p>-4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453503" calcext:value-type="float">
            <text:p>4945350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453493" calcext:value-type="float">
            <text:p>4945349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58]-[.X15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443700" calcext:value-type="float">
            <text:p>5044370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444109" calcext:value-type="float">
            <text:p>5044410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59]-[.J159]" office:value-type="float" office:value="-409" calcext:value-type="float">
            <text:p>-4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453498" calcext:value-type="float">
            <text:p>5045349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453488" calcext:value-type="float">
            <text:p>5045348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59]-[.X15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443696" calcext:value-type="float">
            <text:p>5144369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444112" calcext:value-type="float">
            <text:p>5144411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60]-[.J160]" office:value-type="float" office:value="-416" calcext:value-type="float">
            <text:p>-41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453494" calcext:value-type="float">
            <text:p>5145349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453484" calcext:value-type="float">
            <text:p>5145348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60]-[.X16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443691" calcext:value-type="float">
            <text:p>5244369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444115" calcext:value-type="float">
            <text:p>5244411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61]-[.J161]" office:value-type="float" office:value="-424" calcext:value-type="float">
            <text:p>-42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453490" calcext:value-type="float">
            <text:p>5245349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453479" calcext:value-type="float">
            <text:p>5245347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61]-[.X16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443686" calcext:value-type="float">
            <text:p>5344368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444119" calcext:value-type="float">
            <text:p>5344411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62]-[.J162]" office:value-type="float" office:value="-433" calcext:value-type="float">
            <text:p>-43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453485" calcext:value-type="float">
            <text:p>5345348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453475" calcext:value-type="float">
            <text:p>5345347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62]-[.X16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443682" calcext:value-type="float">
            <text:p>5444368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444123" calcext:value-type="float">
            <text:p>5444412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63]-[.J163]" office:value-type="float" office:value="-441" calcext:value-type="float">
            <text:p>-44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453481" calcext:value-type="float">
            <text:p>5445348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4453469" calcext:value-type="float">
            <text:p>5445346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63]-[.X16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443677" calcext:value-type="float">
            <text:p>5544367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444127" calcext:value-type="float">
            <text:p>5544412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64]-[.J164]" office:value-type="float" office:value="-450" calcext:value-type="float">
            <text:p>-45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453476" calcext:value-type="float">
            <text:p>5545347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453464" calcext:value-type="float">
            <text:p>5545346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64]-[.X16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443672" calcext:value-type="float">
            <text:p>5644367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444130" calcext:value-type="float">
            <text:p>5644413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65]-[.J165]" office:value-type="float" office:value="-458" calcext:value-type="float">
            <text:p>-45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453472" calcext:value-type="float">
            <text:p>5645347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453460" calcext:value-type="float">
            <text:p>5645346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65]-[.X16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443668" calcext:value-type="float">
            <text:p>5744366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444133" calcext:value-type="float">
            <text:p>5744413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66]-[.J166]" office:value-type="float" office:value="-465" calcext:value-type="float">
            <text:p>-46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453468" calcext:value-type="float">
            <text:p>5745346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453455" calcext:value-type="float">
            <text:p>5745345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66]-[.X16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443663" calcext:value-type="float">
            <text:p>5844366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444137" calcext:value-type="float">
            <text:p>5844413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67]-[.J167]" office:value-type="float" office:value="-474" calcext:value-type="float">
            <text:p>-47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453463" calcext:value-type="float">
            <text:p>5845346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453451" calcext:value-type="float">
            <text:p>5845345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67]-[.X16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443658" calcext:value-type="float">
            <text:p>5944365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444141" calcext:value-type="float">
            <text:p>5944414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68]-[.J168]" office:value-type="float" office:value="-483" calcext:value-type="float">
            <text:p>-48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453459" calcext:value-type="float">
            <text:p>5945345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453445" calcext:value-type="float">
            <text:p>5945344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68]-[.X16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43653" calcext:value-type="float">
            <text:p>6044365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44145" calcext:value-type="float">
            <text:p>6044414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69]-[.J169]" office:value-type="float" office:value="-492" calcext:value-type="float">
            <text:p>-49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53454" calcext:value-type="float">
            <text:p>6045345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53440" calcext:value-type="float">
            <text:p>6045344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69]-[.X16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443649" calcext:value-type="float">
            <text:p>6144364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444148" calcext:value-type="float">
            <text:p>6144414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70]-[.J170]" office:value-type="float" office:value="-499" calcext:value-type="float">
            <text:p>-49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453450" calcext:value-type="float">
            <text:p>6145345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453436" calcext:value-type="float">
            <text:p>6145343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70]-[.X17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443644" calcext:value-type="float">
            <text:p>6244364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444151" calcext:value-type="float">
            <text:p>6244415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71]-[.J171]" office:value-type="float" office:value="-507" calcext:value-type="float">
            <text:p>-50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453445" calcext:value-type="float">
            <text:p>6245344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453431" calcext:value-type="float">
            <text:p>6245343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71]-[.X17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443639" calcext:value-type="float">
            <text:p>6344363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444155" calcext:value-type="float">
            <text:p>6344415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72]-[.J172]" office:value-type="float" office:value="-516" calcext:value-type="float">
            <text:p>-51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453441" calcext:value-type="float">
            <text:p>6345344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453427" calcext:value-type="float">
            <text:p>6345342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72]-[.X17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443635" calcext:value-type="float">
            <text:p>6444363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444159" calcext:value-type="float">
            <text:p>6444415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73]-[.J173]" office:value-type="float" office:value="-524" calcext:value-type="float">
            <text:p>-52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453437" calcext:value-type="float">
            <text:p>6445343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453421" calcext:value-type="float">
            <text:p>6445342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73]-[.X17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443630" calcext:value-type="float">
            <text:p>6544363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444163" calcext:value-type="float">
            <text:p>6544416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74]-[.J174]" office:value-type="float" office:value="-533" calcext:value-type="float">
            <text:p>-53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453432" calcext:value-type="float">
            <text:p>6545343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453416" calcext:value-type="float">
            <text:p>6545341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74]-[.X17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443625" calcext:value-type="float">
            <text:p>6644362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444166" calcext:value-type="float">
            <text:p>6644416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75]-[.J175]" office:value-type="float" office:value="-541" calcext:value-type="float">
            <text:p>-54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453428" calcext:value-type="float">
            <text:p>6645342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453412" calcext:value-type="float">
            <text:p>6645341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75]-[.X175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443620" calcext:value-type="float">
            <text:p>6744362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444169" calcext:value-type="float">
            <text:p>6744416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76]-[.J176]" office:value-type="float" office:value="-549" calcext:value-type="float">
            <text:p>-54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453423" calcext:value-type="float">
            <text:p>6745342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453407" calcext:value-type="float">
            <text:p>6745340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76]-[.X17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443616" calcext:value-type="float">
            <text:p>6844361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444173" calcext:value-type="float">
            <text:p>6844417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77]-[.J177]" office:value-type="float" office:value="-557" calcext:value-type="float">
            <text:p>-55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453419" calcext:value-type="float">
            <text:p>6845341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453403" calcext:value-type="float">
            <text:p>6845340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77]-[.X17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443611" calcext:value-type="float">
            <text:p>6944361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444176" calcext:value-type="float">
            <text:p>6944417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78]-[.J178]" office:value-type="float" office:value="-565" calcext:value-type="float">
            <text:p>-56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453415" calcext:value-type="float">
            <text:p>6945341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453397" calcext:value-type="float">
            <text:p>6945339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78]-[.X17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443606" calcext:value-type="float">
            <text:p>7044360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444181" calcext:value-type="float">
            <text:p>7044418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79]-[.J179]" office:value-type="float" office:value="-575" calcext:value-type="float">
            <text:p>-57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453410" calcext:value-type="float">
            <text:p>7045341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453392" calcext:value-type="float">
            <text:p>7045339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79]-[.X17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443602" calcext:value-type="float">
            <text:p>7144360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444184" calcext:value-type="float">
            <text:p>7144418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80]-[.J180]" office:value-type="float" office:value="-582" calcext:value-type="float">
            <text:p>-58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453406" calcext:value-type="float">
            <text:p>7145340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453388" calcext:value-type="float">
            <text:p>7145338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80]-[.X18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443597" calcext:value-type="float">
            <text:p>7244359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444187" calcext:value-type="float">
            <text:p>7244418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81]-[.J181]" office:value-type="float" office:value="-590" calcext:value-type="float">
            <text:p>-59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453401" calcext:value-type="float">
            <text:p>7245340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453383" calcext:value-type="float">
            <text:p>7245338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81]-[.X18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443592" calcext:value-type="float">
            <text:p>7344359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444191" calcext:value-type="float">
            <text:p>7344419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82]-[.J182]" office:value-type="float" office:value="-599" calcext:value-type="float">
            <text:p>-59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453397" calcext:value-type="float">
            <text:p>7345339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453379" calcext:value-type="float">
            <text:p>7345337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82]-[.X18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443587" calcext:value-type="float">
            <text:p>7444358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444194" calcext:value-type="float">
            <text:p>7444419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83]-[.J183]" office:value-type="float" office:value="-607" calcext:value-type="float">
            <text:p>-6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453393" calcext:value-type="float">
            <text:p>7445339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453374" calcext:value-type="float">
            <text:p>7445337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83]-[.X183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43583" calcext:value-type="float">
            <text:p>7544358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44198" calcext:value-type="float">
            <text:p>7544419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84]-[.J184]" office:value-type="float" office:value="-615" calcext:value-type="float">
            <text:p>-6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53388" calcext:value-type="float">
            <text:p>7545338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53368" calcext:value-type="float">
            <text:p>7545336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84]-[.X18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43578" calcext:value-type="float">
            <text:p>7644357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44202" calcext:value-type="float">
            <text:p>7644420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85]-[.J185]" office:value-type="float" office:value="-624" calcext:value-type="float">
            <text:p>-62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53384" calcext:value-type="float">
            <text:p>7645338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53364" calcext:value-type="float">
            <text:p>7645336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85]-[.X18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443574" calcext:value-type="float">
            <text:p>7744357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444205" calcext:value-type="float">
            <text:p>7744420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86]-[.J186]" office:value-type="float" office:value="-631" calcext:value-type="float">
            <text:p>-63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453379" calcext:value-type="float">
            <text:p>7745337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453359" calcext:value-type="float">
            <text:p>7745335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86]-[.X18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443569" calcext:value-type="float">
            <text:p>7844356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444209" calcext:value-type="float">
            <text:p>7844420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87]-[.J187]" office:value-type="float" office:value="-640" calcext:value-type="float">
            <text:p>-64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453375" calcext:value-type="float">
            <text:p>7845337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453355" calcext:value-type="float">
            <text:p>7845335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87]-[.X18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443564" calcext:value-type="float">
            <text:p>7944356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444212" calcext:value-type="float">
            <text:p>7944421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88]-[.J188]" office:value-type="float" office:value="-648" calcext:value-type="float">
            <text:p>-64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453370" calcext:value-type="float">
            <text:p>7945337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453350" calcext:value-type="float">
            <text:p>7945335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88]-[.X18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443560" calcext:value-type="float">
            <text:p>8044356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444216" calcext:value-type="float">
            <text:p>8044421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89]-[.J189]" office:value-type="float" office:value="-656" calcext:value-type="float">
            <text:p>-65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453366" calcext:value-type="float">
            <text:p>8045336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453344" calcext:value-type="float">
            <text:p>8045334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89]-[.X189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443555" calcext:value-type="float">
            <text:p>8144355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444220" calcext:value-type="float">
            <text:p>8144422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90]-[.J190]" office:value-type="float" office:value="-665" calcext:value-type="float">
            <text:p>-66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453362" calcext:value-type="float">
            <text:p>8145336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453340" calcext:value-type="float">
            <text:p>8145334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90]-[.X190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443550" calcext:value-type="float">
            <text:p>8244355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444223" calcext:value-type="float">
            <text:p>8244422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91]-[.J191]" office:value-type="float" office:value="-673" calcext:value-type="float">
            <text:p>-67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453357" calcext:value-type="float">
            <text:p>8245335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453335" calcext:value-type="float">
            <text:p>8245333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91]-[.X191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443546" calcext:value-type="float">
            <text:p>8344354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444227" calcext:value-type="float">
            <text:p>8344422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92]-[.J192]" office:value-type="float" office:value="-681" calcext:value-type="float">
            <text:p>-68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453353" calcext:value-type="float">
            <text:p>8345335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453331" calcext:value-type="float">
            <text:p>8345333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92]-[.X19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443541" calcext:value-type="float">
            <text:p>8444354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444230" calcext:value-type="float">
            <text:p>8444423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93]-[.J193]" office:value-type="float" office:value="-689" calcext:value-type="float">
            <text:p>-68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453348" calcext:value-type="float">
            <text:p>8445334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453326" calcext:value-type="float">
            <text:p>8445332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93]-[.X193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443536" calcext:value-type="float">
            <text:p>8544353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444234" calcext:value-type="float">
            <text:p>8544423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94]-[.J194]" office:value-type="float" office:value="-698" calcext:value-type="float">
            <text:p>-69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453344" calcext:value-type="float">
            <text:p>8545334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453320" calcext:value-type="float">
            <text:p>8545332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94]-[.X194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443532" calcext:value-type="float">
            <text:p>8644353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444238" calcext:value-type="float">
            <text:p>8644423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95]-[.J195]" office:value-type="float" office:value="-706" calcext:value-type="float">
            <text:p>-70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453339" calcext:value-type="float">
            <text:p>8645333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453316" calcext:value-type="float">
            <text:p>8645331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95]-[.X195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443527" calcext:value-type="float">
            <text:p>8744352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444241" calcext:value-type="float">
            <text:p>8744424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96]-[.J196]" office:value-type="float" office:value="-714" calcext:value-type="float">
            <text:p>-71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453335" calcext:value-type="float">
            <text:p>8745333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453311" calcext:value-type="float">
            <text:p>8745331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96]-[.X196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443522" calcext:value-type="float">
            <text:p>8844352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444244" calcext:value-type="float">
            <text:p>8844424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97]-[.J197]" office:value-type="float" office:value="-722" calcext:value-type="float">
            <text:p>-72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453331" calcext:value-type="float">
            <text:p>8845333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453307" calcext:value-type="float">
            <text:p>8845330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97]-[.X197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443517" calcext:value-type="float">
            <text:p>8944351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444248" calcext:value-type="float">
            <text:p>8944424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98]-[.J198]" office:value-type="float" office:value="-731" calcext:value-type="float">
            <text:p>-73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453326" calcext:value-type="float">
            <text:p>8945332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453302" calcext:value-type="float">
            <text:p>8945330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98]-[.X19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443513" calcext:value-type="float">
            <text:p>9044351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444251" calcext:value-type="float">
            <text:p>9044425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199]-[.J199]" office:value-type="float" office:value="-738" calcext:value-type="float">
            <text:p>-73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453322" calcext:value-type="float">
            <text:p>9045332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453296" calcext:value-type="float">
            <text:p>9045329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199]-[.X199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443508" calcext:value-type="float">
            <text:p>9144350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444256" calcext:value-type="float">
            <text:p>9144425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00]-[.J200]" office:value-type="float" office:value="-748" calcext:value-type="float">
            <text:p>-74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453317" calcext:value-type="float">
            <text:p>9145331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453292" calcext:value-type="float">
            <text:p>9145329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200]-[.X20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443503" calcext:value-type="float">
            <text:p>9244350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444259" calcext:value-type="float">
            <text:p>9244425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01]-[.J201]" office:value-type="float" office:value="-756" calcext:value-type="float">
            <text:p>-75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453313" calcext:value-type="float">
            <text:p>9245331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453287" calcext:value-type="float">
            <text:p>9245328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201]-[.X201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443499" calcext:value-type="float">
            <text:p>9344349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444262" calcext:value-type="float">
            <text:p>9344426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02]-[.J202]" office:value-type="float" office:value="-763" calcext:value-type="float">
            <text:p>-76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453309" calcext:value-type="float">
            <text:p>9345330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453283" calcext:value-type="float">
            <text:p>9345328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202]-[.X202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443494" calcext:value-type="float">
            <text:p>9444349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444266" calcext:value-type="float">
            <text:p>9444426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03]-[.J203]" office:value-type="float" office:value="-772" calcext:value-type="float">
            <text:p>-77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453304" calcext:value-type="float">
            <text:p>9445330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453278" calcext:value-type="float">
            <text:p>9445327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203]-[.X203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443489" calcext:value-type="float">
            <text:p>9544348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444269" calcext:value-type="float">
            <text:p>9544426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04]-[.J204]" office:value-type="float" office:value="-780" calcext:value-type="float">
            <text:p>-78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453300" calcext:value-type="float">
            <text:p>9545330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453273" calcext:value-type="float">
            <text:p>9545327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204]-[.X20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443484" calcext:value-type="float">
            <text:p>9644348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444274" calcext:value-type="float">
            <text:p>9644427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05]-[.J205]" office:value-type="float" office:value="-790" calcext:value-type="float">
            <text:p>-79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453295" calcext:value-type="float">
            <text:p>9645329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453268" calcext:value-type="float">
            <text:p>9645326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205]-[.X205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443480" calcext:value-type="float">
            <text:p>9744348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444277" calcext:value-type="float">
            <text:p>9744427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06]-[.J206]" office:value-type="float" office:value="-797" calcext:value-type="float">
            <text:p>-79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453291" calcext:value-type="float">
            <text:p>9745329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453263" calcext:value-type="float">
            <text:p>9745326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206]-[.X206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443475" calcext:value-type="float">
            <text:p>9844347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444280" calcext:value-type="float">
            <text:p>9844428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07]-[.J207]" office:value-type="float" office:value="-805" calcext:value-type="float">
            <text:p>-80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453287" calcext:value-type="float">
            <text:p>9845328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453258" calcext:value-type="float">
            <text:p>9845325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207]-[.X207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443470" calcext:value-type="float">
            <text:p>9944347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444284" calcext:value-type="float">
            <text:p>9944428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08]-[.J208]" office:value-type="float" office:value="-814" calcext:value-type="float">
            <text:p>-81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453282" calcext:value-type="float">
            <text:p>9945328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453254" calcext:value-type="float">
            <text:p>9945325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R208]-[.X208]" office:value-type="float" office:value="28" calcext:value-type="float">
            <text:p>28</text:p>
          </table:table-cell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9498" calcext:value-type="float">
            <text:p>46949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9491" calcext:value-type="float">
            <text:p>46949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13]-[.J213]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9494" calcext:value-type="float">
            <text:p>146949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9485" calcext:value-type="float">
            <text:p>146948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14]-[.J214]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9489" calcext:value-type="float">
            <text:p>246948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9481" calcext:value-type="float">
            <text:p>246948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15]-[.J215]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69484" calcext:value-type="float">
            <text:p>346948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69476" calcext:value-type="float">
            <text:p>346947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16]-[.J216]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69479" calcext:value-type="float">
            <text:p>446947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69472" calcext:value-type="float">
            <text:p>446947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17]-[.J217]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69475" calcext:value-type="float">
            <text:p>546947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69468" calcext:value-type="float">
            <text:p>546946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18]-[.J218]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69470" calcext:value-type="float">
            <text:p>646947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69462" calcext:value-type="float">
            <text:p>646946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19]-[.J219]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69465" calcext:value-type="float">
            <text:p>746946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69458" calcext:value-type="float">
            <text:p>746945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20]-[.J220]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69460" calcext:value-type="float">
            <text:p>846946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69454" calcext:value-type="float">
            <text:p>846945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21]-[.J221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69455" calcext:value-type="float">
            <text:p>946945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69449" calcext:value-type="float">
            <text:p>946944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22]-[.J222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69451" calcext:value-type="float">
            <text:p>1046945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69445" calcext:value-type="float">
            <text:p>1046944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23]-[.J223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69446" calcext:value-type="float">
            <text:p>1146944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69440" calcext:value-type="float">
            <text:p>1146944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24]-[.J224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69441" calcext:value-type="float">
            <text:p>1246944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69435" calcext:value-type="float">
            <text:p>1246943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25]-[.J225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469437" calcext:value-type="float">
            <text:p>1346943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469431" calcext:value-type="float">
            <text:p>1346943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26]-[.J226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469432" calcext:value-type="float">
            <text:p>1446943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469427" calcext:value-type="float">
            <text:p>1446942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27]-[.J227]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469427" calcext:value-type="float">
            <text:p>1546942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469422" calcext:value-type="float">
            <text:p>1546942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28]-[.J228]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469422" calcext:value-type="float">
            <text:p>1646942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469417" calcext:value-type="float">
            <text:p>1646941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29]-[.J229]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69418" calcext:value-type="float">
            <text:p>1746941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69412" calcext:value-type="float">
            <text:p>1746941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30]-[.J230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69413" calcext:value-type="float">
            <text:p>1846941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69408" calcext:value-type="float">
            <text:p>1846940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31]-[.J231]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469408" calcext:value-type="float">
            <text:p>1946940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469404" calcext:value-type="float">
            <text:p>1946940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32]-[.J232]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469404" calcext:value-type="float">
            <text:p>2046940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469399" calcext:value-type="float">
            <text:p>2046939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33]-[.J233]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69399" calcext:value-type="float">
            <text:p>2146939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69396" calcext:value-type="float">
            <text:p>2146939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34]-[.J234]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469394" calcext:value-type="float">
            <text:p>2246939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469390" calcext:value-type="float">
            <text:p>2246939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35]-[.J235]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469389" calcext:value-type="float">
            <text:p>2346938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469385" calcext:value-type="float">
            <text:p>2346938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36]-[.J236]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469385" calcext:value-type="float">
            <text:p>2446938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469381" calcext:value-type="float">
            <text:p>2446938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37]-[.J237]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469380" calcext:value-type="float">
            <text:p>2546938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469377" calcext:value-type="float">
            <text:p>2546937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38]-[.J238]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469375" calcext:value-type="float">
            <text:p>2646937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469372" calcext:value-type="float">
            <text:p>2646937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39]-[.J239]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69370" calcext:value-type="float">
            <text:p>2746937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69367" calcext:value-type="float">
            <text:p>2746936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40]-[.J240]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469366" calcext:value-type="float">
            <text:p>2846936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469362" calcext:value-type="float">
            <text:p>2846936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41]-[.J241]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469361" calcext:value-type="float">
            <text:p>2946936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469358" calcext:value-type="float">
            <text:p>2946935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42]-[.J242]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0469356" calcext:value-type="float">
            <text:p>3046935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69354" calcext:value-type="float">
            <text:p>3046935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43]-[.J243]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469351" calcext:value-type="float">
            <text:p>3146935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469349" calcext:value-type="float">
            <text:p>3146934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44]-[.J244]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469347" calcext:value-type="float">
            <text:p>3246934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469344" calcext:value-type="float">
            <text:p>3246934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45]-[.J245]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69342" calcext:value-type="float">
            <text:p>3346934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69340" calcext:value-type="float">
            <text:p>3346934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46]-[.J246]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69337" calcext:value-type="float">
            <text:p>3446933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69335" calcext:value-type="float">
            <text:p>3446933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47]-[.J247]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469333" calcext:value-type="float">
            <text:p>3546933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469331" calcext:value-type="float">
            <text:p>3546933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48]-[.J248]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469328" calcext:value-type="float">
            <text:p>3646932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469327" calcext:value-type="float">
            <text:p>3646932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49]-[.J249]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469323" calcext:value-type="float">
            <text:p>3746932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469322" calcext:value-type="float">
            <text:p>37469322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50]-[.J250]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69318" calcext:value-type="float">
            <text:p>3846931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69316" calcext:value-type="float">
            <text:p>3846931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51]-[.J251]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69314" calcext:value-type="float">
            <text:p>3946931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69313" calcext:value-type="float">
            <text:p>3946931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52]-[.J252]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469309" calcext:value-type="float">
            <text:p>4046930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469308" calcext:value-type="float">
            <text:p>4046930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53]-[.J253]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469304" calcext:value-type="float">
            <text:p>4146930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469304" calcext:value-type="float">
            <text:p>4146930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54]-[.J254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469299" calcext:value-type="float">
            <text:p>4246929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469299" calcext:value-type="float">
            <text:p>4246929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55]-[.J255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469295" calcext:value-type="float">
            <text:p>4346929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469294" calcext:value-type="float">
            <text:p>4346929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56]-[.J256]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469290" calcext:value-type="float">
            <text:p>4446929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469290" calcext:value-type="float">
            <text:p>4446929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57]-[.J257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469285" calcext:value-type="float">
            <text:p>4546928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469285" calcext:value-type="float">
            <text:p>4546928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58]-[.J258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469280" calcext:value-type="float">
            <text:p>4646928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469281" calcext:value-type="float">
            <text:p>4646928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59]-[.J259]" office:value-type="float" office:value="-1" calcext:value-type="float">
            <text:p>-1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469276" calcext:value-type="float">
            <text:p>4746927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469277" calcext:value-type="float">
            <text:p>4746927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60]-[.J260]" office:value-type="float" office:value="-1" calcext:value-type="float">
            <text:p>-1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469271" calcext:value-type="float">
            <text:p>4846927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469271" calcext:value-type="float">
            <text:p>4846927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61]-[.J261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469266" calcext:value-type="float">
            <text:p>4946926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469267" calcext:value-type="float">
            <text:p>4946926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62]-[.J262]" office:value-type="float" office:value="-1" calcext:value-type="float">
            <text:p>-1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469262" calcext:value-type="float">
            <text:p>5046926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469263" calcext:value-type="float">
            <text:p>5046926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63]-[.J263]" office:value-type="float" office:value="-1" calcext:value-type="float">
            <text:p>-1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469257" calcext:value-type="float">
            <text:p>5146925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469258" calcext:value-type="float">
            <text:p>5146925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64]-[.J264]" office:value-type="float" office:value="-1" calcext:value-type="float">
            <text:p>-1</text:p>
          </table:table-cell>
          <table:table-cell table:number-columns-repeated="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469252" calcext:value-type="float">
            <text:p>5246925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469254" calcext:value-type="float">
            <text:p>5246925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65]-[.J265]" office:value-type="float" office:value="-2" calcext:value-type="float">
            <text:p>-2</text:p>
          </table:table-cell>
          <table:table-cell table:number-columns-repeated="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469247" calcext:value-type="float">
            <text:p>5346924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469248" calcext:value-type="float">
            <text:p>5346924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66]-[.J266]" office:value-type="float" office:value="-1" calcext:value-type="float">
            <text:p>-1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469243" calcext:value-type="float">
            <text:p>5446924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469244" calcext:value-type="float">
            <text:p>5446924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67]-[.J267]" office:value-type="float" office:value="-1" calcext:value-type="float">
            <text:p>-1</text:p>
          </table:table-cell>
          <table:table-cell table:number-columns-repeated="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469238" calcext:value-type="float">
            <text:p>5546923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469240" calcext:value-type="float">
            <text:p>5546924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68]-[.J268]" office:value-type="float" office:value="-2" calcext:value-type="float">
            <text:p>-2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469233" calcext:value-type="float">
            <text:p>5646923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469235" calcext:value-type="float">
            <text:p>5646923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69]-[.J269]" office:value-type="float" office:value="-2" calcext:value-type="float">
            <text:p>-2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469229" calcext:value-type="float">
            <text:p>5746922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469231" calcext:value-type="float">
            <text:p>5746923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70]-[.J270]" office:value-type="float" office:value="-2" calcext:value-type="float">
            <text:p>-2</text:p>
          </table:table-cell>
          <table:table-cell table:number-columns-repeated="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469224" calcext:value-type="float">
            <text:p>5846922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469227" calcext:value-type="float">
            <text:p>5846922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71]-[.J271]" office:value-type="float" office:value="-3" calcext:value-type="float">
            <text:p>-3</text:p>
          </table:table-cell>
          <table:table-cell table:number-columns-repeated="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469219" calcext:value-type="float">
            <text:p>5946921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469221" calcext:value-type="float">
            <text:p>5946922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72]-[.J272]" office:value-type="float" office:value="-2" calcext:value-type="float">
            <text:p>-2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69214" calcext:value-type="float">
            <text:p>6046921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469217" calcext:value-type="float">
            <text:p>6046921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73]-[.J273]" office:value-type="float" office:value="-3" calcext:value-type="float">
            <text:p>-3</text:p>
          </table:table-cell>
          <table:table-cell table:number-columns-repeated="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469210" calcext:value-type="float">
            <text:p>6146921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469213" calcext:value-type="float">
            <text:p>6146921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74]-[.J274]" office:value-type="float" office:value="-3" calcext:value-type="float">
            <text:p>-3</text:p>
          </table:table-cell>
          <table:table-cell table:number-columns-repeated="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469205" calcext:value-type="float">
            <text:p>6246920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469208" calcext:value-type="float">
            <text:p>6246920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75]-[.J275]" office:value-type="float" office:value="-3" calcext:value-type="float">
            <text:p>-3</text:p>
          </table:table-cell>
          <table:table-cell table:number-columns-repeated="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469200" calcext:value-type="float">
            <text:p>6346920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469203" calcext:value-type="float">
            <text:p>6346920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76]-[.J276]" office:value-type="float" office:value="-3" calcext:value-type="float">
            <text:p>-3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469195" calcext:value-type="float">
            <text:p>6446919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469199" calcext:value-type="float">
            <text:p>6446919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77]-[.J277]" office:value-type="float" office:value="-4" calcext:value-type="float">
            <text:p>-4</text:p>
          </table:table-cell>
          <table:table-cell table:number-columns-repeated="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469191" calcext:value-type="float">
            <text:p>6546919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469194" calcext:value-type="float">
            <text:p>6546919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78]-[.J278]" office:value-type="float" office:value="-3" calcext:value-type="float">
            <text:p>-3</text:p>
          </table:table-cell>
          <table:table-cell table:number-columns-repeated="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469186" calcext:value-type="float">
            <text:p>6646918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469190" calcext:value-type="float">
            <text:p>6646919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79]-[.J279]" office:value-type="float" office:value="-4" calcext:value-type="float">
            <text:p>-4</text:p>
          </table:table-cell>
          <table:table-cell table:number-columns-repeated="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469181" calcext:value-type="float">
            <text:p>6746918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469185" calcext:value-type="float">
            <text:p>6746918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80]-[.J280]" office:value-type="float" office:value="-4" calcext:value-type="float">
            <text:p>-4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469177" calcext:value-type="float">
            <text:p>6846917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469181" calcext:value-type="float">
            <text:p>6846918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81]-[.J281]" office:value-type="float" office:value="-4" calcext:value-type="float">
            <text:p>-4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469172" calcext:value-type="float">
            <text:p>6946917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469176" calcext:value-type="float">
            <text:p>6946917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82]-[.J282]" office:value-type="float" office:value="-4" calcext:value-type="float">
            <text:p>-4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469167" calcext:value-type="float">
            <text:p>7046916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469171" calcext:value-type="float">
            <text:p>7046917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83]-[.J283]" office:value-type="float" office:value="-4" calcext:value-type="float">
            <text:p>-4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469162" calcext:value-type="float">
            <text:p>7146916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469167" calcext:value-type="float">
            <text:p>7146916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84]-[.J284]" office:value-type="float" office:value="-5" calcext:value-type="float">
            <text:p>-5</text:p>
          </table:table-cell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469158" calcext:value-type="float">
            <text:p>7246915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469163" calcext:value-type="float">
            <text:p>7246916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85]-[.J285]" office:value-type="float" office:value="-5" calcext:value-type="float">
            <text:p>-5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469153" calcext:value-type="float">
            <text:p>7346915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73469158" calcext:value-type="float">
            <text:p>7346915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86]-[.J286]" office:value-type="float" office:value="-5" calcext:value-type="float">
            <text:p>-5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469149" calcext:value-type="float">
            <text:p>7446914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469153" calcext:value-type="float">
            <text:p>7446915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87]-[.J287]" office:value-type="float" office:value="-4" calcext:value-type="float">
            <text:p>-4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69144" calcext:value-type="float">
            <text:p>7546914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69149" calcext:value-type="float">
            <text:p>7546914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88]-[.J288]" office:value-type="float" office:value="-5" calcext:value-type="float">
            <text:p>-5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69139" calcext:value-type="float">
            <text:p>7646913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69144" calcext:value-type="float">
            <text:p>7646914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89]-[.J289]" office:value-type="float" office:value="-5" calcext:value-type="float">
            <text:p>-5</text:p>
          </table:table-cell>
          <table:table-cell table:number-columns-repeated="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469135" calcext:value-type="float">
            <text:p>7746913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469140" calcext:value-type="float">
            <text:p>7746914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90]-[.J290]" office:value-type="float" office:value="-5" calcext:value-type="float">
            <text:p>-5</text:p>
          </table:table-cell>
          <table:table-cell table:number-columns-repeated="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469130" calcext:value-type="float">
            <text:p>7846913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469135" calcext:value-type="float">
            <text:p>78469135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91]-[.J291]" office:value-type="float" office:value="-5" calcext:value-type="float">
            <text:p>-5</text:p>
          </table:table-cell>
          <table:table-cell table:number-columns-repeated="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469125" calcext:value-type="float">
            <text:p>7946912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469131" calcext:value-type="float">
            <text:p>7946913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92]-[.J292]" office:value-type="float" office:value="-6" calcext:value-type="float">
            <text:p>-6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469121" calcext:value-type="float">
            <text:p>8046912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469126" calcext:value-type="float">
            <text:p>8046912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93]-[.J293]" office:value-type="float" office:value="-5" calcext:value-type="float">
            <text:p>-5</text:p>
          </table:table-cell>
          <table:table-cell table:number-columns-repeated="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469116" calcext:value-type="float">
            <text:p>8146911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469121" calcext:value-type="float">
            <text:p>8146912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94]-[.J294]" office:value-type="float" office:value="-5" calcext:value-type="float">
            <text:p>-5</text:p>
          </table:table-cell>
          <table:table-cell table:number-columns-repeated="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469111" calcext:value-type="float">
            <text:p>8246911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469117" calcext:value-type="float">
            <text:p>8246911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95]-[.J295]" office:value-type="float" office:value="-6" calcext:value-type="float">
            <text:p>-6</text:p>
          </table:table-cell>
          <table:table-cell table:number-columns-repeated="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469106" calcext:value-type="float">
            <text:p>8346910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469113" calcext:value-type="float">
            <text:p>8346911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96]-[.J296]" office:value-type="float" office:value="-7" calcext:value-type="float">
            <text:p>-7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469102" calcext:value-type="float">
            <text:p>8446910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469108" calcext:value-type="float">
            <text:p>8446910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97]-[.J297]" office:value-type="float" office:value="-6" calcext:value-type="float">
            <text:p>-6</text:p>
          </table:table-cell>
          <table:table-cell table:number-columns-repeated="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469097" calcext:value-type="float">
            <text:p>8546909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469103" calcext:value-type="float">
            <text:p>8546910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98]-[.J298]" office:value-type="float" office:value="-6" calcext:value-type="float">
            <text:p>-6</text:p>
          </table:table-cell>
          <table:table-cell table:number-columns-repeated="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469092" calcext:value-type="float">
            <text:p>8646909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469099" calcext:value-type="float">
            <text:p>8646909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299]-[.J299]" office:value-type="float" office:value="-7" calcext:value-type="float">
            <text:p>-7</text:p>
          </table:table-cell>
          <table:table-cell table:number-columns-repeated="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469087" calcext:value-type="float">
            <text:p>8746908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469094" calcext:value-type="float">
            <text:p>8746909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300]-[.J300]" office:value-type="float" office:value="-7" calcext:value-type="float">
            <text:p>-7</text:p>
          </table:table-cell>
          <table:table-cell table:number-columns-repeated="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469083" calcext:value-type="float">
            <text:p>8846908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469090" calcext:value-type="float">
            <text:p>8846909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301]-[.J301]" office:value-type="float" office:value="-7" calcext:value-type="float">
            <text:p>-7</text:p>
          </table:table-cell>
          <table:table-cell table:number-columns-repeated="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469078" calcext:value-type="float">
            <text:p>8946907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469086" calcext:value-type="float">
            <text:p>8946908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302]-[.J302]" office:value-type="float" office:value="-8" calcext:value-type="float">
            <text:p>-8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469073" calcext:value-type="float">
            <text:p>9046907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469080" calcext:value-type="float">
            <text:p>90469080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303]-[.J303]" office:value-type="float" office:value="-7" calcext:value-type="float">
            <text:p>-7</text:p>
          </table:table-cell>
          <table:table-cell table:number-columns-repeated="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469069" calcext:value-type="float">
            <text:p>9146906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469076" calcext:value-type="float">
            <text:p>91469076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304]-[.J304]" office:value-type="float" office:value="-7" calcext:value-type="float">
            <text:p>-7</text:p>
          </table:table-cell>
          <table:table-cell table:number-columns-repeated="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469064" calcext:value-type="float">
            <text:p>9246906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469071" calcext:value-type="float">
            <text:p>92469071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305]-[.J305]" office:value-type="float" office:value="-7" calcext:value-type="float">
            <text:p>-7</text:p>
          </table:table-cell>
          <table:table-cell table:number-columns-repeated="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469059" calcext:value-type="float">
            <text:p>9346905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469067" calcext:value-type="float">
            <text:p>9346906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306]-[.J306]" office:value-type="float" office:value="-8" calcext:value-type="float">
            <text:p>-8</text:p>
          </table:table-cell>
          <table:table-cell table:number-columns-repeated="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469054" calcext:value-type="float">
            <text:p>9446905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469063" calcext:value-type="float">
            <text:p>9446906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307]-[.J307]" office:value-type="float" office:value="-9" calcext:value-type="float">
            <text:p>-9</text:p>
          </table:table-cell>
          <table:table-cell table:number-columns-repeated="1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469049" calcext:value-type="float">
            <text:p>9546904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469057" calcext:value-type="float">
            <text:p>95469057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308]-[.J308]" office:value-type="float" office:value="-8" calcext:value-type="float">
            <text:p>-8</text:p>
          </table:table-cell>
          <table:table-cell table:number-columns-repeated="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469045" calcext:value-type="float">
            <text:p>9646904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469053" calcext:value-type="float">
            <text:p>96469053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309]-[.J309]" office:value-type="float" office:value="-8" calcext:value-type="float">
            <text:p>-8</text:p>
          </table:table-cell>
          <table:table-cell table:number-columns-repeated="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469040" calcext:value-type="float">
            <text:p>9746904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469049" calcext:value-type="float">
            <text:p>9746904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310]-[.J310]" office:value-type="float" office:value="-9" calcext:value-type="float">
            <text:p>-9</text:p>
          </table:table-cell>
          <table:table-cell table:number-columns-repeated="1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469035" calcext:value-type="float">
            <text:p>9846903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469044" calcext:value-type="float">
            <text:p>98469044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311]-[.J311]" office:value-type="float" office:value="-9" calcext:value-type="float">
            <text:p>-9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469031" calcext:value-type="float">
            <text:p>9946903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469039" calcext:value-type="float">
            <text:p>99469039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312]-[.J312]" office:value-type="float" office:value="-8" calcext:value-type="float">
            <text:p>-8</text:p>
          </table:table-cell>
          <table:table-cell table:number-columns-repeated="14"/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596076" calcext:value-type="float">
            <text:p>9959607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596053" calcext:value-type="float">
            <text:p>99596053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17]-[.J317]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558" calcext:value-type="float">
            <text:p>9655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535" calcext:value-type="float">
            <text:p>96535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18]-[.J318]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6556" calcext:value-type="float">
            <text:p>59655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6532" calcext:value-type="float">
            <text:p>596532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19]-[.J319]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6554" calcext:value-type="float">
            <text:p>109655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6530" calcext:value-type="float">
            <text:p>1096530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20]-[.J320]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96551" calcext:value-type="float">
            <text:p>159655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96528" calcext:value-type="float">
            <text:p>1596528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21]-[.J321]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96549" calcext:value-type="float">
            <text:p>209654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96525" calcext:value-type="float">
            <text:p>2096525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22]-[.J322]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96546" calcext:value-type="float">
            <text:p>259654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96523" calcext:value-type="float">
            <text:p>2596523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23]-[.J323]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96544" calcext:value-type="float">
            <text:p>309654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96520" calcext:value-type="float">
            <text:p>3096520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24]-[.J324]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96542" calcext:value-type="float">
            <text:p>359654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96518" calcext:value-type="float">
            <text:p>3596518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25]-[.J325]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96540" calcext:value-type="float">
            <text:p>409654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96516" calcext:value-type="float">
            <text:p>4096516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26]-[.J326]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96537" calcext:value-type="float">
            <text:p>459653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96513" calcext:value-type="float">
            <text:p>4596513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27]-[.J327]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96535" calcext:value-type="float">
            <text:p>509653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96511" calcext:value-type="float">
            <text:p>5096511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28]-[.J328]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96533" calcext:value-type="float">
            <text:p>559653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96508" calcext:value-type="float">
            <text:p>5596508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29]-[.J329]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96531" calcext:value-type="float">
            <text:p>609653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96506" calcext:value-type="float">
            <text:p>6096506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30]-[.J330]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96528" calcext:value-type="float">
            <text:p>659652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96504" calcext:value-type="float">
            <text:p>6596504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31]-[.J331]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96526" calcext:value-type="float">
            <text:p>709652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96501" calcext:value-type="float">
            <text:p>7096501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32]-[.J332]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96523" calcext:value-type="float">
            <text:p>759652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96500" calcext:value-type="float">
            <text:p>7596500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33]-[.J333]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96521" calcext:value-type="float">
            <text:p>809652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96498" calcext:value-type="float">
            <text:p>8096498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34]-[.J334]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96519" calcext:value-type="float">
            <text:p>859651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96494" calcext:value-type="float">
            <text:p>8596494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35]-[.J335]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96517" calcext:value-type="float">
            <text:p>909651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96492" calcext:value-type="float">
            <text:p>9096492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36]-[.J336]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96514" calcext:value-type="float">
            <text:p>959651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96490" calcext:value-type="float">
            <text:p>9596490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37]-[.J337]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96512" calcext:value-type="float">
            <text:p>1009651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96487" calcext:value-type="float">
            <text:p>10096487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38]-[.J338]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96510" calcext:value-type="float">
            <text:p>1059651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96485" calcext:value-type="float">
            <text:p>10596485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39]-[.J339]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96508" calcext:value-type="float">
            <text:p>1109650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96483" calcext:value-type="float">
            <text:p>11096483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40]-[.J340]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96505" calcext:value-type="float">
            <text:p>1159650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96481" calcext:value-type="float">
            <text:p>11596481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41]-[.J341]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96503" calcext:value-type="float">
            <text:p>1209650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96479" calcext:value-type="float">
            <text:p>12096479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42]-[.J342]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96501" calcext:value-type="float">
            <text:p>1259650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96476" calcext:value-type="float">
            <text:p>12596476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43]-[.J343]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96499" calcext:value-type="float">
            <text:p>1309649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96474" calcext:value-type="float">
            <text:p>13096474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44]-[.J344]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96497" calcext:value-type="float">
            <text:p>1359649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96472" calcext:value-type="float">
            <text:p>13596472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45]-[.J345]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096495" calcext:value-type="float">
            <text:p>1409649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096468" calcext:value-type="float">
            <text:p>14096468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46]-[.J346]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96492" calcext:value-type="float">
            <text:p>1459649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96467" calcext:value-type="float">
            <text:p>14596467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47]-[.J347]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96490" calcext:value-type="float">
            <text:p>1509649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96464" calcext:value-type="float">
            <text:p>15096464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48]-[.J348]"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596488" calcext:value-type="float">
            <text:p>1559648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596462" calcext:value-type="float">
            <text:p>15596462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49]-[.J349]"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096486" calcext:value-type="float">
            <text:p>1609648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096460" calcext:value-type="float">
            <text:p>16096460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50]-[.J350]"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596483" calcext:value-type="float">
            <text:p>1659648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596457" calcext:value-type="float">
            <text:p>16596457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51]-[.J351]"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096481" calcext:value-type="float">
            <text:p>1709648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096455" calcext:value-type="float">
            <text:p>17096455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52]-[.J352]"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596479" calcext:value-type="float">
            <text:p>1759647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596452" calcext:value-type="float">
            <text:p>17596452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53]-[.J353]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96477" calcext:value-type="float">
            <text:p>1809647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96451" calcext:value-type="float">
            <text:p>18096451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54]-[.J354]"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596475" calcext:value-type="float">
            <text:p>1859647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596449" calcext:value-type="float">
            <text:p>18596449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55]-[.J355]"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96472" calcext:value-type="float">
            <text:p>1909647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096445" calcext:value-type="float">
            <text:p>19096445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56]-[.J356]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596470" calcext:value-type="float">
            <text:p>1959647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596443" calcext:value-type="float">
            <text:p>19596443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57]-[.J357]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96468" calcext:value-type="float">
            <text:p>2009646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96441" calcext:value-type="float">
            <text:p>20096441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58]-[.J358]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596466" calcext:value-type="float">
            <text:p>2059646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596438" calcext:value-type="float">
            <text:p>20596438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59]-[.J359]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96464" calcext:value-type="float">
            <text:p>2109646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96436" calcext:value-type="float">
            <text:p>21096436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60]-[.J360]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596461" calcext:value-type="float">
            <text:p>2159646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596435" calcext:value-type="float">
            <text:p>21596435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61]-[.J361]"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096459" calcext:value-type="float">
            <text:p>2209645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096432" calcext:value-type="float">
            <text:p>22096432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62]-[.J362]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596457" calcext:value-type="float">
            <text:p>2259645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596430" calcext:value-type="float">
            <text:p>22596430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63]-[.J363]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96455" calcext:value-type="float">
            <text:p>2309645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96427" calcext:value-type="float">
            <text:p>23096427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64]-[.J364]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596453" calcext:value-type="float">
            <text:p>2359645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596425" calcext:value-type="float">
            <text:p>23596425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65]-[.J365]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96450" calcext:value-type="float">
            <text:p>2409645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96423" calcext:value-type="float">
            <text:p>24096423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66]-[.J366]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596448" calcext:value-type="float">
            <text:p>2459644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596419" calcext:value-type="float">
            <text:p>24596419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67]-[.J367]"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96446" calcext:value-type="float">
            <text:p>2509644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96418" calcext:value-type="float">
            <text:p>25096418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68]-[.J368]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596444" calcext:value-type="float">
            <text:p>2559644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596416" calcext:value-type="float">
            <text:p>25596416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69]-[.J369]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096442" calcext:value-type="float">
            <text:p>2609644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096413" calcext:value-type="float">
            <text:p>26096413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70]-[.J370]"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596439" calcext:value-type="float">
            <text:p>2659643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596411" calcext:value-type="float">
            <text:p>26596411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71]-[.J371]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96437" calcext:value-type="float">
            <text:p>2709643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96408" calcext:value-type="float">
            <text:p>27096408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72]-[.J372]"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96435" calcext:value-type="float">
            <text:p>2759643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96406" calcext:value-type="float">
            <text:p>27596406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73]-[.J373]"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96433" calcext:value-type="float">
            <text:p>2809643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96404" calcext:value-type="float">
            <text:p>28096404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74]-[.J374]"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596431" calcext:value-type="float">
            <text:p>2859643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596402" calcext:value-type="float">
            <text:p>28596402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75]-[.J375]"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96429" calcext:value-type="float">
            <text:p>2909642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96400" calcext:value-type="float">
            <text:p>29096400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76]-[.J376]"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96426" calcext:value-type="float">
            <text:p>2959642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96396" calcext:value-type="float">
            <text:p>29596396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77]-[.J377]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96424" calcext:value-type="float">
            <text:p>3009642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96394" calcext:value-type="float">
            <text:p>30096394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78]-[.J378]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596422" calcext:value-type="float">
            <text:p>3059642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596392" calcext:value-type="float">
            <text:p>30596392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79]-[.J379]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96420" calcext:value-type="float">
            <text:p>3109642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96389" calcext:value-type="float">
            <text:p>31096389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80]-[.J380]"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596417" calcext:value-type="float">
            <text:p>3159641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596387" calcext:value-type="float">
            <text:p>31596387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81]-[.J381]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096415" calcext:value-type="float">
            <text:p>3209641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096385" calcext:value-type="float">
            <text:p>32096385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82]-[.J382]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596413" calcext:value-type="float">
            <text:p>3259641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596383" calcext:value-type="float">
            <text:p>32596383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83]-[.J383]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96411" calcext:value-type="float">
            <text:p>3309641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96381" calcext:value-type="float">
            <text:p>33096381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84]-[.J384]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596409" calcext:value-type="float">
            <text:p>3359640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596378" calcext:value-type="float">
            <text:p>33596378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85]-[.J385]"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096407" calcext:value-type="float">
            <text:p>3409640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096376" calcext:value-type="float">
            <text:p>34096376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86]-[.J386]"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596404" calcext:value-type="float">
            <text:p>3459640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596374" calcext:value-type="float">
            <text:p>34596374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87]-[.J387]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96402" calcext:value-type="float">
            <text:p>3509640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96370" calcext:value-type="float">
            <text:p>35096370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88]-[.J388]"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596400" calcext:value-type="float">
            <text:p>3559640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596368" calcext:value-type="float">
            <text:p>35596368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89]-[.J389]"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096398" calcext:value-type="float">
            <text:p>3609639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096366" calcext:value-type="float">
            <text:p>36096366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90]-[.J390]"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96395" calcext:value-type="float">
            <text:p>3659639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96364" calcext:value-type="float">
            <text:p>36596364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91]-[.J391]"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96393" calcext:value-type="float">
            <text:p>3709639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96362" calcext:value-type="float">
            <text:p>37096362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92]-[.J392]"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596391" calcext:value-type="float">
            <text:p>3759639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596359" calcext:value-type="float">
            <text:p>37596359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93]-[.J393]"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096389" calcext:value-type="float">
            <text:p>3809638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096357" calcext:value-type="float">
            <text:p>38096357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94]-[.J394]"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596387" calcext:value-type="float">
            <text:p>3859638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596355" calcext:value-type="float">
            <text:p>38596355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95]-[.J395]"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096385" calcext:value-type="float">
            <text:p>3909638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096352" calcext:value-type="float">
            <text:p>39096352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96]-[.J396]"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596382" calcext:value-type="float">
            <text:p>3959638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596351" calcext:value-type="float">
            <text:p>39596351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97]-[.J397]"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96380" calcext:value-type="float">
            <text:p>4009638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96348" calcext:value-type="float">
            <text:p>40096348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98]-[.J398]"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596378" calcext:value-type="float">
            <text:p>4059637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596345" calcext:value-type="float">
            <text:p>40596345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399]-[.J399]"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096376" calcext:value-type="float">
            <text:p>4109637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096343" calcext:value-type="float">
            <text:p>41096343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00]-[.J400]"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596373" calcext:value-type="float">
            <text:p>4159637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596340" calcext:value-type="float">
            <text:p>41596340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01]-[.J401]"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096371" calcext:value-type="float">
            <text:p>4209637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096338" calcext:value-type="float">
            <text:p>42096338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02]-[.J402]"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596369" calcext:value-type="float">
            <text:p>4259636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596336" calcext:value-type="float">
            <text:p>42596336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03]-[.J403]"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096367" calcext:value-type="float">
            <text:p>4309636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096334" calcext:value-type="float">
            <text:p>43096334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04]-[.J404]"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596365" calcext:value-type="float">
            <text:p>4359636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596332" calcext:value-type="float">
            <text:p>43596332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05]-[.J405]"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096363" calcext:value-type="float">
            <text:p>4409636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096330" calcext:value-type="float">
            <text:p>44096330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06]-[.J406]"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596360" calcext:value-type="float">
            <text:p>4459636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596327" calcext:value-type="float">
            <text:p>44596327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07]-[.J407]"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096358" calcext:value-type="float">
            <text:p>4509635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096325" calcext:value-type="float">
            <text:p>45096325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08]-[.J408]"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596356" calcext:value-type="float">
            <text:p>4559635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596322" calcext:value-type="float">
            <text:p>45596322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09]-[.J409]" office:value-type="float" office:value="34" calcext:value-type="float">
            <text:p>34</text:p>
          </table:table-cell>
          <table:table-cell table:number-columns-repeated="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096354" calcext:value-type="float">
            <text:p>4609635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096319" calcext:value-type="float">
            <text:p>46096319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10]-[.J410]" office:value-type="float" office:value="35" calcext:value-type="float">
            <text:p>35</text:p>
          </table:table-cell>
          <table:table-cell table:number-columns-repeated="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596351" calcext:value-type="float">
            <text:p>4659635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596318" calcext:value-type="float">
            <text:p>46596318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11]-[.J411]"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096349" calcext:value-type="float">
            <text:p>4709634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096315" calcext:value-type="float">
            <text:p>47096315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12]-[.J412]" office:value-type="float" office:value="34" calcext:value-type="float">
            <text:p>34</text:p>
          </table:table-cell>
          <table:table-cell table:number-columns-repeated="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596347" calcext:value-type="float">
            <text:p>4759634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596313" calcext:value-type="float">
            <text:p>47596313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13]-[.J413]" office:value-type="float" office:value="34" calcext:value-type="float">
            <text:p>34</text:p>
          </table:table-cell>
          <table:table-cell table:number-columns-repeated="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096345" calcext:value-type="float">
            <text:p>4809634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096311" calcext:value-type="float">
            <text:p>48096311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14]-[.J414]" office:value-type="float" office:value="34" calcext:value-type="float">
            <text:p>34</text:p>
          </table:table-cell>
          <table:table-cell table:number-columns-repeated="1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596343" calcext:value-type="float">
            <text:p>4859634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596308" calcext:value-type="float">
            <text:p>48596308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15]-[.J415]" office:value-type="float" office:value="35" calcext:value-type="float">
            <text:p>35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096340" calcext:value-type="float">
            <text:p>4909634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096306" calcext:value-type="float">
            <text:p>49096306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16]-[.J416]" office:value-type="float" office:value="34" calcext:value-type="float">
            <text:p>34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596338" calcext:value-type="float">
            <text:p>4959633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596303" calcext:value-type="float">
            <text:p>49596303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17]-[.J417]" office:value-type="float" office:value="35" calcext:value-type="float">
            <text:p>35</text:p>
          </table:table-cell>
          <table:table-cell table:number-columns-repeated="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96336" calcext:value-type="float">
            <text:p>5009633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96302" calcext:value-type="float">
            <text:p>50096302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18]-[.J418]" office:value-type="float" office:value="34" calcext:value-type="float">
            <text:p>34</text:p>
          </table:table-cell>
          <table:table-cell table:number-columns-repeated="1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596334" calcext:value-type="float">
            <text:p>5059633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596300" calcext:value-type="float">
            <text:p>50596300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19]-[.J419]" office:value-type="float" office:value="34" calcext:value-type="float">
            <text:p>34</text:p>
          </table:table-cell>
          <table:table-cell table:number-columns-repeated="1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096332" calcext:value-type="float">
            <text:p>5109633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096296" calcext:value-type="float">
            <text:p>51096296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20]-[.J420]" office:value-type="float" office:value="36" calcext:value-type="float">
            <text:p>36</text:p>
          </table:table-cell>
          <table:table-cell table:number-columns-repeated="1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596330" calcext:value-type="float">
            <text:p>5159633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596294" calcext:value-type="float">
            <text:p>51596294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21]-[.J421]" office:value-type="float" office:value="36" calcext:value-type="float">
            <text:p>36</text:p>
          </table:table-cell>
          <table:table-cell table:number-columns-repeated="1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096327" calcext:value-type="float">
            <text:p>5209632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096291" calcext:value-type="float">
            <text:p>52096291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22]-[.J422]" office:value-type="float" office:value="36" calcext:value-type="float">
            <text:p>36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596325" calcext:value-type="float">
            <text:p>5259632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596289" calcext:value-type="float">
            <text:p>52596289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23]-[.J423]" office:value-type="float" office:value="36" calcext:value-type="float">
            <text:p>36</text:p>
          </table:table-cell>
          <table:table-cell table:number-columns-repeated="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096323" calcext:value-type="float">
            <text:p>5309632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096287" calcext:value-type="float">
            <text:p>53096287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24]-[.J424]" office:value-type="float" office:value="36" calcext:value-type="float">
            <text:p>36</text:p>
          </table:table-cell>
          <table:table-cell table:number-columns-repeated="1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596321" calcext:value-type="float">
            <text:p>5359632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596285" calcext:value-type="float">
            <text:p>53596285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25]-[.J425]" office:value-type="float" office:value="36" calcext:value-type="float">
            <text:p>36</text:p>
          </table:table-cell>
          <table:table-cell table:number-columns-repeated="1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96319" calcext:value-type="float">
            <text:p>5409631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96283" calcext:value-type="float">
            <text:p>54096283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26]-[.J426]" office:value-type="float" office:value="36" calcext:value-type="float">
            <text:p>36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596316" calcext:value-type="float">
            <text:p>5459631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596281" calcext:value-type="float">
            <text:p>54596281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27]-[.J427]" office:value-type="float" office:value="35" calcext:value-type="float">
            <text:p>35</text:p>
          </table:table-cell>
          <table:table-cell table:number-columns-repeated="1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096314" calcext:value-type="float">
            <text:p>5509631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096278" calcext:value-type="float">
            <text:p>55096278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28]-[.J428]" office:value-type="float" office:value="36" calcext:value-type="float">
            <text:p>36</text:p>
          </table:table-cell>
          <table:table-cell table:number-columns-repeated="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596312" calcext:value-type="float">
            <text:p>5559631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596276" calcext:value-type="float">
            <text:p>55596276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29]-[.J429]" office:value-type="float" office:value="36" calcext:value-type="float">
            <text:p>36</text:p>
          </table:table-cell>
          <table:table-cell table:number-columns-repeated="1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096310" calcext:value-type="float">
            <text:p>5609631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096273" calcext:value-type="float">
            <text:p>56096273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30]-[.J430]"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596307" calcext:value-type="float">
            <text:p>5659630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596270" calcext:value-type="float">
            <text:p>56596270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31]-[.J431]"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096305" calcext:value-type="float">
            <text:p>5709630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096268" calcext:value-type="float">
            <text:p>57096268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32]-[.J432]"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596303" calcext:value-type="float">
            <text:p>5759630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596266" calcext:value-type="float">
            <text:p>57596266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33]-[.J433]"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096301" calcext:value-type="float">
            <text:p>5809630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096264" calcext:value-type="float">
            <text:p>58096264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34]-[.J434]"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596299" calcext:value-type="float">
            <text:p>5859629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596262" calcext:value-type="float">
            <text:p>58596262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35]-[.J435]"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096297" calcext:value-type="float">
            <text:p>5909629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096259" calcext:value-type="float">
            <text:p>59096259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36]-[.J436]" office:value-type="float" office:value="38" calcext:value-type="float">
            <text:p>38</text:p>
          </table:table-cell>
          <table:table-cell table:number-columns-repeated="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596294" calcext:value-type="float">
            <text:p>5959629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596257" calcext:value-type="float">
            <text:p>59596257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37]-[.J437]"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96292" calcext:value-type="float">
            <text:p>6009629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96255" calcext:value-type="float">
            <text:p>60096255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38]-[.J438]"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596290" calcext:value-type="float">
            <text:p>6059629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596252" calcext:value-type="float">
            <text:p>60596252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39]-[.J439]" office:value-type="float" office:value="38" calcext:value-type="float">
            <text:p>38</text:p>
          </table:table-cell>
          <table:table-cell table:number-columns-repeated="1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096288" calcext:value-type="float">
            <text:p>6109628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096251" calcext:value-type="float">
            <text:p>61096251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40]-[.J440]"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596286" calcext:value-type="float">
            <text:p>6159628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596247" calcext:value-type="float">
            <text:p>61596247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41]-[.J441]"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096283" calcext:value-type="float">
            <text:p>6209628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096245" calcext:value-type="float">
            <text:p>62096245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42]-[.J442]" office:value-type="float" office:value="38" calcext:value-type="float">
            <text:p>38</text:p>
          </table:table-cell>
          <table:table-cell table:number-columns-repeated="1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596281" calcext:value-type="float">
            <text:p>6259628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596243" calcext:value-type="float">
            <text:p>62596243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43]-[.J443]" office:value-type="float" office:value="38" calcext:value-type="float">
            <text:p>38</text:p>
          </table:table-cell>
          <table:table-cell table:number-columns-repeated="1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096279" calcext:value-type="float">
            <text:p>6309627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096240" calcext:value-type="float">
            <text:p>63096240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44]-[.J444]"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96277" calcext:value-type="float">
            <text:p>6359627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96238" calcext:value-type="float">
            <text:p>63596238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45]-[.J445]"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096275" calcext:value-type="float">
            <text:p>6409627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096236" calcext:value-type="float">
            <text:p>64096236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46]-[.J446]"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596272" calcext:value-type="float">
            <text:p>6459627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596234" calcext:value-type="float">
            <text:p>64596234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47]-[.J447]" office:value-type="float" office:value="38" calcext:value-type="float">
            <text:p>38</text:p>
          </table:table-cell>
          <table:table-cell table:number-columns-repeated="1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096270" calcext:value-type="float">
            <text:p>6509627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096232" calcext:value-type="float">
            <text:p>65096232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48]-[.J448]" office:value-type="float" office:value="38" calcext:value-type="float">
            <text:p>38</text:p>
          </table:table-cell>
          <table:table-cell table:number-columns-repeated="1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596268" calcext:value-type="float">
            <text:p>6559626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596229" calcext:value-type="float">
            <text:p>65596229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49]-[.J449]"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096266" calcext:value-type="float">
            <text:p>6609626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096227" calcext:value-type="float">
            <text:p>66096227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50]-[.J450]"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596264" calcext:value-type="float">
            <text:p>6659626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596224" calcext:value-type="float">
            <text:p>66596224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51]-[.J451]"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96261" calcext:value-type="float">
            <text:p>6709626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96221" calcext:value-type="float">
            <text:p>67096221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52]-[.J452]"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596259" calcext:value-type="float">
            <text:p>6759625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596219" calcext:value-type="float">
            <text:p>67596219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53]-[.J453]"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096257" calcext:value-type="float">
            <text:p>6809625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096217" calcext:value-type="float">
            <text:p>68096217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54]-[.J454]"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596255" calcext:value-type="float">
            <text:p>6859625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596215" calcext:value-type="float">
            <text:p>68596215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55]-[.J455]"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096252" calcext:value-type="float">
            <text:p>6909625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096213" calcext:value-type="float">
            <text:p>69096213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56]-[.J456]"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596250" calcext:value-type="float">
            <text:p>6959625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596210" calcext:value-type="float">
            <text:p>69596210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57]-[.J457]"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96248" calcext:value-type="float">
            <text:p>7009624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096208" calcext:value-type="float">
            <text:p>70096208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58]-[.J458]"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596246" calcext:value-type="float">
            <text:p>7059624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596205" calcext:value-type="float">
            <text:p>70596205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59]-[.J459]"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096244" calcext:value-type="float">
            <text:p>7109624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096203" calcext:value-type="float">
            <text:p>71096203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60]-[.J460]"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596241" calcext:value-type="float">
            <text:p>7159624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596202" calcext:value-type="float">
            <text:p>71596202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61]-[.J461]"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096239" calcext:value-type="float">
            <text:p>7209623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096198" calcext:value-type="float">
            <text:p>72096198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62]-[.J462]"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596237" calcext:value-type="float">
            <text:p>7259623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596196" calcext:value-type="float">
            <text:p>72596196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63]-[.J463]"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96235" calcext:value-type="float">
            <text:p>7309623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096194" calcext:value-type="float">
            <text:p>73096194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64]-[.J464]"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596233" calcext:value-type="float">
            <text:p>7359623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596191" calcext:value-type="float">
            <text:p>73596191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65]-[.J465]" office:value-type="float" office:value="42" calcext:value-type="float">
            <text:p>42</text:p>
          </table:table-cell>
          <table:table-cell table:number-columns-repeated="1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096231" calcext:value-type="float">
            <text:p>7409623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096189" calcext:value-type="float">
            <text:p>74096189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66]-[.J466]" office:value-type="float" office:value="42" calcext:value-type="float">
            <text:p>42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596228" calcext:value-type="float">
            <text:p>7459622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596187" calcext:value-type="float">
            <text:p>74596187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67]-[.J467]"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096226" calcext:value-type="float">
            <text:p>7509622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096185" calcext:value-type="float">
            <text:p>75096185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68]-[.J468]"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596224" calcext:value-type="float">
            <text:p>7559622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596183" calcext:value-type="float">
            <text:p>75596183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69]-[.J469]"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96222" calcext:value-type="float">
            <text:p>7609622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96180" calcext:value-type="float">
            <text:p>76096180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70]-[.J470]" office:value-type="float" office:value="42" calcext:value-type="float">
            <text:p>42</text:p>
          </table:table-cell>
          <table:table-cell table:number-columns-repeated="1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596219" calcext:value-type="float">
            <text:p>7659621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596178" calcext:value-type="float">
            <text:p>76596178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71]-[.J471]"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096217" calcext:value-type="float">
            <text:p>7709621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096175" calcext:value-type="float">
            <text:p>77096175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72]-[.J472]" office:value-type="float" office:value="42" calcext:value-type="float">
            <text:p>42</text:p>
          </table:table-cell>
          <table:table-cell table:number-columns-repeated="1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596215" calcext:value-type="float">
            <text:p>7759621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596172" calcext:value-type="float">
            <text:p>77596172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73]-[.J473]" office:value-type="float" office:value="43" calcext:value-type="float">
            <text:p>43</text:p>
          </table:table-cell>
          <table:table-cell table:number-columns-repeated="1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096213" calcext:value-type="float">
            <text:p>7809621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096170" calcext:value-type="float">
            <text:p>78096170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74]-[.J474]" office:value-type="float" office:value="43" calcext:value-type="float">
            <text:p>43</text:p>
          </table:table-cell>
          <table:table-cell table:number-columns-repeated="1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596211" calcext:value-type="float">
            <text:p>7859621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596169" calcext:value-type="float">
            <text:p>78596169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75]-[.J475]" office:value-type="float" office:value="42" calcext:value-type="float">
            <text:p>42</text:p>
          </table:table-cell>
          <table:table-cell table:number-columns-repeated="1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096209" calcext:value-type="float">
            <text:p>7909620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096166" calcext:value-type="float">
            <text:p>79096166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76]-[.J476]" office:value-type="float" office:value="43" calcext:value-type="float">
            <text:p>43</text:p>
          </table:table-cell>
          <table:table-cell table:number-columns-repeated="1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596206" calcext:value-type="float">
            <text:p>7959620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596164" calcext:value-type="float">
            <text:p>79596164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77]-[.J477]" office:value-type="float" office:value="42" calcext:value-type="float">
            <text:p>42</text:p>
          </table:table-cell>
          <table:table-cell table:number-columns-repeated="1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96204" calcext:value-type="float">
            <text:p>8009620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96161" calcext:value-type="float">
            <text:p>80096161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78]-[.J478]" office:value-type="float" office:value="43" calcext:value-type="float">
            <text:p>43</text:p>
          </table:table-cell>
          <table:table-cell table:number-columns-repeated="1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596202" calcext:value-type="float">
            <text:p>8059620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596159" calcext:value-type="float">
            <text:p>80596159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79]-[.J479]" office:value-type="float" office:value="43" calcext:value-type="float">
            <text:p>43</text:p>
          </table:table-cell>
          <table:table-cell table:number-columns-repeated="1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096200" calcext:value-type="float">
            <text:p>8109620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096157" calcext:value-type="float">
            <text:p>81096157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80]-[.J480]" office:value-type="float" office:value="43" calcext:value-type="float">
            <text:p>43</text:p>
          </table:table-cell>
          <table:table-cell table:number-columns-repeated="1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596197" calcext:value-type="float">
            <text:p>8159619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596154" calcext:value-type="float">
            <text:p>81596154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81]-[.J481]" office:value-type="float" office:value="43" calcext:value-type="float">
            <text:p>43</text:p>
          </table:table-cell>
          <table:table-cell table:number-columns-repeated="1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096195" calcext:value-type="float">
            <text:p>8209619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096152" calcext:value-type="float">
            <text:p>82096152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82]-[.J482]" office:value-type="float" office:value="43" calcext:value-type="float">
            <text:p>43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596193" calcext:value-type="float">
            <text:p>8259619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596150" calcext:value-type="float">
            <text:p>82596150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83]-[.J483]" office:value-type="float" office:value="43" calcext:value-type="float">
            <text:p>43</text:p>
          </table:table-cell>
          <table:table-cell table:number-columns-repeated="1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096191" calcext:value-type="float">
            <text:p>8309619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596145" calcext:value-type="float">
            <text:p>83596145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84]-[.J484]" office:value-type="float" office:value="-499954" calcext:value-type="float">
            <text:p>-499954</text:p>
          </table:table-cell>
          <table:table-cell table:number-columns-repeated="1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596189" calcext:value-type="float">
            <text:p>8359618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4096113" calcext:value-type="float">
            <text:p>84096113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85]-[.J485]" office:value-type="float" office:value="-499924" calcext:value-type="float">
            <text:p>-499924</text:p>
          </table:table-cell>
          <table:table-cell table:number-columns-repeated="1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096187" calcext:value-type="float">
            <text:p>8409618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096142" calcext:value-type="float">
            <text:p>84096142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86]-[.J486]"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596184" calcext:value-type="float">
            <text:p>8459618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596140" calcext:value-type="float">
            <text:p>84596140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87]-[.J487]" office:value-type="float" office:value="44" calcext:value-type="float">
            <text:p>44</text:p>
          </table:table-cell>
          <table:table-cell table:number-columns-repeated="1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096182" calcext:value-type="float">
            <text:p>8509618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096138" calcext:value-type="float">
            <text:p>85096138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88]-[.J488]" office:value-type="float" office:value="44" calcext:value-type="float">
            <text:p>44</text:p>
          </table:table-cell>
          <table:table-cell table:number-columns-repeated="1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596180" calcext:value-type="float">
            <text:p>8559618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596135" calcext:value-type="float">
            <text:p>85596135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89]-[.J489]"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096178" calcext:value-type="float">
            <text:p>8609617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096134" calcext:value-type="float">
            <text:p>86096134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90]-[.J490]" office:value-type="float" office:value="44" calcext:value-type="float">
            <text:p>44</text:p>
          </table:table-cell>
          <table:table-cell table:number-columns-repeated="1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596175" calcext:value-type="float">
            <text:p>8659617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596131" calcext:value-type="float">
            <text:p>86596131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91]-[.J491]" office:value-type="float" office:value="44" calcext:value-type="float">
            <text:p>44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096173" calcext:value-type="float">
            <text:p>8709617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096129" calcext:value-type="float">
            <text:p>87096129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92]-[.J492]" office:value-type="float" office:value="44" calcext:value-type="float">
            <text:p>44</text:p>
          </table:table-cell>
          <table:table-cell table:number-columns-repeated="1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596171" calcext:value-type="float">
            <text:p>8759617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596126" calcext:value-type="float">
            <text:p>87596126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93]-[.J493]"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096169" calcext:value-type="float">
            <text:p>8809616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096123" calcext:value-type="float">
            <text:p>88096123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94]-[.J494]"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596167" calcext:value-type="float">
            <text:p>8859616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596121" calcext:value-type="float">
            <text:p>88596121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95]-[.J495]"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096165" calcext:value-type="float">
            <text:p>8909616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096119" calcext:value-type="float">
            <text:p>89096119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96]-[.J496]"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596162" calcext:value-type="float">
            <text:p>8959616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596117" calcext:value-type="float">
            <text:p>89596117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97]-[.J497]"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096160" calcext:value-type="float">
            <text:p>9009616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096115" calcext:value-type="float">
            <text:p>90096115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98]-[.J498]"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596158" calcext:value-type="float">
            <text:p>9059615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596113" calcext:value-type="float">
            <text:p>90596113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499]-[.J499]"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096156" calcext:value-type="float">
            <text:p>9109615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096110" calcext:value-type="float">
            <text:p>91096110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500]-[.J500]"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596153" calcext:value-type="float">
            <text:p>9159615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596108" calcext:value-type="float">
            <text:p>91596108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501]-[.J501]"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096151" calcext:value-type="float">
            <text:p>9209615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096105" calcext:value-type="float">
            <text:p>92096105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502]-[.J502]"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596149" calcext:value-type="float">
            <text:p>9259614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596103" calcext:value-type="float">
            <text:p>92596103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503]-[.J503]"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096147" calcext:value-type="float">
            <text:p>9309614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096101" calcext:value-type="float">
            <text:p>93096101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504]-[.J504]"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596145" calcext:value-type="float">
            <text:p>9359614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596098" calcext:value-type="float">
            <text:p>93596098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505]-[.J505]"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096142" calcext:value-type="float">
            <text:p>9409614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096096" calcext:value-type="float">
            <text:p>94096096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506]-[.J506]"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596140" calcext:value-type="float">
            <text:p>9459614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596093" calcext:value-type="float">
            <text:p>94596093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507]-[.J507]"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096138" calcext:value-type="float">
            <text:p>9509613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096091" calcext:value-type="float">
            <text:p>95096091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508]-[.J508]"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596136" calcext:value-type="float">
            <text:p>9559613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596089" calcext:value-type="float">
            <text:p>95596089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509]-[.J509]"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096134" calcext:value-type="float">
            <text:p>9609613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096086" calcext:value-type="float">
            <text:p>96096086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510]-[.J510]" office:value-type="float" office:value="48" calcext:value-type="float">
            <text:p>48</text:p>
          </table:table-cell>
          <table:table-cell table:number-columns-repeated="1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596131" calcext:value-type="float">
            <text:p>9659613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596085" calcext:value-type="float">
            <text:p>96596085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511]-[.J511]"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096129" calcext:value-type="float">
            <text:p>9709612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096082" calcext:value-type="float">
            <text:p>97096082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512]-[.J512]"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596127" calcext:value-type="float">
            <text:p>9759612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596080" calcext:value-type="float">
            <text:p>97596080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513]-[.J513]"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096125" calcext:value-type="float">
            <text:p>9809612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096077" calcext:value-type="float">
            <text:p>98096077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514]-[.J514]" office:value-type="float" office:value="48" calcext:value-type="float">
            <text:p>48</text:p>
          </table:table-cell>
          <table:table-cell table:number-columns-repeated="1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596123" calcext:value-type="float">
            <text:p>9859612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596074" calcext:value-type="float">
            <text:p>98596074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515]-[.J515]" office:value-type="float" office:value="49" calcext:value-type="float">
            <text:p>49</text:p>
          </table:table-cell>
          <table:table-cell table:number-columns-repeated="1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096121" calcext:value-type="float">
            <text:p>9909612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096072" calcext:value-type="float">
            <text:p>99096072</text:p>
          </table:table-cell>
          <table:table-cell office:value-type="float" office:value="1.1011111010011E+063" calcext:value-type="float">
            <text:p>1101111101001100000000000000000000000000000000000000000000000000</text:p>
          </table:table-cell>
          <table:table-cell/>
          <table:table-cell table:formula="of:=[.D516]-[.J516]" office:value-type="float" office:value="49" calcext:value-type="float">
            <text:p>49</text:p>
          </table:table-cell>
          <table:table-cell table:number-columns-repeated="14"/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1741" calcext:value-type="float">
            <text:p>60174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1728" calcext:value-type="float">
            <text:p>601728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21]-[.J521]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01736" calcext:value-type="float">
            <text:p>160173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01723" calcext:value-type="float">
            <text:p>1601723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22]-[.J522]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01731" calcext:value-type="float">
            <text:p>260173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01718" calcext:value-type="float">
            <text:p>2601718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23]-[.J523]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01727" calcext:value-type="float">
            <text:p>360172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01713" calcext:value-type="float">
            <text:p>3601713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24]-[.J524]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01722" calcext:value-type="float">
            <text:p>460172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01709" calcext:value-type="float">
            <text:p>4601709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25]-[.J525]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01717" calcext:value-type="float">
            <text:p>560171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01704" calcext:value-type="float">
            <text:p>5601704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26]-[.J526]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01713" calcext:value-type="float">
            <text:p>660171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01699" calcext:value-type="float">
            <text:p>6601699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27]-[.J527]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1708" calcext:value-type="float">
            <text:p>760170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01696" calcext:value-type="float">
            <text:p>7601696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28]-[.J528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01703" calcext:value-type="float">
            <text:p>860170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01690" calcext:value-type="float">
            <text:p>8601690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29]-[.J529]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01699" calcext:value-type="float">
            <text:p>960169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01685" calcext:value-type="float">
            <text:p>9601685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30]-[.J530]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01694" calcext:value-type="float">
            <text:p>1060169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01680" calcext:value-type="float">
            <text:p>10601680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31]-[.J531]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01689" calcext:value-type="float">
            <text:p>1160168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01677" calcext:value-type="float">
            <text:p>11601677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32]-[.J532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601684" calcext:value-type="float">
            <text:p>1260168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601672" calcext:value-type="float">
            <text:p>12601672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33]-[.J533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601680" calcext:value-type="float">
            <text:p>1360168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601667" calcext:value-type="float">
            <text:p>13601667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34]-[.J534]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01675" calcext:value-type="float">
            <text:p>1460167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01662" calcext:value-type="float">
            <text:p>14601662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35]-[.J535]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601670" calcext:value-type="float">
            <text:p>1560167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601658" calcext:value-type="float">
            <text:p>15601658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36]-[.J536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601665" calcext:value-type="float">
            <text:p>1660166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601653" calcext:value-type="float">
            <text:p>16601653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37]-[.J537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601661" calcext:value-type="float">
            <text:p>1760166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601648" calcext:value-type="float">
            <text:p>17601648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38]-[.J538]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01656" calcext:value-type="float">
            <text:p>1860165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01644" calcext:value-type="float">
            <text:p>18601644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39]-[.J539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601651" calcext:value-type="float">
            <text:p>1960165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601639" calcext:value-type="float">
            <text:p>19601639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40]-[.J540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601646" calcext:value-type="float">
            <text:p>2060164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601634" calcext:value-type="float">
            <text:p>20601634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41]-[.J541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1642" calcext:value-type="float">
            <text:p>2160164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01630" calcext:value-type="float">
            <text:p>21601630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42]-[.J542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601637" calcext:value-type="float">
            <text:p>2260163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601625" calcext:value-type="float">
            <text:p>22601625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43]-[.J543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601632" calcext:value-type="float">
            <text:p>2360163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601621" calcext:value-type="float">
            <text:p>23601621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44]-[.J544]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01627" calcext:value-type="float">
            <text:p>2460162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01615" calcext:value-type="float">
            <text:p>24601615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45]-[.J545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01623" calcext:value-type="float">
            <text:p>2560162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01611" calcext:value-type="float">
            <text:p>25601611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46]-[.J546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601618" calcext:value-type="float">
            <text:p>2660161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601606" calcext:value-type="float">
            <text:p>26601606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47]-[.J547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601613" calcext:value-type="float">
            <text:p>2760161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601602" calcext:value-type="float">
            <text:p>27601602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48]-[.J548]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01608" calcext:value-type="float">
            <text:p>2860160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01598" calcext:value-type="float">
            <text:p>28601598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49]-[.J549]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601604" calcext:value-type="float">
            <text:p>2960160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601592" calcext:value-type="float">
            <text:p>29601592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50]-[.J550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601599" calcext:value-type="float">
            <text:p>3060159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601587" calcext:value-type="float">
            <text:p>30601587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51]-[.J551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601594" calcext:value-type="float">
            <text:p>3160159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601583" calcext:value-type="float">
            <text:p>31601583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52]-[.J552]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601590" calcext:value-type="float">
            <text:p>3260159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601579" calcext:value-type="float">
            <text:p>32601579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53]-[.J553]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601585" calcext:value-type="float">
            <text:p>3360158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601574" calcext:value-type="float">
            <text:p>33601574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54]-[.J554]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601580" calcext:value-type="float">
            <text:p>3460158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601569" calcext:value-type="float">
            <text:p>34601569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55]-[.J555]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601575" calcext:value-type="float">
            <text:p>3560157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601564" calcext:value-type="float">
            <text:p>35601564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56]-[.J556]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601571" calcext:value-type="float">
            <text:p>3660157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601560" calcext:value-type="float">
            <text:p>36601560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57]-[.J557]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601566" calcext:value-type="float">
            <text:p>3760156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601555" calcext:value-type="float">
            <text:p>37601555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58]-[.J558]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601561" calcext:value-type="float">
            <text:p>3860156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601550" calcext:value-type="float">
            <text:p>38601550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59]-[.J559]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01556" calcext:value-type="float">
            <text:p>3960155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01547" calcext:value-type="float">
            <text:p>39601547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60]-[.J560]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601552" calcext:value-type="float">
            <text:p>4060155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601541" calcext:value-type="float">
            <text:p>40601541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61]-[.J561]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601547" calcext:value-type="float">
            <text:p>4160154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601536" calcext:value-type="float">
            <text:p>41601536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62]-[.J562]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601542" calcext:value-type="float">
            <text:p>4260154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601531" calcext:value-type="float">
            <text:p>42601531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63]-[.J563]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601538" calcext:value-type="float">
            <text:p>4360153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601528" calcext:value-type="float">
            <text:p>43601528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64]-[.J564]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601533" calcext:value-type="float">
            <text:p>4460153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601523" calcext:value-type="float">
            <text:p>44601523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65]-[.J565]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601528" calcext:value-type="float">
            <text:p>4560152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601517" calcext:value-type="float">
            <text:p>45601517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66]-[.J566]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601523" calcext:value-type="float">
            <text:p>4660152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601513" calcext:value-type="float">
            <text:p>46601513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67]-[.J567]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601519" calcext:value-type="float">
            <text:p>4760151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601509" calcext:value-type="float">
            <text:p>47601509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68]-[.J568]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601514" calcext:value-type="float">
            <text:p>4860151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601504" calcext:value-type="float">
            <text:p>48601504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69]-[.J569]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601509" calcext:value-type="float">
            <text:p>4960150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601499" calcext:value-type="float">
            <text:p>49601499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70]-[.J570]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601504" calcext:value-type="float">
            <text:p>5060150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601494" calcext:value-type="float">
            <text:p>50601494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71]-[.J571]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601500" calcext:value-type="float">
            <text:p>5160150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601490" calcext:value-type="float">
            <text:p>51601490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72]-[.J572]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601495" calcext:value-type="float">
            <text:p>5260149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601485" calcext:value-type="float">
            <text:p>52601485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73]-[.J573]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601490" calcext:value-type="float">
            <text:p>5360149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601481" calcext:value-type="float">
            <text:p>53601481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74]-[.J574]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601485" calcext:value-type="float">
            <text:p>5460148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601476" calcext:value-type="float">
            <text:p>54601476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75]-[.J575]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601481" calcext:value-type="float">
            <text:p>5560148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601472" calcext:value-type="float">
            <text:p>55601472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76]-[.J576]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601476" calcext:value-type="float">
            <text:p>5660147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601466" calcext:value-type="float">
            <text:p>56601466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77]-[.J577]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601471" calcext:value-type="float">
            <text:p>5760147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601462" calcext:value-type="float">
            <text:p>57601462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78]-[.J578]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601466" calcext:value-type="float">
            <text:p>5860146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601457" calcext:value-type="float">
            <text:p>58601457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79]-[.J579]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601462" calcext:value-type="float">
            <text:p>5960146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601453" calcext:value-type="float">
            <text:p>59601453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80]-[.J580]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601457" calcext:value-type="float">
            <text:p>6060145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601448" calcext:value-type="float">
            <text:p>60601448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81]-[.J581]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601452" calcext:value-type="float">
            <text:p>6160145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601443" calcext:value-type="float">
            <text:p>61601443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82]-[.J582]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601448" calcext:value-type="float">
            <text:p>6260144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601438" calcext:value-type="float">
            <text:p>62601438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83]-[.J583]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601443" calcext:value-type="float">
            <text:p>6360144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601434" calcext:value-type="float">
            <text:p>63601434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84]-[.J584]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601438" calcext:value-type="float">
            <text:p>6460143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601430" calcext:value-type="float">
            <text:p>64601430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85]-[.J585]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601433" calcext:value-type="float">
            <text:p>6560143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601425" calcext:value-type="float">
            <text:p>65601425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86]-[.J586]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601429" calcext:value-type="float">
            <text:p>6660142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601419" calcext:value-type="float">
            <text:p>66601419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87]-[.J587]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601424" calcext:value-type="float">
            <text:p>6760142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601415" calcext:value-type="float">
            <text:p>67601415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88]-[.J588]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01419" calcext:value-type="float">
            <text:p>6860141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01411" calcext:value-type="float">
            <text:p>68601411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89]-[.J589]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601414" calcext:value-type="float">
            <text:p>6960141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601406" calcext:value-type="float">
            <text:p>69601406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90]-[.J590]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01410" calcext:value-type="float">
            <text:p>7060141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01401" calcext:value-type="float">
            <text:p>70601401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91]-[.J591]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601405" calcext:value-type="float">
            <text:p>7160140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601397" calcext:value-type="float">
            <text:p>71601397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92]-[.J592]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601400" calcext:value-type="float">
            <text:p>7260140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601392" calcext:value-type="float">
            <text:p>72601392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93]-[.J593]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601395" calcext:value-type="float">
            <text:p>7360139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601387" calcext:value-type="float">
            <text:p>73601387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94]-[.J594]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601391" calcext:value-type="float">
            <text:p>7460139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601382" calcext:value-type="float">
            <text:p>74601382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95]-[.J595]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601386" calcext:value-type="float">
            <text:p>7560138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601379" calcext:value-type="float">
            <text:p>75601379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96]-[.J596]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601381" calcext:value-type="float">
            <text:p>7660138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601374" calcext:value-type="float">
            <text:p>76601374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97]-[.J597]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601376" calcext:value-type="float">
            <text:p>7760137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601368" calcext:value-type="float">
            <text:p>77601368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98]-[.J598]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601372" calcext:value-type="float">
            <text:p>7860137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601364" calcext:value-type="float">
            <text:p>78601364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599]-[.J599]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601367" calcext:value-type="float">
            <text:p>7960136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601360" calcext:value-type="float">
            <text:p>79601360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600]-[.J600]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601362" calcext:value-type="float">
            <text:p>8060136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601355" calcext:value-type="float">
            <text:p>80601355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601]-[.J601]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601357" calcext:value-type="float">
            <text:p>8160135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601350" calcext:value-type="float">
            <text:p>81601350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602]-[.J602]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601353" calcext:value-type="float">
            <text:p>8260135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601345" calcext:value-type="float">
            <text:p>82601345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603]-[.J603]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601348" calcext:value-type="float">
            <text:p>83601348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601341" calcext:value-type="float">
            <text:p>83601341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604]-[.J604]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601343" calcext:value-type="float">
            <text:p>84601343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601336" calcext:value-type="float">
            <text:p>84601336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605]-[.J605]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601339" calcext:value-type="float">
            <text:p>8560133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601331" calcext:value-type="float">
            <text:p>85601331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606]-[.J606]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601334" calcext:value-type="float">
            <text:p>8660133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601328" calcext:value-type="float">
            <text:p>86601328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607]-[.J607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601329" calcext:value-type="float">
            <text:p>8760132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601322" calcext:value-type="float">
            <text:p>87601322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608]-[.J608]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601324" calcext:value-type="float">
            <text:p>88601324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601317" calcext:value-type="float">
            <text:p>88601317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609]-[.J609]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601319" calcext:value-type="float">
            <text:p>89601319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601313" calcext:value-type="float">
            <text:p>89601313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610]-[.J610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601315" calcext:value-type="float">
            <text:p>9060131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601309" calcext:value-type="float">
            <text:p>90601309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611]-[.J611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601310" calcext:value-type="float">
            <text:p>91601310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601304" calcext:value-type="float">
            <text:p>91601304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612]-[.J612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601305" calcext:value-type="float">
            <text:p>92601305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601298" calcext:value-type="float">
            <text:p>92601298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613]-[.J613]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601301" calcext:value-type="float">
            <text:p>9360130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601294" calcext:value-type="float">
            <text:p>93601294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614]-[.J614]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601296" calcext:value-type="float">
            <text:p>9460129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601289" calcext:value-type="float">
            <text:p>94601289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615]-[.J615]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601291" calcext:value-type="float">
            <text:p>95601291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601285" calcext:value-type="float">
            <text:p>95601285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616]-[.J616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601286" calcext:value-type="float">
            <text:p>96601286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601281" calcext:value-type="float">
            <text:p>96601281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617]-[.J617]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601282" calcext:value-type="float">
            <text:p>9760128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601276" calcext:value-type="float">
            <text:p>97601276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618]-[.J618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601277" calcext:value-type="float">
            <text:p>98601277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601271" calcext:value-type="float">
            <text:p>98601271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619]-[.J619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601272" calcext:value-type="float">
            <text:p>99601272</text:p>
          </table:table-cell>
          <table:table-cell office:value-type="float" office:value="1.00000000000001E+063" calcext:value-type="float">
            <text:p>100000000000001000000000000000000000000000000000000000000000000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601266" calcext:value-type="float">
            <text:p>99601266</text:p>
          </table:table-cell>
          <table:table-cell office:value-type="float" office:value="1.1110110011011E+063" calcext:value-type="float">
            <text:p>1111011001101100000000000000000000000000000000000000000000000000</text:p>
          </table:table-cell>
          <table:table-cell/>
          <table:table-cell table:formula="of:=[.D620]-[.J620]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P1 as Start in both panels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4942" calcext:value-type="float">
            <text:p>254942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7003" calcext:value-type="float">
            <text:p>257003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625]-[.J625]" office:value-type="float" office:value="-2061" calcext:value-type="float">
            <text:p>-2061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3945" calcext:value-type="float">
            <text:p>793945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6006" calcext:value-type="float">
            <text:p>796006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table:formula="of:=[.D626]-[.J626]" office:value-type="float" office:value="-2061" calcext:value-type="float">
            <text:p>-206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36502" calcext:value-type="float">
            <text:p>5936502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38561" calcext:value-type="float">
            <text:p>5938561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table:formula="of:=[.D627]-[.J627]" office:value-type="float" office:value="-2059" calcext:value-type="float">
            <text:p>-2059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24443" calcext:value-type="float">
            <text:p>9824443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26498" calcext:value-type="float">
            <text:p>9826498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table:formula="of:=[.D628]-[.J628]" office:value-type="float" office:value="-2055" calcext:value-type="float">
            <text:p>-2055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41150" calcext:value-type="float">
            <text:p>11741150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43207" calcext:value-type="float">
            <text:p>11743207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table:formula="of:=[.D629]-[.J629]" office:value-type="float" office:value="-2057" calcext:value-type="float">
            <text:p>-2057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71330" calcext:value-type="float">
            <text:p>18671330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73385" calcext:value-type="float">
            <text:p>18673385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table:formula="of:=[.D630]-[.J630]" office:value-type="float" office:value="-2055" calcext:value-type="float">
            <text:p>-2055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457073" calcext:value-type="float">
            <text:p>19457073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459128" calcext:value-type="float">
            <text:p>19459128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table:formula="of:=[.D631]-[.J631]" office:value-type="float" office:value="-2055" calcext:value-type="float">
            <text:p>-205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394730" calcext:value-type="float">
            <text:p>26394730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396784" calcext:value-type="float">
            <text:p>26396784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table:formula="of:=[.D632]-[.J632]" office:value-type="float" office:value="-2054" calcext:value-type="float">
            <text:p>-2054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296881" calcext:value-type="float">
            <text:p>29296881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298930" calcext:value-type="float">
            <text:p>29298930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table:formula="of:=[.D633]-[.J633]" office:value-type="float" office:value="-2049" calcext:value-type="float">
            <text:p>-2049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422111" calcext:value-type="float">
            <text:p>29422111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2913" calcext:value-type="float">
            <text:p>29882913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table:formula="of:=[.D634]-[.J634]" office:value-type="float" office:value="-460802" calcext:value-type="float">
            <text:p>-46080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13834" calcext:value-type="float">
            <text:p>35013834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146956" calcext:value-type="float">
            <text:p>35146956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table:formula="of:=[.D635]-[.J635]" office:value-type="float" office:value="-133122" calcext:value-type="float">
            <text:p>-133122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353203" calcext:value-type="float">
            <text:p>37353203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355251" calcext:value-type="float">
            <text:p>37355251</text:p>
          </table:table-cell>
          <table:table-cell office:value-type="float" office:value="1E+050" calcext:value-type="float">
            <text:p>100000000000000000000000000000000000000000000000000</text:p>
          </table:table-cell>
          <table:table-cell/>
          <table:table-cell table:formula="of:=[.D636]-[.J636]" office:value-type="float" office:value="-2048" calcext:value-type="float">
            <text:p>-2048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135412" calcext:value-type="float">
            <text:p>38135412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137460" calcext:value-type="float">
            <text:p>38137460</text:p>
          </table:table-cell>
          <table:table-cell office:value-type="float" office:value="1E+050" calcext:value-type="float">
            <text:p>100000000000000000000000000000000000000000000000000</text:p>
          </table:table-cell>
          <table:table-cell/>
          <table:table-cell table:formula="of:=[.D637]-[.J637]" office:value-type="float" office:value="-2048" calcext:value-type="float">
            <text:p>-2048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171995" calcext:value-type="float">
            <text:p>42171995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174043" calcext:value-type="float">
            <text:p>42174043</text:p>
          </table:table-cell>
          <table:table-cell office:value-type="float" office:value="1E+050" calcext:value-type="float">
            <text:p>100000000000000000000000000000000000000000000000000</text:p>
          </table:table-cell>
          <table:table-cell/>
          <table:table-cell table:formula="of:=[.D638]-[.J638]" office:value-type="float" office:value="-2048" calcext:value-type="float">
            <text:p>-2048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092604" calcext:value-type="float">
            <text:p>44092604</text:p>
          </table:table-cell>
          <table:table-cell office:value-type="float" office:value="1.0001000101E+061" calcext:value-type="float">
            <text:p>1000100010100000000000000000000000000000000000000000000000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094652" calcext:value-type="float">
            <text:p>44094652</text:p>
          </table:table-cell>
          <table:table-cell office:value-type="float" office:value="1E+050" calcext:value-type="float">
            <text:p>100000000000000000000000000000000000000000000000000</text:p>
          </table:table-cell>
          <table:table-cell/>
          <table:table-cell table:formula="of:=[.D639]-[.J639]" office:value-type="float" office:value="-2048" calcext:value-type="float">
            <text:p>-2048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802959" calcext:value-type="float">
            <text:p>44802959</text:p>
          </table:table-cell>
          <table:table-cell office:value-type="float" office:value="1.0001000101E+061" calcext:value-type="float">
            <text:p>1000100010100000000000000000000000000000000000000000000000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805005" calcext:value-type="float">
            <text:p>44805005</text:p>
          </table:table-cell>
          <table:table-cell office:value-type="float" office:value="1E+050" calcext:value-type="float">
            <text:p>100000000000000000000000000000000000000000000000000</text:p>
          </table:table-cell>
          <table:table-cell/>
          <table:table-cell table:formula="of:=[.D640]-[.J640]" office:value-type="float" office:value="-2046" calcext:value-type="float">
            <text:p>-2046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160269" calcext:value-type="float">
            <text:p>46160269</text:p>
          </table:table-cell>
          <table:table-cell office:value-type="float" office:value="1E+053" calcext:value-type="float">
            <text:p>100000000000000000000000000000000000000000000000000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162316" calcext:value-type="float">
            <text:p>46162316</text:p>
          </table:table-cell>
          <table:table-cell office:value-type="float" office:value="1E+050" calcext:value-type="float">
            <text:p>100000000000000000000000000000000000000000000000000</text:p>
          </table:table-cell>
          <table:table-cell/>
          <table:table-cell table:formula="of:=[.D641]-[.J641]" office:value-type="float" office:value="-2047" calcext:value-type="float">
            <text:p>-2047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749981" calcext:value-type="float">
            <text:p>47749981</text:p>
          </table:table-cell>
          <table:table-cell office:value-type="float" office:value="1E+053" calcext:value-type="float">
            <text:p>10000000000000000000000000000000000000000000000000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7752025" calcext:value-type="float">
            <text:p>47752025</text:p>
          </table:table-cell>
          <table:table-cell office:value-type="float" office:value="1E+050" calcext:value-type="float">
            <text:p>100000000000000000000000000000000000000000000000000</text:p>
          </table:table-cell>
          <table:table-cell/>
          <table:table-cell table:formula="of:=[.D642]-[.J642]" office:value-type="float" office:value="-2044" calcext:value-type="float">
            <text:p>-2044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266644" calcext:value-type="float">
            <text:p>50266644</text:p>
          </table:table-cell>
          <table:table-cell office:value-type="float" office:value="1E+053" calcext:value-type="float">
            <text:p>10000000000000000000000000000000000000000000000000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268690" calcext:value-type="float">
            <text:p>50268690</text:p>
          </table:table-cell>
          <table:table-cell office:value-type="float" office:value="1E+050" calcext:value-type="float">
            <text:p>100000000000000000000000000000000000000000000000000</text:p>
          </table:table-cell>
          <table:table-cell/>
          <table:table-cell table:formula="of:=[.D643]-[.J643]" office:value-type="float" office:value="-2046" calcext:value-type="float">
            <text:p>-2046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109292" calcext:value-type="float">
            <text:p>51109292</text:p>
          </table:table-cell>
          <table:table-cell office:value-type="float" office:value="1E+053" calcext:value-type="float">
            <text:p>10000000000000000000000000000000000000000000000000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111337" calcext:value-type="float">
            <text:p>51111337</text:p>
          </table:table-cell>
          <table:table-cell office:value-type="float" office:value="1E+057" calcext:value-type="float">
            <text:p>1000000000000000000000000000000000000000000000000000000000</text:p>
          </table:table-cell>
          <table:table-cell/>
          <table:table-cell table:formula="of:=[.D644]-[.J644]" office:value-type="float" office:value="-2045" calcext:value-type="float">
            <text:p>-2045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843622" calcext:value-type="float">
            <text:p>60843622</text:p>
          </table:table-cell>
          <table:table-cell office:value-type="float" office:value="1E+053" calcext:value-type="float">
            <text:p>100000000000000000000000000000000000000000000000000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845666" calcext:value-type="float">
            <text:p>60845666</text:p>
          </table:table-cell>
          <table:table-cell office:value-type="float" office:value="1E+057" calcext:value-type="float">
            <text:p>1000000000000000000000000000000000000000000000000000000000</text:p>
          </table:table-cell>
          <table:table-cell/>
          <table:table-cell table:formula="of:=[.D645]-[.J645]" office:value-type="float" office:value="-2044" calcext:value-type="float">
            <text:p>-2044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748184" calcext:value-type="float">
            <text:p>61748184</text:p>
          </table:table-cell>
          <table:table-cell office:value-type="float" office:value="1E+053" calcext:value-type="float">
            <text:p>1000000000000000000000000000000000000000000000000000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750225" calcext:value-type="float">
            <text:p>61750225</text:p>
          </table:table-cell>
          <table:table-cell office:value-type="float" office:value="1E+057" calcext:value-type="float">
            <text:p>1000000000000000000000000000000000000000000000000000000000</text:p>
          </table:table-cell>
          <table:table-cell/>
          <table:table-cell table:formula="of:=[.D646]-[.J646]" office:value-type="float" office:value="-2041" calcext:value-type="float">
            <text:p>-2041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013017" calcext:value-type="float">
            <text:p>66013017</text:p>
          </table:table-cell>
          <table:table-cell office:value-type="float" office:value="1E+053" calcext:value-type="float">
            <text:p>100000000000000000000000000000000000000000000000000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015059" calcext:value-type="float">
            <text:p>66015059</text:p>
          </table:table-cell>
          <table:table-cell office:value-type="float" office:value="1E+057" calcext:value-type="float">
            <text:p>1000000000000000000000000000000000000000000000000000000000</text:p>
          </table:table-cell>
          <table:table-cell/>
          <table:table-cell table:formula="of:=[.D647]-[.J647]" office:value-type="float" office:value="-2042" calcext:value-type="float">
            <text:p>-2042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376818" calcext:value-type="float">
            <text:p>70376818</text:p>
          </table:table-cell>
          <table:table-cell office:value-type="float" office:value="1.0001E+052" calcext:value-type="float">
            <text:p>1000100000000000000000000000000000000000000000000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378857" calcext:value-type="float">
            <text:p>703788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648]-[.J648]" office:value-type="float" office:value="-2039" calcext:value-type="float">
            <text:p>-2039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75711" calcext:value-type="float">
            <text:p>70675711</text:p>
          </table:table-cell>
          <table:table-cell office:value-type="float" office:value="1.0001E+052" calcext:value-type="float">
            <text:p>100010000000000000000000000000000000000000000000000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065079" calcext:value-type="float">
            <text:p>71065079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649]-[.J649]" office:value-type="float" office:value="-389368" calcext:value-type="float">
            <text:p>-389368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341730" calcext:value-type="float">
            <text:p>72341730</text:p>
          </table:table-cell>
          <table:table-cell office:value-type="float" office:value="1.0001E+052" calcext:value-type="float">
            <text:p>10001000000000000000000000000000000000000000000000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343771" calcext:value-type="float">
            <text:p>72343771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650]-[.J650]" office:value-type="float" office:value="-2041" calcext:value-type="float">
            <text:p>-2041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865148" calcext:value-type="float">
            <text:p>73865148</text:p>
          </table:table-cell>
          <table:table-cell office:value-type="float" office:value="1.0001E+052" calcext:value-type="float">
            <text:p>100010000000000000000000000000000000000000000000000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867188" calcext:value-type="float">
            <text:p>73867188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651]-[.J651]" office:value-type="float" office:value="-2040" calcext:value-type="float">
            <text:p>-2040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75685" calcext:value-type="float">
            <text:p>76475685</text:p>
          </table:table-cell>
          <table:table-cell office:value-type="float" office:value="1.0001E+052" calcext:value-type="float">
            <text:p>100010000000000000000000000000000000000000000000000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77722" calcext:value-type="float">
            <text:p>76477722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652]-[.J652]" office:value-type="float" office:value="-2037" calcext:value-type="float">
            <text:p>-2037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935813" calcext:value-type="float">
            <text:p>77935813</text:p>
          </table:table-cell>
          <table:table-cell office:value-type="float" office:value="1.01E+058" calcext:value-type="float">
            <text:p>10100000000000000000000000000000000000000000000000000000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937852" calcext:value-type="float">
            <text:p>77937852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653]-[.J653]" office:value-type="float" office:value="-2039" calcext:value-type="float">
            <text:p>-2039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8190986" calcext:value-type="float">
            <text:p>78190986</text:p>
          </table:table-cell>
          <table:table-cell office:value-type="float" office:value="1.01E+058" calcext:value-type="float">
            <text:p>101000000000000000000000000000000000000000000000000000000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193025" calcext:value-type="float">
            <text:p>78193025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654]-[.J654]" office:value-type="float" office:value="-2039" calcext:value-type="float">
            <text:p>-2039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826804" calcext:value-type="float">
            <text:p>79826804</text:p>
          </table:table-cell>
          <table:table-cell office:value-type="float" office:value="1.01E+058" calcext:value-type="float">
            <text:p>101000000000000000000000000000000000000000000000000000000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828842" calcext:value-type="float">
            <text:p>79828842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655]-[.J655]" office:value-type="float" office:value="-2038" calcext:value-type="float">
            <text:p>-2038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779270" calcext:value-type="float">
            <text:p>81779270</text:p>
          </table:table-cell>
          <table:table-cell office:value-type="float" office:value="1.01E+058" calcext:value-type="float">
            <text:p>101000000000000000000000000000000000000000000000000000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781308" calcext:value-type="float">
            <text:p>81781308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656]-[.J656]" office:value-type="float" office:value="-2038" calcext:value-type="float">
            <text:p>-2038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574582" calcext:value-type="float">
            <text:p>83574582</text:p>
          </table:table-cell>
          <table:table-cell office:value-type="float" office:value="1.01E+058" calcext:value-type="float">
            <text:p>10100000000000000000000000000000000000000000000000000000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576619" calcext:value-type="float">
            <text:p>83576619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657]-[.J657]" office:value-type="float" office:value="-2037" calcext:value-type="float">
            <text:p>-2037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350573" calcext:value-type="float">
            <text:p>86350573</text:p>
          </table:table-cell>
          <table:table-cell office:value-type="float" office:value="1.01E+058" calcext:value-type="float">
            <text:p>101000000000000000000000000000000000000000000000000000000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352611" calcext:value-type="float">
            <text:p>86352611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658]-[.J658]" office:value-type="float" office:value="-2038" calcext:value-type="float">
            <text:p>-2038</text:p>
          </table:table-cell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059319" calcext:value-type="float">
            <text:p>90059319</text:p>
          </table:table-cell>
          <table:table-cell office:value-type="float" office:value="1.01E+058" calcext:value-type="float">
            <text:p>101000000000000000000000000000000000000000000000000000000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061355" calcext:value-type="float">
            <text:p>90061355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659]-[.J659]" office:value-type="float" office:value="-2036" calcext:value-type="float">
            <text:p>-2036</text:p>
          </table:table-cell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90237355" calcext:value-type="float">
            <text:p>90237355</text:p>
          </table:table-cell>
          <table:table-cell office:value-type="float" office:value="1.01E+058" calcext:value-type="float">
            <text:p>101000000000000000000000000000000000000000000000000000000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621724" calcext:value-type="float">
            <text:p>90621724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660]-[.J660]" office:value-type="float" office:value="-384369" calcext:value-type="float">
            <text:p>-384369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652941" calcext:value-type="float">
            <text:p>91652941</text:p>
          </table:table-cell>
          <table:table-cell office:value-type="float" office:value="1.01E+058" calcext:value-type="float">
            <text:p>101000000000000000000000000000000000000000000000000000000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654976" calcext:value-type="float">
            <text:p>91654976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661]-[.J661]" office:value-type="float" office:value="-2035" calcext:value-type="float">
            <text:p>-2035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2080645" calcext:value-type="float">
            <text:p>92080645</text:p>
          </table:table-cell>
          <table:table-cell office:value-type="float" office:value="1.00000000001E+048" calcext:value-type="float">
            <text:p>10000000000100000000000000000000000000000000000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082681" calcext:value-type="float">
            <text:p>92082681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662]-[.J662]" office:value-type="float" office:value="-2036" calcext:value-type="float">
            <text:p>-2036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3152389" calcext:value-type="float">
            <text:p>93152389</text:p>
          </table:table-cell>
          <table:table-cell office:value-type="float" office:value="1.00000000001E+048" calcext:value-type="float">
            <text:p>10000000000100000000000000000000000000000000000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3154424" calcext:value-type="float">
            <text:p>93154424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663]-[.J663]" office:value-type="float" office:value="-2035" calcext:value-type="float">
            <text:p>-2035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864891" calcext:value-type="float">
            <text:p>96864891</text:p>
          </table:table-cell>
          <table:table-cell office:value-type="float" office:value="1.00000000001E+048" calcext:value-type="float">
            <text:p>10000000000100000000000000000000000000000000000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866925" calcext:value-type="float">
            <text:p>96866925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664]-[.J664]" office:value-type="float" office:value="-2034" calcext:value-type="float">
            <text:p>-2034</text:p>
          </table:table-cell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8994" calcext:value-type="float">
            <text:p>358994</text:p>
          </table:table-cell>
          <table:table-cell office:value-type="float" office:value="1.00000000001E+048" calcext:value-type="float">
            <text:p>100000000001000000000000000000000000000000000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6933" calcext:value-type="float">
            <text:p>356933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668]-[.J668]" office:value-type="float" office:value="2061" calcext:value-type="float">
            <text:p>2061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8713" calcext:value-type="float">
            <text:p>588713</text:p>
          </table:table-cell>
          <table:table-cell office:value-type="float" office:value="1.00000000001E+048" calcext:value-type="float">
            <text:p>100000000001000000000000000000000000000000000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6653" calcext:value-type="float">
            <text:p>586653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669]-[.J669]" office:value-type="float" office:value="2060" calcext:value-type="float">
            <text:p>2060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86483" calcext:value-type="float">
            <text:p>5986483</text:p>
          </table:table-cell>
          <table:table-cell office:value-type="float" office:value="1.00000000001E+048" calcext:value-type="float">
            <text:p>1000000000010000000000000000000000000000000000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84421" calcext:value-type="float">
            <text:p>5984421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670]-[.J670]" office:value-type="float" office:value="2062" calcext:value-type="float">
            <text:p>2062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66238" calcext:value-type="float">
            <text:p>6766238</text:p>
          </table:table-cell>
          <table:table-cell office:value-type="float" office:value="1.00000000001E+048" calcext:value-type="float">
            <text:p>1000000000010000000000000000000000000000000000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64175" calcext:value-type="float">
            <text:p>6764175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671]-[.J671]" office:value-type="float" office:value="2063" calcext:value-type="float">
            <text:p>2063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57082" calcext:value-type="float">
            <text:p>7657082</text:p>
          </table:table-cell>
          <table:table-cell office:value-type="float" office:value="1.00000000001E+048" calcext:value-type="float">
            <text:p>100000000001000000000000000000000000000000000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55019" calcext:value-type="float">
            <text:p>7655019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672]-[.J672]" office:value-type="float" office:value="2063" calcext:value-type="float">
            <text:p>2063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9491" calcext:value-type="float">
            <text:p>8009491</text:p>
          </table:table-cell>
          <table:table-cell office:value-type="float" office:value="1.00000000001E+048" calcext:value-type="float">
            <text:p>100000000001000000000000000000000000000000000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7428" calcext:value-type="float">
            <text:p>8007428</text:p>
          </table:table-cell>
          <table:table-cell office:value-type="float" office:value="1.00000000000001E+040" calcext:value-type="float">
            <text:p>10000000000000100000000000000000000000000</text:p>
          </table:table-cell>
          <table:table-cell/>
          <table:table-cell table:formula="of:=[.D673]-[.J673]" office:value-type="float" office:value="2063" calcext:value-type="float">
            <text:p>2063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03679" calcext:value-type="float">
            <text:p>85036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72944" calcext:value-type="float">
            <text:p>8472944</text:p>
          </table:table-cell>
          <table:table-cell office:value-type="float" office:value="1.00000000000001E+040" calcext:value-type="float">
            <text:p>10000000000000100000000000000000000000000</text:p>
          </table:table-cell>
          <table:table-cell/>
          <table:table-cell table:formula="of:=[.D674]-[.J674]" office:value-type="float" office:value="30735" calcext:value-type="float">
            <text:p>3073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07491" calcext:value-type="float">
            <text:p>87074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05425" calcext:value-type="float">
            <text:p>8705425</text:p>
          </table:table-cell>
          <table:table-cell office:value-type="float" office:value="1.00000000000001E+040" calcext:value-type="float">
            <text:p>10000000000000100000000000000000000000000</text:p>
          </table:table-cell>
          <table:table-cell/>
          <table:table-cell table:formula="of:=[.D675]-[.J675]" office:value-type="float" office:value="2066" calcext:value-type="float">
            <text:p>2066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92910" calcext:value-type="float">
            <text:p>100929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90845" calcext:value-type="float">
            <text:p>10090845</text:p>
          </table:table-cell>
          <table:table-cell office:value-type="float" office:value="1.00000000000001E+040" calcext:value-type="float">
            <text:p>10000000000000100000000000000000000000000</text:p>
          </table:table-cell>
          <table:table-cell/>
          <table:table-cell table:formula="of:=[.D676]-[.J676]" office:value-type="float" office:value="2065" calcext:value-type="float">
            <text:p>2065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43657" calcext:value-type="float">
            <text:p>107436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41593" calcext:value-type="float">
            <text:p>10741593</text:p>
          </table:table-cell>
          <table:table-cell office:value-type="float" office:value="1.00000000000001E+040" calcext:value-type="float">
            <text:p>10000000000000100000000000000000000000000</text:p>
          </table:table-cell>
          <table:table-cell/>
          <table:table-cell table:formula="of:=[.D677]-[.J677]" office:value-type="float" office:value="2064" calcext:value-type="float">
            <text:p>2064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27272" calcext:value-type="float">
            <text:p>111272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25208" calcext:value-type="float">
            <text:p>11125208</text:p>
          </table:table-cell>
          <table:table-cell office:value-type="float" office:value="1.00000000000001E+040" calcext:value-type="float">
            <text:p>10000000000000100000000000000000000000000</text:p>
          </table:table-cell>
          <table:table-cell/>
          <table:table-cell table:formula="of:=[.D678]-[.J678]" office:value-type="float" office:value="2064" calcext:value-type="float">
            <text:p>2064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81113" calcext:value-type="float">
            <text:p>11781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79049" calcext:value-type="float">
            <text:p>11779049</text:p>
          </table:table-cell>
          <table:table-cell office:value-type="float" office:value="1.00000000000001E+040" calcext:value-type="float">
            <text:p>10000000000000100000000000000000000000000</text:p>
          </table:table-cell>
          <table:table-cell/>
          <table:table-cell table:formula="of:=[.D679]-[.J679]" office:value-type="float" office:value="2064" calcext:value-type="float">
            <text:p>2064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06609" calcext:value-type="float">
            <text:p>128066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2804544" calcext:value-type="float">
            <text:p>12804544</text:p>
          </table:table-cell>
          <table:table-cell office:value-type="float" office:value="1.00000000000001E+040" calcext:value-type="float">
            <text:p>10000000000000100000000000000000000000000</text:p>
          </table:table-cell>
          <table:table-cell/>
          <table:table-cell table:formula="of:=[.D680]-[.J680]" office:value-type="float" office:value="2065" calcext:value-type="float">
            <text:p>2065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809661" calcext:value-type="float">
            <text:p>148096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807593" calcext:value-type="float">
            <text:p>14807593</text:p>
          </table:table-cell>
          <table:table-cell office:value-type="float" office:value="1.00000000000001E+040" calcext:value-type="float">
            <text:p>10000000000000100000000000000000000000000</text:p>
          </table:table-cell>
          <table:table-cell/>
          <table:table-cell table:formula="of:=[.D681]-[.J681]" office:value-type="float" office:value="2068" calcext:value-type="float">
            <text:p>2068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607667" calcext:value-type="float">
            <text:p>17607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605601" calcext:value-type="float">
            <text:p>17605601</text:p>
          </table:table-cell>
          <table:table-cell office:value-type="float" office:value="1.00000000000001E+040" calcext:value-type="float">
            <text:p>10000000000000100000000000000000000000000</text:p>
          </table:table-cell>
          <table:table-cell/>
          <table:table-cell table:formula="of:=[.D682]-[.J682]" office:value-type="float" office:value="2066" calcext:value-type="float">
            <text:p>2066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740940" calcext:value-type="float">
            <text:p>187409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738873" calcext:value-type="float">
            <text:p>18738873</text:p>
          </table:table-cell>
          <table:table-cell office:value-type="float" office:value="1.00000000000001E+040" calcext:value-type="float">
            <text:p>10000000000000100000000000000000000000000</text:p>
          </table:table-cell>
          <table:table-cell/>
          <table:table-cell table:formula="of:=[.D683]-[.J683]" office:value-type="float" office:value="2067" calcext:value-type="float">
            <text:p>2067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986470" calcext:value-type="float">
            <text:p>199864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984403" calcext:value-type="float">
            <text:p>19984403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684]-[.J684]" office:value-type="float" office:value="2067" calcext:value-type="float">
            <text:p>2067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04726" calcext:value-type="float">
            <text:p>222047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02658" calcext:value-type="float">
            <text:p>22202658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685]-[.J685]" office:value-type="float" office:value="2068" calcext:value-type="float">
            <text:p>2068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819957" calcext:value-type="float">
            <text:p>25819957</text:p>
          </table:table-cell>
          <table:table-cell office:value-type="float" office:value="1000000000" calcext:value-type="float">
            <text:p>100000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817886" calcext:value-type="float">
            <text:p>25817886</text:p>
          </table:table-cell>
          <table:table-cell office:value-type="float" office:value="1E+015" calcext:value-type="float">
            <text:p>1000000000000000</text:p>
          </table:table-cell>
          <table:table-cell/>
          <table:table-cell table:formula="of:=[.D686]-[.J686]" office:value-type="float" office:value="2071" calcext:value-type="float">
            <text:p>2071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693061" calcext:value-type="float">
            <text:p>26693061</text:p>
          </table:table-cell>
          <table:table-cell office:value-type="float" office:value="1000000000" calcext:value-type="float">
            <text:p>100000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6690992" calcext:value-type="float">
            <text:p>26690992</text:p>
          </table:table-cell>
          <table:table-cell office:value-type="float" office:value="1E+015" calcext:value-type="float">
            <text:p>1000000000000000</text:p>
          </table:table-cell>
          <table:table-cell/>
          <table:table-cell table:formula="of:=[.D687]-[.J687]" office:value-type="float" office:value="2069" calcext:value-type="float">
            <text:p>2069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891522" calcext:value-type="float">
            <text:p>26891522</text:p>
          </table:table-cell>
          <table:table-cell office:value-type="float" office:value="1000000000" calcext:value-type="float">
            <text:p>1000000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889452" calcext:value-type="float">
            <text:p>26889452</text:p>
          </table:table-cell>
          <table:table-cell office:value-type="float" office:value="1E+015" calcext:value-type="float">
            <text:p>1000000000000000</text:p>
          </table:table-cell>
          <table:table-cell/>
          <table:table-cell table:formula="of:=[.D688]-[.J688]" office:value-type="float" office:value="2070" calcext:value-type="float">
            <text:p>2070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03744" calcext:value-type="float">
            <text:p>27903744</text:p>
          </table:table-cell>
          <table:table-cell office:value-type="float" office:value="1000000000" calcext:value-type="float">
            <text:p>10000000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01674" calcext:value-type="float">
            <text:p>27901674</text:p>
          </table:table-cell>
          <table:table-cell office:value-type="float" office:value="1E+015" calcext:value-type="float">
            <text:p>1000000000000000</text:p>
          </table:table-cell>
          <table:table-cell/>
          <table:table-cell table:formula="of:=[.D689]-[.J689]" office:value-type="float" office:value="2070" calcext:value-type="float">
            <text:p>2070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416399" calcext:value-type="float">
            <text:p>28416399</text:p>
          </table:table-cell>
          <table:table-cell office:value-type="float" office:value="1000000000" calcext:value-type="float">
            <text:p>1000000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414328" calcext:value-type="float">
            <text:p>28414328</text:p>
          </table:table-cell>
          <table:table-cell office:value-type="float" office:value="1E+015" calcext:value-type="float">
            <text:p>1000000000000000</text:p>
          </table:table-cell>
          <table:table-cell/>
          <table:table-cell table:formula="of:=[.D690]-[.J690]" office:value-type="float" office:value="2071" calcext:value-type="float">
            <text:p>2071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522569" calcext:value-type="float">
            <text:p>33522569</text:p>
          </table:table-cell>
          <table:table-cell office:value-type="float" office:value="1000000000" calcext:value-type="float">
            <text:p>100000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520497" calcext:value-type="float">
            <text:p>33520497</text:p>
          </table:table-cell>
          <table:table-cell office:value-type="float" office:value="1E+015" calcext:value-type="float">
            <text:p>1000000000000000</text:p>
          </table:table-cell>
          <table:table-cell/>
          <table:table-cell table:formula="of:=[.D691]-[.J691]" office:value-type="float" office:value="2072" calcext:value-type="float">
            <text:p>2072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167566" calcext:value-type="float">
            <text:p>351675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165491" calcext:value-type="float">
            <text:p>35165491</text:p>
          </table:table-cell>
          <table:table-cell office:value-type="float" office:value="1E+052" calcext:value-type="float">
            <text:p>10000000000000000000000000000000000000000000000000000</text:p>
          </table:table-cell>
          <table:table-cell/>
          <table:table-cell table:formula="of:=[.D692]-[.J692]" office:value-type="float" office:value="2075" calcext:value-type="float">
            <text:p>2075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499788" calcext:value-type="float">
            <text:p>42499788</text:p>
          </table:table-cell>
          <table:table-cell office:value-type="float" office:value="1.00001E+051" calcext:value-type="float">
            <text:p>1000010000000000000000000000000000000000000000000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497712" calcext:value-type="float">
            <text:p>42497712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693]-[.J693]" office:value-type="float" office:value="2076" calcext:value-type="float">
            <text:p>2076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377" calcext:value-type="float">
            <text:p>43200377</text:p>
          </table:table-cell>
          <table:table-cell office:value-type="float" office:value="1.00001E+051" calcext:value-type="float">
            <text:p>10000100000000000000000000000000000000000000000000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198302" calcext:value-type="float">
            <text:p>43198302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694]-[.J694]" office:value-type="float" office:value="2075" calcext:value-type="float">
            <text:p>2075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803819" calcext:value-type="float">
            <text:p>43803819</text:p>
          </table:table-cell>
          <table:table-cell office:value-type="float" office:value="1.00001E+051" calcext:value-type="float">
            <text:p>10000100000000000000000000000000000000000000000000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801743" calcext:value-type="float">
            <text:p>43801743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695]-[.J695]" office:value-type="float" office:value="2076" calcext:value-type="float">
            <text:p>2076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34853" calcext:value-type="float">
            <text:p>44934853</text:p>
          </table:table-cell>
          <table:table-cell office:value-type="float" office:value="1.00001E+051" calcext:value-type="float">
            <text:p>1000010000000000000000000000000000000000000000000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32774" calcext:value-type="float">
            <text:p>44932774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696]-[.J696]" office:value-type="float" office:value="2079" calcext:value-type="float">
            <text:p>2079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5497012" calcext:value-type="float">
            <text:p>45497012</text:p>
          </table:table-cell>
          <table:table-cell office:value-type="float" office:value="1.00001E+051" calcext:value-type="float">
            <text:p>10000100000000000000000000000000000000000000000000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530519" calcext:value-type="float">
            <text:p>45530519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697]-[.J697]" office:value-type="float" office:value="-33507" calcext:value-type="float">
            <text:p>-33507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802743" calcext:value-type="float">
            <text:p>45802743</text:p>
          </table:table-cell>
          <table:table-cell office:value-type="float" office:value="1.00001E+051" calcext:value-type="float">
            <text:p>10000100000000000000000000000000000000000000000000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800666" calcext:value-type="float">
            <text:p>45800666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698]-[.J698]" office:value-type="float" office:value="2077" calcext:value-type="float">
            <text:p>2077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358205" calcext:value-type="float">
            <text:p>46358205</text:p>
          </table:table-cell>
          <table:table-cell office:value-type="float" office:value="1.00001E+051" calcext:value-type="float">
            <text:p>10000100000000000000000000000000000000000000000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356127" calcext:value-type="float">
            <text:p>46356127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699]-[.J699]" office:value-type="float" office:value="2078" calcext:value-type="float">
            <text:p>2078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73019" calcext:value-type="float">
            <text:p>50073019</text:p>
          </table:table-cell>
          <table:table-cell office:value-type="float" office:value="1.00001E+051" calcext:value-type="float">
            <text:p>1000010000000000000000000000000000000000000000000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70942" calcext:value-type="float">
            <text:p>50070942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700]-[.J700]" office:value-type="float" office:value="2077" calcext:value-type="float">
            <text:p>2077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797659" calcext:value-type="float">
            <text:p>50797659</text:p>
          </table:table-cell>
          <table:table-cell office:value-type="float" office:value="1.00001E+051" calcext:value-type="float">
            <text:p>10000100000000000000000000000000000000000000000000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795581" calcext:value-type="float">
            <text:p>50795581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701]-[.J701]" office:value-type="float" office:value="2078" calcext:value-type="float">
            <text:p>2078</text:p>
          </table:table-cell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749201" calcext:value-type="float">
            <text:p>53749201</text:p>
          </table:table-cell>
          <table:table-cell office:value-type="float" office:value="1.01001E+060" calcext:value-type="float">
            <text:p>10100100000000000000000000000000000000000000000000000000000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747122" calcext:value-type="float">
            <text:p>53747122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702]-[.J702]" office:value-type="float" office:value="2079" calcext:value-type="float">
            <text:p>2079</text:p>
          </table:table-cell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516012" calcext:value-type="float">
            <text:p>55516012</text:p>
          </table:table-cell>
          <table:table-cell office:value-type="float" office:value="1.01001E+060" calcext:value-type="float">
            <text:p>10100100000000000000000000000000000000000000000000000000000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513932" calcext:value-type="float">
            <text:p>55513932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703]-[.J703]" office:value-type="float" office:value="2080" calcext:value-type="float">
            <text:p>2080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068599" calcext:value-type="float">
            <text:p>57068599</text:p>
          </table:table-cell>
          <table:table-cell office:value-type="float" office:value="1.01001E+060" calcext:value-type="float">
            <text:p>10100100000000000000000000000000000000000000000000000000000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066262" calcext:value-type="float">
            <text:p>57066262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704]-[.J704]" office:value-type="float" office:value="2337" calcext:value-type="float">
            <text:p>2337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508251" calcext:value-type="float">
            <text:p>58508251</text:p>
          </table:table-cell>
          <table:table-cell office:value-type="float" office:value="1.01001E+060" calcext:value-type="float">
            <text:p>10100100000000000000000000000000000000000000000000000000000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506171" calcext:value-type="float">
            <text:p>58506171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705]-[.J705]" office:value-type="float" office:value="2080" calcext:value-type="float">
            <text:p>2080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9678357" calcext:value-type="float">
            <text:p>59678357</text:p>
          </table:table-cell>
          <table:table-cell office:value-type="float" office:value="1.01001E+060" calcext:value-type="float">
            <text:p>10100100000000000000000000000000000000000000000000000000000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676275" calcext:value-type="float">
            <text:p>59676275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706]-[.J706]" office:value-type="float" office:value="2082" calcext:value-type="float">
            <text:p>2082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07228" calcext:value-type="float">
            <text:p>63507228</text:p>
          </table:table-cell>
          <table:table-cell office:value-type="float" office:value="1.01001E+060" calcext:value-type="float">
            <text:p>10100100000000000000000000000000000000000000000000000000000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05145" calcext:value-type="float">
            <text:p>63505145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707]-[.J707]" office:value-type="float" office:value="2083" calcext:value-type="float">
            <text:p>2083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803063" calcext:value-type="float">
            <text:p>64803063</text:p>
          </table:table-cell>
          <table:table-cell office:value-type="float" office:value="1.01001E+060" calcext:value-type="float">
            <text:p>10100100000000000000000000000000000000000000000000000000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800981" calcext:value-type="float">
            <text:p>64800981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708]-[.J708]" office:value-type="float" office:value="2082" calcext:value-type="float">
            <text:p>2082</text:p>
          </table:table-cell>
          <table:table-cell table:number-columns-repeated="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395376" calcext:value-type="float">
            <text:p>66395376</text:p>
          </table:table-cell>
          <table:table-cell office:value-type="float" office:value="1.01001E+060" calcext:value-type="float">
            <text:p>10100100000000000000000000000000000000000000000000000000000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393292" calcext:value-type="float">
            <text:p>66393292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709]-[.J709]" office:value-type="float" office:value="2084" calcext:value-type="float">
            <text:p>2084</text:p>
          </table:table-cell>
          <table:table-cell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873480" calcext:value-type="float">
            <text:p>68873480</text:p>
          </table:table-cell>
          <table:table-cell office:value-type="float" office:value="1.01001E+060" calcext:value-type="float">
            <text:p>10100100000000000000000000000000000000000000000000000000000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871396" calcext:value-type="float">
            <text:p>68871396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710]-[.J710]" office:value-type="float" office:value="2084" calcext:value-type="float">
            <text:p>2084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988916" calcext:value-type="float">
            <text:p>70988916</text:p>
          </table:table-cell>
          <table:table-cell office:value-type="float" office:value="1.01001E+060" calcext:value-type="float">
            <text:p>101001000000000000000000000000000000000000000000000000000000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986829" calcext:value-type="float">
            <text:p>70986829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711]-[.J711]" office:value-type="float" office:value="2087" calcext:value-type="float">
            <text:p>2087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731439" calcext:value-type="float">
            <text:p>72731439</text:p>
          </table:table-cell>
          <table:table-cell office:value-type="float" office:value="1.01001E+060" calcext:value-type="float">
            <text:p>101001000000000000000000000000000000000000000000000000000000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729353" calcext:value-type="float">
            <text:p>72729353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712]-[.J712]" office:value-type="float" office:value="2086" calcext:value-type="float">
            <text:p>2086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634898" calcext:value-type="float">
            <text:p>746348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632811" calcext:value-type="float">
            <text:p>74632811</text:p>
          </table:table-cell>
          <table:table-cell office:value-type="float" office:value="1E+060" calcext:value-type="float">
            <text:p>1000000000000000000000000000000000000000000000000000000000000</text:p>
          </table:table-cell>
          <table:table-cell/>
          <table:table-cell table:formula="of:=[.D713]-[.J713]" office:value-type="float" office:value="2087" calcext:value-type="float">
            <text:p>2087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212489" calcext:value-type="float">
            <text:p>772124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210144" calcext:value-type="float">
            <text:p>77210144</text:p>
          </table:table-cell>
          <table:table-cell office:value-type="float" office:value="1E+060" calcext:value-type="float">
            <text:p>1000000000000000000000000000000000000000000000000000000000000</text:p>
          </table:table-cell>
          <table:table-cell/>
          <table:table-cell table:formula="of:=[.D714]-[.J714]" office:value-type="float" office:value="2345" calcext:value-type="float">
            <text:p>2345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212440" calcext:value-type="float">
            <text:p>77212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210353" calcext:value-type="float">
            <text:p>77210353</text:p>
          </table:table-cell>
          <table:table-cell office:value-type="float" office:value="1E+060" calcext:value-type="float">
            <text:p>1000000000000000000000000000000000000000000000000000000000000</text:p>
          </table:table-cell>
          <table:table-cell/>
          <table:table-cell table:formula="of:=[.D715]-[.J715]" office:value-type="float" office:value="2087" calcext:value-type="float">
            <text:p>2087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295605" calcext:value-type="float">
            <text:p>782956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293515" calcext:value-type="float">
            <text:p>78293515</text:p>
          </table:table-cell>
          <table:table-cell office:value-type="float" office:value="1E+060" calcext:value-type="float">
            <text:p>1000000000000000000000000000000000000000000000000000000000000</text:p>
          </table:table-cell>
          <table:table-cell/>
          <table:table-cell table:formula="of:=[.D716]-[.J716]" office:value-type="float" office:value="2090" calcext:value-type="float">
            <text:p>2090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680332" calcext:value-type="float">
            <text:p>796803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678242" calcext:value-type="float">
            <text:p>79678242</text:p>
          </table:table-cell>
          <table:table-cell office:value-type="float" office:value="1E+060" calcext:value-type="float">
            <text:p>1000000000000000000000000000000000000000000000000000000000000</text:p>
          </table:table-cell>
          <table:table-cell/>
          <table:table-cell table:formula="of:=[.D717]-[.J717]" office:value-type="float" office:value="2090" calcext:value-type="float">
            <text:p>2090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182758" calcext:value-type="float">
            <text:p>821827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180669" calcext:value-type="float">
            <text:p>82180669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718]-[.J718]" office:value-type="float" office:value="2089" calcext:value-type="float">
            <text:p>2089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736720" calcext:value-type="float">
            <text:p>847367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734631" calcext:value-type="float">
            <text:p>84734631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719]-[.J719]" office:value-type="float" office:value="2089" calcext:value-type="float">
            <text:p>2089</text:p>
          </table:table-cell>
          <table:table-cell table:number-columns-repeated="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459802" calcext:value-type="float">
            <text:p>854598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5457712" calcext:value-type="float">
            <text:p>85457712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720]-[.J720]" office:value-type="float" office:value="2090" calcext:value-type="float">
            <text:p>2090</text:p>
          </table:table-cell>
          <table:table-cell table:number-columns-repeated="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241299" calcext:value-type="float">
            <text:p>902412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239207" calcext:value-type="float">
            <text:p>90239207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721]-[.J721]" office:value-type="float" office:value="2092" calcext:value-type="float">
            <text:p>2092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388087" calcext:value-type="float">
            <text:p>913880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385995" calcext:value-type="float">
            <text:p>91385995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722]-[.J722]" office:value-type="float" office:value="2092" calcext:value-type="float">
            <text:p>2092</text:p>
          </table:table-cell>
          <table:table-cell table:number-columns-repeated="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349710" calcext:value-type="float">
            <text:p>923497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347873" calcext:value-type="float">
            <text:p>92347873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723]-[.J723]" office:value-type="float" office:value="1837" calcext:value-type="float">
            <text:p>1837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447771" calcext:value-type="float">
            <text:p>924477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445676" calcext:value-type="float">
            <text:p>92445676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724]-[.J724]" office:value-type="float" office:value="2095" calcext:value-type="float">
            <text:p>2095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051188" calcext:value-type="float">
            <text:p>95051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049095" calcext:value-type="float">
            <text:p>95049095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725]-[.J725]" office:value-type="float" office:value="2093" calcext:value-type="float">
            <text:p>2093</text:p>
          </table:table-cell>
          <table:table-cell table:number-columns-repeated="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594527" calcext:value-type="float">
            <text:p>95594527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5592434" calcext:value-type="float">
            <text:p>95592434</text:p>
          </table:table-cell>
          <table:table-cell office:value-type="float" office:value="1E+060" calcext:value-type="float">
            <text:p>1000000000000000000000000000000000000000000000000000000000000</text:p>
          </table:table-cell>
          <table:table-cell/>
          <table:table-cell table:formula="of:=[.D726]-[.J726]" office:value-type="float" office:value="2093" calcext:value-type="float">
            <text:p>2093</text:p>
          </table:table-cell>
          <table:table-cell table:number-columns-repeated="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589675" calcext:value-type="float">
            <text:p>96589675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587582" calcext:value-type="float">
            <text:p>96587582</text:p>
          </table:table-cell>
          <table:table-cell office:value-type="float" office:value="1E+060" calcext:value-type="float">
            <text:p>1000000000000000000000000000000000000000000000000000000000000</text:p>
          </table:table-cell>
          <table:table-cell/>
          <table:table-cell table:formula="of:=[.D727]-[.J727]" office:value-type="float" office:value="2093" calcext:value-type="float">
            <text:p>2093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127912" calcext:value-type="float">
            <text:p>97127912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929209" calcext:value-type="float">
            <text:p>96929209</text:p>
          </table:table-cell>
          <table:table-cell office:value-type="float" office:value="1E+060" calcext:value-type="float">
            <text:p>1000000000000000000000000000000000000000000000000000000000000</text:p>
          </table:table-cell>
          <table:table-cell/>
          <table:table-cell table:formula="of:=[.D728]-[.J728]" office:value-type="float" office:value="198703" calcext:value-type="float">
            <text:p>198703</text:p>
          </table:table-cell>
          <table:table-cell table:number-columns-repeated="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846416" calcext:value-type="float">
            <text:p>97846416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844322" calcext:value-type="float">
            <text:p>97844322</text:p>
          </table:table-cell>
          <table:table-cell office:value-type="float" office:value="1E+060" calcext:value-type="float">
            <text:p>1000000000000000000000000000000000000000000000000000000000000</text:p>
          </table:table-cell>
          <table:table-cell/>
          <table:table-cell table:formula="of:=[.D729]-[.J729]" office:value-type="float" office:value="2094" calcext:value-type="float">
            <text:p>2094</text:p>
          </table:table-cell>
          <table:table-cell table:number-columns-repeated="14"/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4942" calcext:value-type="float">
            <text:p>254942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7003" calcext:value-type="float">
            <text:p>257003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734]-[.J734]" office:value-type="float" office:value="-2061" calcext:value-type="float">
            <text:p>-2061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3945" calcext:value-type="float">
            <text:p>793945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6006" calcext:value-type="float">
            <text:p>796006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table:formula="of:=[.D735]-[.J735]" office:value-type="float" office:value="-2061" calcext:value-type="float">
            <text:p>-206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36502" calcext:value-type="float">
            <text:p>5936502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38561" calcext:value-type="float">
            <text:p>5938561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table:formula="of:=[.D736]-[.J736]" office:value-type="float" office:value="-2059" calcext:value-type="float">
            <text:p>-2059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24443" calcext:value-type="float">
            <text:p>9824443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26498" calcext:value-type="float">
            <text:p>9826498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table:formula="of:=[.D737]-[.J737]" office:value-type="float" office:value="-2055" calcext:value-type="float">
            <text:p>-2055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41150" calcext:value-type="float">
            <text:p>11741150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43207" calcext:value-type="float">
            <text:p>11743207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table:formula="of:=[.D738]-[.J738]" office:value-type="float" office:value="-2057" calcext:value-type="float">
            <text:p>-2057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71330" calcext:value-type="float">
            <text:p>18671330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73385" calcext:value-type="float">
            <text:p>18673385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table:formula="of:=[.D739]-[.J739]" office:value-type="float" office:value="-2055" calcext:value-type="float">
            <text:p>-2055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457073" calcext:value-type="float">
            <text:p>19457073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459128" calcext:value-type="float">
            <text:p>19459128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table:formula="of:=[.D740]-[.J740]" office:value-type="float" office:value="-2055" calcext:value-type="float">
            <text:p>-205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394730" calcext:value-type="float">
            <text:p>26394730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396784" calcext:value-type="float">
            <text:p>26396784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table:formula="of:=[.D741]-[.J741]" office:value-type="float" office:value="-2054" calcext:value-type="float">
            <text:p>-2054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296881" calcext:value-type="float">
            <text:p>29296881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298930" calcext:value-type="float">
            <text:p>29298930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table:formula="of:=[.D742]-[.J742]" office:value-type="float" office:value="-2049" calcext:value-type="float">
            <text:p>-2049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422111" calcext:value-type="float">
            <text:p>29422111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2913" calcext:value-type="float">
            <text:p>29882913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table:formula="of:=[.D743]-[.J743]" office:value-type="float" office:value="-460802" calcext:value-type="float">
            <text:p>-46080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013834" calcext:value-type="float">
            <text:p>35013834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146956" calcext:value-type="float">
            <text:p>35146956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table:formula="of:=[.D744]-[.J744]" office:value-type="float" office:value="-133122" calcext:value-type="float">
            <text:p>-133122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353203" calcext:value-type="float">
            <text:p>37353203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355251" calcext:value-type="float">
            <text:p>37355251</text:p>
          </table:table-cell>
          <table:table-cell office:value-type="float" office:value="1E+050" calcext:value-type="float">
            <text:p>100000000000000000000000000000000000000000000000000</text:p>
          </table:table-cell>
          <table:table-cell/>
          <table:table-cell table:formula="of:=[.D745]-[.J745]" office:value-type="float" office:value="-2048" calcext:value-type="float">
            <text:p>-2048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135412" calcext:value-type="float">
            <text:p>38135412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137460" calcext:value-type="float">
            <text:p>38137460</text:p>
          </table:table-cell>
          <table:table-cell office:value-type="float" office:value="1E+050" calcext:value-type="float">
            <text:p>100000000000000000000000000000000000000000000000000</text:p>
          </table:table-cell>
          <table:table-cell/>
          <table:table-cell table:formula="of:=[.D746]-[.J746]" office:value-type="float" office:value="-2048" calcext:value-type="float">
            <text:p>-2048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171995" calcext:value-type="float">
            <text:p>42171995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174043" calcext:value-type="float">
            <text:p>42174043</text:p>
          </table:table-cell>
          <table:table-cell office:value-type="float" office:value="1E+050" calcext:value-type="float">
            <text:p>100000000000000000000000000000000000000000000000000</text:p>
          </table:table-cell>
          <table:table-cell/>
          <table:table-cell table:formula="of:=[.D747]-[.J747]" office:value-type="float" office:value="-2048" calcext:value-type="float">
            <text:p>-2048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092604" calcext:value-type="float">
            <text:p>44092604</text:p>
          </table:table-cell>
          <table:table-cell office:value-type="float" office:value="1.0001000101E+061" calcext:value-type="float">
            <text:p>1000100010100000000000000000000000000000000000000000000000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094652" calcext:value-type="float">
            <text:p>44094652</text:p>
          </table:table-cell>
          <table:table-cell office:value-type="float" office:value="1E+050" calcext:value-type="float">
            <text:p>100000000000000000000000000000000000000000000000000</text:p>
          </table:table-cell>
          <table:table-cell/>
          <table:table-cell table:formula="of:=[.D748]-[.J748]" office:value-type="float" office:value="-2048" calcext:value-type="float">
            <text:p>-2048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802959" calcext:value-type="float">
            <text:p>44802959</text:p>
          </table:table-cell>
          <table:table-cell office:value-type="float" office:value="1.0001000101E+061" calcext:value-type="float">
            <text:p>1000100010100000000000000000000000000000000000000000000000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805005" calcext:value-type="float">
            <text:p>44805005</text:p>
          </table:table-cell>
          <table:table-cell office:value-type="float" office:value="1E+050" calcext:value-type="float">
            <text:p>100000000000000000000000000000000000000000000000000</text:p>
          </table:table-cell>
          <table:table-cell/>
          <table:table-cell table:formula="of:=[.D749]-[.J749]" office:value-type="float" office:value="-2046" calcext:value-type="float">
            <text:p>-2046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160269" calcext:value-type="float">
            <text:p>46160269</text:p>
          </table:table-cell>
          <table:table-cell office:value-type="float" office:value="1E+053" calcext:value-type="float">
            <text:p>100000000000000000000000000000000000000000000000000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162316" calcext:value-type="float">
            <text:p>46162316</text:p>
          </table:table-cell>
          <table:table-cell office:value-type="float" office:value="1E+050" calcext:value-type="float">
            <text:p>100000000000000000000000000000000000000000000000000</text:p>
          </table:table-cell>
          <table:table-cell/>
          <table:table-cell table:formula="of:=[.D750]-[.J750]" office:value-type="float" office:value="-2047" calcext:value-type="float">
            <text:p>-2047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749981" calcext:value-type="float">
            <text:p>47749981</text:p>
          </table:table-cell>
          <table:table-cell office:value-type="float" office:value="1E+053" calcext:value-type="float">
            <text:p>10000000000000000000000000000000000000000000000000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7752025" calcext:value-type="float">
            <text:p>47752025</text:p>
          </table:table-cell>
          <table:table-cell office:value-type="float" office:value="1E+050" calcext:value-type="float">
            <text:p>100000000000000000000000000000000000000000000000000</text:p>
          </table:table-cell>
          <table:table-cell/>
          <table:table-cell table:formula="of:=[.D751]-[.J751]" office:value-type="float" office:value="-2044" calcext:value-type="float">
            <text:p>-2044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266644" calcext:value-type="float">
            <text:p>50266644</text:p>
          </table:table-cell>
          <table:table-cell office:value-type="float" office:value="1E+053" calcext:value-type="float">
            <text:p>10000000000000000000000000000000000000000000000000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268690" calcext:value-type="float">
            <text:p>50268690</text:p>
          </table:table-cell>
          <table:table-cell office:value-type="float" office:value="1E+050" calcext:value-type="float">
            <text:p>100000000000000000000000000000000000000000000000000</text:p>
          </table:table-cell>
          <table:table-cell/>
          <table:table-cell table:formula="of:=[.D752]-[.J752]" office:value-type="float" office:value="-2046" calcext:value-type="float">
            <text:p>-2046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109292" calcext:value-type="float">
            <text:p>51109292</text:p>
          </table:table-cell>
          <table:table-cell office:value-type="float" office:value="1E+053" calcext:value-type="float">
            <text:p>10000000000000000000000000000000000000000000000000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111337" calcext:value-type="float">
            <text:p>51111337</text:p>
          </table:table-cell>
          <table:table-cell office:value-type="float" office:value="1E+057" calcext:value-type="float">
            <text:p>1000000000000000000000000000000000000000000000000000000000</text:p>
          </table:table-cell>
          <table:table-cell/>
          <table:table-cell table:formula="of:=[.D753]-[.J753]" office:value-type="float" office:value="-2045" calcext:value-type="float">
            <text:p>-2045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843622" calcext:value-type="float">
            <text:p>60843622</text:p>
          </table:table-cell>
          <table:table-cell office:value-type="float" office:value="1E+053" calcext:value-type="float">
            <text:p>100000000000000000000000000000000000000000000000000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845666" calcext:value-type="float">
            <text:p>60845666</text:p>
          </table:table-cell>
          <table:table-cell office:value-type="float" office:value="1E+057" calcext:value-type="float">
            <text:p>1000000000000000000000000000000000000000000000000000000000</text:p>
          </table:table-cell>
          <table:table-cell/>
          <table:table-cell table:formula="of:=[.D754]-[.J754]" office:value-type="float" office:value="-2044" calcext:value-type="float">
            <text:p>-2044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748184" calcext:value-type="float">
            <text:p>61748184</text:p>
          </table:table-cell>
          <table:table-cell office:value-type="float" office:value="1E+053" calcext:value-type="float">
            <text:p>1000000000000000000000000000000000000000000000000000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750225" calcext:value-type="float">
            <text:p>61750225</text:p>
          </table:table-cell>
          <table:table-cell office:value-type="float" office:value="1E+057" calcext:value-type="float">
            <text:p>1000000000000000000000000000000000000000000000000000000000</text:p>
          </table:table-cell>
          <table:table-cell/>
          <table:table-cell table:formula="of:=[.D755]-[.J755]" office:value-type="float" office:value="-2041" calcext:value-type="float">
            <text:p>-2041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013017" calcext:value-type="float">
            <text:p>66013017</text:p>
          </table:table-cell>
          <table:table-cell office:value-type="float" office:value="1E+053" calcext:value-type="float">
            <text:p>100000000000000000000000000000000000000000000000000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015059" calcext:value-type="float">
            <text:p>66015059</text:p>
          </table:table-cell>
          <table:table-cell office:value-type="float" office:value="1E+057" calcext:value-type="float">
            <text:p>1000000000000000000000000000000000000000000000000000000000</text:p>
          </table:table-cell>
          <table:table-cell/>
          <table:table-cell table:formula="of:=[.D756]-[.J756]" office:value-type="float" office:value="-2042" calcext:value-type="float">
            <text:p>-2042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376818" calcext:value-type="float">
            <text:p>70376818</text:p>
          </table:table-cell>
          <table:table-cell office:value-type="float" office:value="1.0001E+052" calcext:value-type="float">
            <text:p>1000100000000000000000000000000000000000000000000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378857" calcext:value-type="float">
            <text:p>703788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757]-[.J757]" office:value-type="float" office:value="-2039" calcext:value-type="float">
            <text:p>-2039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75711" calcext:value-type="float">
            <text:p>70675711</text:p>
          </table:table-cell>
          <table:table-cell office:value-type="float" office:value="1.0001E+052" calcext:value-type="float">
            <text:p>100010000000000000000000000000000000000000000000000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065079" calcext:value-type="float">
            <text:p>71065079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758]-[.J758]" office:value-type="float" office:value="-389368" calcext:value-type="float">
            <text:p>-389368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341730" calcext:value-type="float">
            <text:p>72341730</text:p>
          </table:table-cell>
          <table:table-cell office:value-type="float" office:value="1.0001E+052" calcext:value-type="float">
            <text:p>10001000000000000000000000000000000000000000000000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343771" calcext:value-type="float">
            <text:p>72343771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759]-[.J759]" office:value-type="float" office:value="-2041" calcext:value-type="float">
            <text:p>-2041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865148" calcext:value-type="float">
            <text:p>73865148</text:p>
          </table:table-cell>
          <table:table-cell office:value-type="float" office:value="1.0001E+052" calcext:value-type="float">
            <text:p>100010000000000000000000000000000000000000000000000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867188" calcext:value-type="float">
            <text:p>73867188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760]-[.J760]" office:value-type="float" office:value="-2040" calcext:value-type="float">
            <text:p>-2040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75685" calcext:value-type="float">
            <text:p>76475685</text:p>
          </table:table-cell>
          <table:table-cell office:value-type="float" office:value="1.0001E+052" calcext:value-type="float">
            <text:p>100010000000000000000000000000000000000000000000000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77722" calcext:value-type="float">
            <text:p>76477722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761]-[.J761]" office:value-type="float" office:value="-2037" calcext:value-type="float">
            <text:p>-2037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935813" calcext:value-type="float">
            <text:p>77935813</text:p>
          </table:table-cell>
          <table:table-cell office:value-type="float" office:value="1.01E+058" calcext:value-type="float">
            <text:p>10100000000000000000000000000000000000000000000000000000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937852" calcext:value-type="float">
            <text:p>77937852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762]-[.J762]" office:value-type="float" office:value="-2039" calcext:value-type="float">
            <text:p>-2039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8190986" calcext:value-type="float">
            <text:p>78190986</text:p>
          </table:table-cell>
          <table:table-cell office:value-type="float" office:value="1.01E+058" calcext:value-type="float">
            <text:p>101000000000000000000000000000000000000000000000000000000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193025" calcext:value-type="float">
            <text:p>78193025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763]-[.J763]" office:value-type="float" office:value="-2039" calcext:value-type="float">
            <text:p>-2039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826804" calcext:value-type="float">
            <text:p>79826804</text:p>
          </table:table-cell>
          <table:table-cell office:value-type="float" office:value="1.01E+058" calcext:value-type="float">
            <text:p>101000000000000000000000000000000000000000000000000000000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828842" calcext:value-type="float">
            <text:p>79828842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764]-[.J764]" office:value-type="float" office:value="-2038" calcext:value-type="float">
            <text:p>-2038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779270" calcext:value-type="float">
            <text:p>81779270</text:p>
          </table:table-cell>
          <table:table-cell office:value-type="float" office:value="1.01E+058" calcext:value-type="float">
            <text:p>101000000000000000000000000000000000000000000000000000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781308" calcext:value-type="float">
            <text:p>81781308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765]-[.J765]" office:value-type="float" office:value="-2038" calcext:value-type="float">
            <text:p>-2038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574582" calcext:value-type="float">
            <text:p>83574582</text:p>
          </table:table-cell>
          <table:table-cell office:value-type="float" office:value="1.01E+058" calcext:value-type="float">
            <text:p>10100000000000000000000000000000000000000000000000000000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576619" calcext:value-type="float">
            <text:p>83576619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766]-[.J766]" office:value-type="float" office:value="-2037" calcext:value-type="float">
            <text:p>-2037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350573" calcext:value-type="float">
            <text:p>86350573</text:p>
          </table:table-cell>
          <table:table-cell office:value-type="float" office:value="1.01E+058" calcext:value-type="float">
            <text:p>101000000000000000000000000000000000000000000000000000000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352611" calcext:value-type="float">
            <text:p>86352611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767]-[.J767]" office:value-type="float" office:value="-2038" calcext:value-type="float">
            <text:p>-2038</text:p>
          </table:table-cell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059319" calcext:value-type="float">
            <text:p>90059319</text:p>
          </table:table-cell>
          <table:table-cell office:value-type="float" office:value="1.01E+058" calcext:value-type="float">
            <text:p>101000000000000000000000000000000000000000000000000000000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061355" calcext:value-type="float">
            <text:p>90061355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768]-[.J768]" office:value-type="float" office:value="-2036" calcext:value-type="float">
            <text:p>-2036</text:p>
          </table:table-cell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90237355" calcext:value-type="float">
            <text:p>90237355</text:p>
          </table:table-cell>
          <table:table-cell office:value-type="float" office:value="1.01E+058" calcext:value-type="float">
            <text:p>101000000000000000000000000000000000000000000000000000000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621724" calcext:value-type="float">
            <text:p>90621724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769]-[.J769]" office:value-type="float" office:value="-384369" calcext:value-type="float">
            <text:p>-384369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652941" calcext:value-type="float">
            <text:p>91652941</text:p>
          </table:table-cell>
          <table:table-cell office:value-type="float" office:value="1.01E+058" calcext:value-type="float">
            <text:p>101000000000000000000000000000000000000000000000000000000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654976" calcext:value-type="float">
            <text:p>91654976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770]-[.J770]" office:value-type="float" office:value="-2035" calcext:value-type="float">
            <text:p>-2035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2080645" calcext:value-type="float">
            <text:p>92080645</text:p>
          </table:table-cell>
          <table:table-cell office:value-type="float" office:value="1.00000000001E+048" calcext:value-type="float">
            <text:p>10000000000100000000000000000000000000000000000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082681" calcext:value-type="float">
            <text:p>92082681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771]-[.J771]" office:value-type="float" office:value="-2036" calcext:value-type="float">
            <text:p>-2036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3152389" calcext:value-type="float">
            <text:p>93152389</text:p>
          </table:table-cell>
          <table:table-cell office:value-type="float" office:value="1.00000000001E+048" calcext:value-type="float">
            <text:p>10000000000100000000000000000000000000000000000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3154424" calcext:value-type="float">
            <text:p>93154424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772]-[.J772]" office:value-type="float" office:value="-2035" calcext:value-type="float">
            <text:p>-2035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864891" calcext:value-type="float">
            <text:p>96864891</text:p>
          </table:table-cell>
          <table:table-cell office:value-type="float" office:value="1.00000000001E+048" calcext:value-type="float">
            <text:p>10000000000100000000000000000000000000000000000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866925" calcext:value-type="float">
            <text:p>96866925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773]-[.J773]" office:value-type="float" office:value="-2034" calcext:value-type="float">
            <text:p>-2034</text:p>
          </table:table-cell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8994" calcext:value-type="float">
            <text:p>358994</text:p>
          </table:table-cell>
          <table:table-cell office:value-type="float" office:value="1.00000000001E+048" calcext:value-type="float">
            <text:p>100000000001000000000000000000000000000000000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6933" calcext:value-type="float">
            <text:p>356933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777]-[.J777]" office:value-type="float" office:value="2061" calcext:value-type="float">
            <text:p>2061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8713" calcext:value-type="float">
            <text:p>588713</text:p>
          </table:table-cell>
          <table:table-cell office:value-type="float" office:value="1.00000000001E+048" calcext:value-type="float">
            <text:p>100000000001000000000000000000000000000000000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6653" calcext:value-type="float">
            <text:p>586653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778]-[.J778]" office:value-type="float" office:value="2060" calcext:value-type="float">
            <text:p>2060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86483" calcext:value-type="float">
            <text:p>5986483</text:p>
          </table:table-cell>
          <table:table-cell office:value-type="float" office:value="1.00000000001E+048" calcext:value-type="float">
            <text:p>1000000000010000000000000000000000000000000000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84421" calcext:value-type="float">
            <text:p>5984421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779]-[.J779]" office:value-type="float" office:value="2062" calcext:value-type="float">
            <text:p>2062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66238" calcext:value-type="float">
            <text:p>6766238</text:p>
          </table:table-cell>
          <table:table-cell office:value-type="float" office:value="1.00000000001E+048" calcext:value-type="float">
            <text:p>1000000000010000000000000000000000000000000000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64175" calcext:value-type="float">
            <text:p>6764175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780]-[.J780]" office:value-type="float" office:value="2063" calcext:value-type="float">
            <text:p>2063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57082" calcext:value-type="float">
            <text:p>7657082</text:p>
          </table:table-cell>
          <table:table-cell office:value-type="float" office:value="1.00000000001E+048" calcext:value-type="float">
            <text:p>100000000001000000000000000000000000000000000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55019" calcext:value-type="float">
            <text:p>7655019</text:p>
          </table:table-cell>
          <table:table-cell office:value-type="float" office:value="1000000000" calcext:value-type="float">
            <text:p>1000000000</text:p>
          </table:table-cell>
          <table:table-cell/>
          <table:table-cell table:formula="of:=[.D781]-[.J781]" office:value-type="float" office:value="2063" calcext:value-type="float">
            <text:p>2063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9491" calcext:value-type="float">
            <text:p>8009491</text:p>
          </table:table-cell>
          <table:table-cell office:value-type="float" office:value="1.00000000001E+048" calcext:value-type="float">
            <text:p>100000000001000000000000000000000000000000000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7428" calcext:value-type="float">
            <text:p>8007428</text:p>
          </table:table-cell>
          <table:table-cell office:value-type="float" office:value="1.00000000000001E+040" calcext:value-type="float">
            <text:p>10000000000000100000000000000000000000000</text:p>
          </table:table-cell>
          <table:table-cell/>
          <table:table-cell table:formula="of:=[.D782]-[.J782]" office:value-type="float" office:value="2063" calcext:value-type="float">
            <text:p>2063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03679" calcext:value-type="float">
            <text:p>85036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72944" calcext:value-type="float">
            <text:p>8472944</text:p>
          </table:table-cell>
          <table:table-cell office:value-type="float" office:value="1.00000000000001E+040" calcext:value-type="float">
            <text:p>10000000000000100000000000000000000000000</text:p>
          </table:table-cell>
          <table:table-cell/>
          <table:table-cell table:formula="of:=[.D783]-[.J783]" office:value-type="float" office:value="30735" calcext:value-type="float">
            <text:p>3073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07491" calcext:value-type="float">
            <text:p>87074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05425" calcext:value-type="float">
            <text:p>8705425</text:p>
          </table:table-cell>
          <table:table-cell office:value-type="float" office:value="1.00000000000001E+040" calcext:value-type="float">
            <text:p>10000000000000100000000000000000000000000</text:p>
          </table:table-cell>
          <table:table-cell/>
          <table:table-cell table:formula="of:=[.D784]-[.J784]" office:value-type="float" office:value="2066" calcext:value-type="float">
            <text:p>2066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92910" calcext:value-type="float">
            <text:p>100929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90845" calcext:value-type="float">
            <text:p>10090845</text:p>
          </table:table-cell>
          <table:table-cell office:value-type="float" office:value="1.00000000000001E+040" calcext:value-type="float">
            <text:p>10000000000000100000000000000000000000000</text:p>
          </table:table-cell>
          <table:table-cell/>
          <table:table-cell table:formula="of:=[.D785]-[.J785]" office:value-type="float" office:value="2065" calcext:value-type="float">
            <text:p>2065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43657" calcext:value-type="float">
            <text:p>107436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41593" calcext:value-type="float">
            <text:p>10741593</text:p>
          </table:table-cell>
          <table:table-cell office:value-type="float" office:value="1.00000000000001E+040" calcext:value-type="float">
            <text:p>10000000000000100000000000000000000000000</text:p>
          </table:table-cell>
          <table:table-cell/>
          <table:table-cell table:formula="of:=[.D786]-[.J786]" office:value-type="float" office:value="2064" calcext:value-type="float">
            <text:p>2064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27272" calcext:value-type="float">
            <text:p>111272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25208" calcext:value-type="float">
            <text:p>11125208</text:p>
          </table:table-cell>
          <table:table-cell office:value-type="float" office:value="1.00000000000001E+040" calcext:value-type="float">
            <text:p>10000000000000100000000000000000000000000</text:p>
          </table:table-cell>
          <table:table-cell/>
          <table:table-cell table:formula="of:=[.D787]-[.J787]" office:value-type="float" office:value="2064" calcext:value-type="float">
            <text:p>2064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81113" calcext:value-type="float">
            <text:p>11781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79049" calcext:value-type="float">
            <text:p>11779049</text:p>
          </table:table-cell>
          <table:table-cell office:value-type="float" office:value="1.00000000000001E+040" calcext:value-type="float">
            <text:p>10000000000000100000000000000000000000000</text:p>
          </table:table-cell>
          <table:table-cell/>
          <table:table-cell table:formula="of:=[.D788]-[.J788]" office:value-type="float" office:value="2064" calcext:value-type="float">
            <text:p>2064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06609" calcext:value-type="float">
            <text:p>128066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2804544" calcext:value-type="float">
            <text:p>12804544</text:p>
          </table:table-cell>
          <table:table-cell office:value-type="float" office:value="1.00000000000001E+040" calcext:value-type="float">
            <text:p>10000000000000100000000000000000000000000</text:p>
          </table:table-cell>
          <table:table-cell/>
          <table:table-cell table:formula="of:=[.D789]-[.J789]" office:value-type="float" office:value="2065" calcext:value-type="float">
            <text:p>2065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809661" calcext:value-type="float">
            <text:p>148096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807593" calcext:value-type="float">
            <text:p>14807593</text:p>
          </table:table-cell>
          <table:table-cell office:value-type="float" office:value="1.00000000000001E+040" calcext:value-type="float">
            <text:p>10000000000000100000000000000000000000000</text:p>
          </table:table-cell>
          <table:table-cell/>
          <table:table-cell table:formula="of:=[.D790]-[.J790]" office:value-type="float" office:value="2068" calcext:value-type="float">
            <text:p>2068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607667" calcext:value-type="float">
            <text:p>17607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605601" calcext:value-type="float">
            <text:p>17605601</text:p>
          </table:table-cell>
          <table:table-cell office:value-type="float" office:value="1.00000000000001E+040" calcext:value-type="float">
            <text:p>10000000000000100000000000000000000000000</text:p>
          </table:table-cell>
          <table:table-cell/>
          <table:table-cell table:formula="of:=[.D791]-[.J791]" office:value-type="float" office:value="2066" calcext:value-type="float">
            <text:p>2066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740940" calcext:value-type="float">
            <text:p>187409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738873" calcext:value-type="float">
            <text:p>18738873</text:p>
          </table:table-cell>
          <table:table-cell office:value-type="float" office:value="1.00000000000001E+040" calcext:value-type="float">
            <text:p>10000000000000100000000000000000000000000</text:p>
          </table:table-cell>
          <table:table-cell/>
          <table:table-cell table:formula="of:=[.D792]-[.J792]" office:value-type="float" office:value="2067" calcext:value-type="float">
            <text:p>2067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986470" calcext:value-type="float">
            <text:p>199864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984403" calcext:value-type="float">
            <text:p>19984403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793]-[.J793]" office:value-type="float" office:value="2067" calcext:value-type="float">
            <text:p>2067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04726" calcext:value-type="float">
            <text:p>222047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202658" calcext:value-type="float">
            <text:p>22202658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794]-[.J794]" office:value-type="float" office:value="2068" calcext:value-type="float">
            <text:p>2068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819957" calcext:value-type="float">
            <text:p>25819957</text:p>
          </table:table-cell>
          <table:table-cell office:value-type="float" office:value="1000000000" calcext:value-type="float">
            <text:p>100000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817886" calcext:value-type="float">
            <text:p>25817886</text:p>
          </table:table-cell>
          <table:table-cell office:value-type="float" office:value="1E+015" calcext:value-type="float">
            <text:p>1000000000000000</text:p>
          </table:table-cell>
          <table:table-cell/>
          <table:table-cell table:formula="of:=[.D795]-[.J795]" office:value-type="float" office:value="2071" calcext:value-type="float">
            <text:p>2071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693061" calcext:value-type="float">
            <text:p>26693061</text:p>
          </table:table-cell>
          <table:table-cell office:value-type="float" office:value="1000000000" calcext:value-type="float">
            <text:p>100000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6690992" calcext:value-type="float">
            <text:p>26690992</text:p>
          </table:table-cell>
          <table:table-cell office:value-type="float" office:value="1E+015" calcext:value-type="float">
            <text:p>1000000000000000</text:p>
          </table:table-cell>
          <table:table-cell/>
          <table:table-cell table:formula="of:=[.D796]-[.J796]" office:value-type="float" office:value="2069" calcext:value-type="float">
            <text:p>2069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891522" calcext:value-type="float">
            <text:p>26891522</text:p>
          </table:table-cell>
          <table:table-cell office:value-type="float" office:value="1000000000" calcext:value-type="float">
            <text:p>1000000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889452" calcext:value-type="float">
            <text:p>26889452</text:p>
          </table:table-cell>
          <table:table-cell office:value-type="float" office:value="1E+015" calcext:value-type="float">
            <text:p>1000000000000000</text:p>
          </table:table-cell>
          <table:table-cell/>
          <table:table-cell table:formula="of:=[.D797]-[.J797]" office:value-type="float" office:value="2070" calcext:value-type="float">
            <text:p>2070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03744" calcext:value-type="float">
            <text:p>27903744</text:p>
          </table:table-cell>
          <table:table-cell office:value-type="float" office:value="1000000000" calcext:value-type="float">
            <text:p>10000000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01674" calcext:value-type="float">
            <text:p>27901674</text:p>
          </table:table-cell>
          <table:table-cell office:value-type="float" office:value="1E+015" calcext:value-type="float">
            <text:p>1000000000000000</text:p>
          </table:table-cell>
          <table:table-cell/>
          <table:table-cell table:formula="of:=[.D798]-[.J798]" office:value-type="float" office:value="2070" calcext:value-type="float">
            <text:p>2070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416399" calcext:value-type="float">
            <text:p>28416399</text:p>
          </table:table-cell>
          <table:table-cell office:value-type="float" office:value="1000000000" calcext:value-type="float">
            <text:p>1000000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414328" calcext:value-type="float">
            <text:p>28414328</text:p>
          </table:table-cell>
          <table:table-cell office:value-type="float" office:value="1E+015" calcext:value-type="float">
            <text:p>1000000000000000</text:p>
          </table:table-cell>
          <table:table-cell/>
          <table:table-cell table:formula="of:=[.D799]-[.J799]" office:value-type="float" office:value="2071" calcext:value-type="float">
            <text:p>2071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522569" calcext:value-type="float">
            <text:p>33522569</text:p>
          </table:table-cell>
          <table:table-cell office:value-type="float" office:value="1000000000" calcext:value-type="float">
            <text:p>100000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520497" calcext:value-type="float">
            <text:p>33520497</text:p>
          </table:table-cell>
          <table:table-cell office:value-type="float" office:value="1E+015" calcext:value-type="float">
            <text:p>1000000000000000</text:p>
          </table:table-cell>
          <table:table-cell/>
          <table:table-cell table:formula="of:=[.D800]-[.J800]" office:value-type="float" office:value="2072" calcext:value-type="float">
            <text:p>2072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167566" calcext:value-type="float">
            <text:p>351675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165491" calcext:value-type="float">
            <text:p>35165491</text:p>
          </table:table-cell>
          <table:table-cell office:value-type="float" office:value="1E+052" calcext:value-type="float">
            <text:p>10000000000000000000000000000000000000000000000000000</text:p>
          </table:table-cell>
          <table:table-cell/>
          <table:table-cell table:formula="of:=[.D801]-[.J801]" office:value-type="float" office:value="2075" calcext:value-type="float">
            <text:p>2075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499788" calcext:value-type="float">
            <text:p>42499788</text:p>
          </table:table-cell>
          <table:table-cell office:value-type="float" office:value="1.00001E+051" calcext:value-type="float">
            <text:p>1000010000000000000000000000000000000000000000000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497712" calcext:value-type="float">
            <text:p>42497712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802]-[.J802]" office:value-type="float" office:value="2076" calcext:value-type="float">
            <text:p>2076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00377" calcext:value-type="float">
            <text:p>43200377</text:p>
          </table:table-cell>
          <table:table-cell office:value-type="float" office:value="1.00001E+051" calcext:value-type="float">
            <text:p>10000100000000000000000000000000000000000000000000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198302" calcext:value-type="float">
            <text:p>43198302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803]-[.J803]" office:value-type="float" office:value="2075" calcext:value-type="float">
            <text:p>2075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803819" calcext:value-type="float">
            <text:p>43803819</text:p>
          </table:table-cell>
          <table:table-cell office:value-type="float" office:value="1.00001E+051" calcext:value-type="float">
            <text:p>10000100000000000000000000000000000000000000000000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801743" calcext:value-type="float">
            <text:p>43801743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804]-[.J804]" office:value-type="float" office:value="2076" calcext:value-type="float">
            <text:p>2076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34853" calcext:value-type="float">
            <text:p>44934853</text:p>
          </table:table-cell>
          <table:table-cell office:value-type="float" office:value="1.00001E+051" calcext:value-type="float">
            <text:p>1000010000000000000000000000000000000000000000000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32774" calcext:value-type="float">
            <text:p>44932774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805]-[.J805]" office:value-type="float" office:value="2079" calcext:value-type="float">
            <text:p>2079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5497012" calcext:value-type="float">
            <text:p>45497012</text:p>
          </table:table-cell>
          <table:table-cell office:value-type="float" office:value="1.00001E+051" calcext:value-type="float">
            <text:p>10000100000000000000000000000000000000000000000000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530519" calcext:value-type="float">
            <text:p>45530519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806]-[.J806]" office:value-type="float" office:value="-33507" calcext:value-type="float">
            <text:p>-33507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802743" calcext:value-type="float">
            <text:p>45802743</text:p>
          </table:table-cell>
          <table:table-cell office:value-type="float" office:value="1.00001E+051" calcext:value-type="float">
            <text:p>10000100000000000000000000000000000000000000000000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800666" calcext:value-type="float">
            <text:p>45800666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807]-[.J807]" office:value-type="float" office:value="2077" calcext:value-type="float">
            <text:p>2077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358205" calcext:value-type="float">
            <text:p>46358205</text:p>
          </table:table-cell>
          <table:table-cell office:value-type="float" office:value="1.00001E+051" calcext:value-type="float">
            <text:p>10000100000000000000000000000000000000000000000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356127" calcext:value-type="float">
            <text:p>46356127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808]-[.J808]" office:value-type="float" office:value="2078" calcext:value-type="float">
            <text:p>2078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73019" calcext:value-type="float">
            <text:p>50073019</text:p>
          </table:table-cell>
          <table:table-cell office:value-type="float" office:value="1.00001E+051" calcext:value-type="float">
            <text:p>1000010000000000000000000000000000000000000000000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70942" calcext:value-type="float">
            <text:p>50070942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809]-[.J809]" office:value-type="float" office:value="2077" calcext:value-type="float">
            <text:p>2077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797659" calcext:value-type="float">
            <text:p>50797659</text:p>
          </table:table-cell>
          <table:table-cell office:value-type="float" office:value="1.00001E+051" calcext:value-type="float">
            <text:p>10000100000000000000000000000000000000000000000000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795581" calcext:value-type="float">
            <text:p>50795581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810]-[.J810]" office:value-type="float" office:value="2078" calcext:value-type="float">
            <text:p>2078</text:p>
          </table:table-cell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749201" calcext:value-type="float">
            <text:p>53749201</text:p>
          </table:table-cell>
          <table:table-cell office:value-type="float" office:value="1.01001E+060" calcext:value-type="float">
            <text:p>10100100000000000000000000000000000000000000000000000000000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747122" calcext:value-type="float">
            <text:p>53747122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811]-[.J811]" office:value-type="float" office:value="2079" calcext:value-type="float">
            <text:p>2079</text:p>
          </table:table-cell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516012" calcext:value-type="float">
            <text:p>55516012</text:p>
          </table:table-cell>
          <table:table-cell office:value-type="float" office:value="1.01001E+060" calcext:value-type="float">
            <text:p>10100100000000000000000000000000000000000000000000000000000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513932" calcext:value-type="float">
            <text:p>55513932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812]-[.J812]" office:value-type="float" office:value="2080" calcext:value-type="float">
            <text:p>2080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068599" calcext:value-type="float">
            <text:p>57068599</text:p>
          </table:table-cell>
          <table:table-cell office:value-type="float" office:value="1.01001E+060" calcext:value-type="float">
            <text:p>10100100000000000000000000000000000000000000000000000000000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066262" calcext:value-type="float">
            <text:p>57066262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813]-[.J813]" office:value-type="float" office:value="2337" calcext:value-type="float">
            <text:p>2337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508251" calcext:value-type="float">
            <text:p>58508251</text:p>
          </table:table-cell>
          <table:table-cell office:value-type="float" office:value="1.01001E+060" calcext:value-type="float">
            <text:p>10100100000000000000000000000000000000000000000000000000000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506171" calcext:value-type="float">
            <text:p>58506171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814]-[.J814]" office:value-type="float" office:value="2080" calcext:value-type="float">
            <text:p>2080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9678357" calcext:value-type="float">
            <text:p>59678357</text:p>
          </table:table-cell>
          <table:table-cell office:value-type="float" office:value="1.01001E+060" calcext:value-type="float">
            <text:p>10100100000000000000000000000000000000000000000000000000000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676275" calcext:value-type="float">
            <text:p>59676275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815]-[.J815]" office:value-type="float" office:value="2082" calcext:value-type="float">
            <text:p>2082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07228" calcext:value-type="float">
            <text:p>63507228</text:p>
          </table:table-cell>
          <table:table-cell office:value-type="float" office:value="1.01001E+060" calcext:value-type="float">
            <text:p>10100100000000000000000000000000000000000000000000000000000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05145" calcext:value-type="float">
            <text:p>63505145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816]-[.J816]" office:value-type="float" office:value="2083" calcext:value-type="float">
            <text:p>2083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803063" calcext:value-type="float">
            <text:p>64803063</text:p>
          </table:table-cell>
          <table:table-cell office:value-type="float" office:value="1.01001E+060" calcext:value-type="float">
            <text:p>10100100000000000000000000000000000000000000000000000000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800981" calcext:value-type="float">
            <text:p>64800981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817]-[.J817]" office:value-type="float" office:value="2082" calcext:value-type="float">
            <text:p>2082</text:p>
          </table:table-cell>
          <table:table-cell table:number-columns-repeated="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395376" calcext:value-type="float">
            <text:p>66395376</text:p>
          </table:table-cell>
          <table:table-cell office:value-type="float" office:value="1.01001E+060" calcext:value-type="float">
            <text:p>10100100000000000000000000000000000000000000000000000000000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393292" calcext:value-type="float">
            <text:p>66393292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818]-[.J818]" office:value-type="float" office:value="2084" calcext:value-type="float">
            <text:p>2084</text:p>
          </table:table-cell>
          <table:table-cell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873480" calcext:value-type="float">
            <text:p>68873480</text:p>
          </table:table-cell>
          <table:table-cell office:value-type="float" office:value="1.01001E+060" calcext:value-type="float">
            <text:p>10100100000000000000000000000000000000000000000000000000000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871396" calcext:value-type="float">
            <text:p>68871396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819]-[.J819]" office:value-type="float" office:value="2084" calcext:value-type="float">
            <text:p>2084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988916" calcext:value-type="float">
            <text:p>70988916</text:p>
          </table:table-cell>
          <table:table-cell office:value-type="float" office:value="1.01001E+060" calcext:value-type="float">
            <text:p>101001000000000000000000000000000000000000000000000000000000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986829" calcext:value-type="float">
            <text:p>70986829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820]-[.J820]" office:value-type="float" office:value="2087" calcext:value-type="float">
            <text:p>2087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731439" calcext:value-type="float">
            <text:p>72731439</text:p>
          </table:table-cell>
          <table:table-cell office:value-type="float" office:value="1.01001E+060" calcext:value-type="float">
            <text:p>101001000000000000000000000000000000000000000000000000000000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729353" calcext:value-type="float">
            <text:p>72729353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821]-[.J821]" office:value-type="float" office:value="2086" calcext:value-type="float">
            <text:p>2086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634898" calcext:value-type="float">
            <text:p>746348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632811" calcext:value-type="float">
            <text:p>74632811</text:p>
          </table:table-cell>
          <table:table-cell office:value-type="float" office:value="1E+060" calcext:value-type="float">
            <text:p>1000000000000000000000000000000000000000000000000000000000000</text:p>
          </table:table-cell>
          <table:table-cell/>
          <table:table-cell table:formula="of:=[.D822]-[.J822]" office:value-type="float" office:value="2087" calcext:value-type="float">
            <text:p>2087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212489" calcext:value-type="float">
            <text:p>772124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210144" calcext:value-type="float">
            <text:p>77210144</text:p>
          </table:table-cell>
          <table:table-cell office:value-type="float" office:value="1E+060" calcext:value-type="float">
            <text:p>1000000000000000000000000000000000000000000000000000000000000</text:p>
          </table:table-cell>
          <table:table-cell/>
          <table:table-cell table:formula="of:=[.D823]-[.J823]" office:value-type="float" office:value="2345" calcext:value-type="float">
            <text:p>2345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212440" calcext:value-type="float">
            <text:p>772124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210353" calcext:value-type="float">
            <text:p>77210353</text:p>
          </table:table-cell>
          <table:table-cell office:value-type="float" office:value="1E+060" calcext:value-type="float">
            <text:p>1000000000000000000000000000000000000000000000000000000000000</text:p>
          </table:table-cell>
          <table:table-cell/>
          <table:table-cell table:formula="of:=[.D824]-[.J824]" office:value-type="float" office:value="2087" calcext:value-type="float">
            <text:p>2087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295605" calcext:value-type="float">
            <text:p>782956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293515" calcext:value-type="float">
            <text:p>78293515</text:p>
          </table:table-cell>
          <table:table-cell office:value-type="float" office:value="1E+060" calcext:value-type="float">
            <text:p>1000000000000000000000000000000000000000000000000000000000000</text:p>
          </table:table-cell>
          <table:table-cell/>
          <table:table-cell table:formula="of:=[.D825]-[.J825]" office:value-type="float" office:value="2090" calcext:value-type="float">
            <text:p>2090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680332" calcext:value-type="float">
            <text:p>796803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678242" calcext:value-type="float">
            <text:p>79678242</text:p>
          </table:table-cell>
          <table:table-cell office:value-type="float" office:value="1E+060" calcext:value-type="float">
            <text:p>1000000000000000000000000000000000000000000000000000000000000</text:p>
          </table:table-cell>
          <table:table-cell/>
          <table:table-cell table:formula="of:=[.D826]-[.J826]" office:value-type="float" office:value="2090" calcext:value-type="float">
            <text:p>2090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182758" calcext:value-type="float">
            <text:p>821827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180669" calcext:value-type="float">
            <text:p>82180669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27]-[.J827]" office:value-type="float" office:value="2089" calcext:value-type="float">
            <text:p>2089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736720" calcext:value-type="float">
            <text:p>847367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734631" calcext:value-type="float">
            <text:p>84734631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28]-[.J828]" office:value-type="float" office:value="2089" calcext:value-type="float">
            <text:p>2089</text:p>
          </table:table-cell>
          <table:table-cell table:number-columns-repeated="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459802" calcext:value-type="float">
            <text:p>854598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5457712" calcext:value-type="float">
            <text:p>85457712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29]-[.J829]" office:value-type="float" office:value="2090" calcext:value-type="float">
            <text:p>2090</text:p>
          </table:table-cell>
          <table:table-cell table:number-columns-repeated="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241299" calcext:value-type="float">
            <text:p>902412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239207" calcext:value-type="float">
            <text:p>90239207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30]-[.J830]" office:value-type="float" office:value="2092" calcext:value-type="float">
            <text:p>2092</text:p>
          </table:table-cell>
          <table:table-cell table:number-columns-repeated="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388087" calcext:value-type="float">
            <text:p>913880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385995" calcext:value-type="float">
            <text:p>91385995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31]-[.J831]" office:value-type="float" office:value="2092" calcext:value-type="float">
            <text:p>2092</text:p>
          </table:table-cell>
          <table:table-cell table:number-columns-repeated="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349710" calcext:value-type="float">
            <text:p>923497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347873" calcext:value-type="float">
            <text:p>92347873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32]-[.J832]" office:value-type="float" office:value="1837" calcext:value-type="float">
            <text:p>1837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447771" calcext:value-type="float">
            <text:p>924477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445676" calcext:value-type="float">
            <text:p>92445676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33]-[.J833]" office:value-type="float" office:value="2095" calcext:value-type="float">
            <text:p>2095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051188" calcext:value-type="float">
            <text:p>95051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049095" calcext:value-type="float">
            <text:p>95049095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34]-[.J834]" office:value-type="float" office:value="2093" calcext:value-type="float">
            <text:p>2093</text:p>
          </table:table-cell>
          <table:table-cell table:number-columns-repeated="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594527" calcext:value-type="float">
            <text:p>95594527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5592434" calcext:value-type="float">
            <text:p>95592434</text:p>
          </table:table-cell>
          <table:table-cell office:value-type="float" office:value="1E+060" calcext:value-type="float">
            <text:p>1000000000000000000000000000000000000000000000000000000000000</text:p>
          </table:table-cell>
          <table:table-cell/>
          <table:table-cell table:formula="of:=[.D835]-[.J835]" office:value-type="float" office:value="2093" calcext:value-type="float">
            <text:p>2093</text:p>
          </table:table-cell>
          <table:table-cell table:number-columns-repeated="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589675" calcext:value-type="float">
            <text:p>96589675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587582" calcext:value-type="float">
            <text:p>96587582</text:p>
          </table:table-cell>
          <table:table-cell office:value-type="float" office:value="1E+060" calcext:value-type="float">
            <text:p>1000000000000000000000000000000000000000000000000000000000000</text:p>
          </table:table-cell>
          <table:table-cell/>
          <table:table-cell table:formula="of:=[.D836]-[.J836]" office:value-type="float" office:value="2093" calcext:value-type="float">
            <text:p>2093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127912" calcext:value-type="float">
            <text:p>97127912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929209" calcext:value-type="float">
            <text:p>96929209</text:p>
          </table:table-cell>
          <table:table-cell office:value-type="float" office:value="1E+060" calcext:value-type="float">
            <text:p>1000000000000000000000000000000000000000000000000000000000000</text:p>
          </table:table-cell>
          <table:table-cell/>
          <table:table-cell table:formula="of:=[.D837]-[.J837]" office:value-type="float" office:value="198703" calcext:value-type="float">
            <text:p>198703</text:p>
          </table:table-cell>
          <table:table-cell table:number-columns-repeated="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846416" calcext:value-type="float">
            <text:p>97846416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844322" calcext:value-type="float">
            <text:p>97844322</text:p>
          </table:table-cell>
          <table:table-cell office:value-type="float" office:value="1E+060" calcext:value-type="float">
            <text:p>1000000000000000000000000000000000000000000000000000000000000</text:p>
          </table:table-cell>
          <table:table-cell/>
          <table:table-cell table:formula="of:=[.D838]-[.J838]" office:value-type="float" office:value="2094" calcext:value-type="float">
            <text:p>2094</text:p>
          </table:table-cell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32401" calcext:value-type="float">
            <text:p>10132401</text:p>
          </table:table-cell>
          <table:table-cell office:value-type="float" office:value="1.00001E+063" calcext:value-type="float">
            <text:p>100001000000000000000000000000000000000000000000000000000000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32394" calcext:value-type="float">
            <text:p>10132394</text:p>
          </table:table-cell>
          <table:table-cell office:value-type="float" office:value="1E+063" calcext:value-type="float">
            <text:p>1000000000000000000000000000000000000000000000000000000000000000</text:p>
          </table:table-cell>
          <table:table-cell/>
          <table:table-cell table:formula="of:=[.D842]-[.J842]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223610" calcext:value-type="float">
            <text:p>17223610</text:p>
          </table:table-cell>
          <table:table-cell office:value-type="float" office:value="1.00001E+063" calcext:value-type="float">
            <text:p>100001000000000000000000000000000000000000000000000000000000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23600" calcext:value-type="float">
            <text:p>17223600</text:p>
          </table:table-cell>
          <table:table-cell office:value-type="float" office:value="1E+063" calcext:value-type="float">
            <text:p>1000000000000000000000000000000000000000000000000000000000000000</text:p>
          </table:table-cell>
          <table:table-cell/>
          <table:table-cell table:formula="of:=[.D843]-[.J843]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97008" calcext:value-type="float">
            <text:p>24097008</text:p>
          </table:table-cell>
          <table:table-cell office:value-type="float" office:value="1E+019" calcext:value-type="float">
            <text:p>10000000000000000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4096997" calcext:value-type="float">
            <text:p>2409699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844]-[.J844]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12662" calcext:value-type="float">
            <text:p>24812662</text:p>
          </table:table-cell>
          <table:table-cell office:value-type="float" office:value="1E+019" calcext:value-type="float">
            <text:p>10000000000000000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12651" calcext:value-type="float">
            <text:p>24812651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845]-[.J845]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44785" calcext:value-type="float">
            <text:p>25044785</text:p>
          </table:table-cell>
          <table:table-cell office:value-type="float" office:value="1E+019" calcext:value-type="float">
            <text:p>1000000000000000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44774" calcext:value-type="float">
            <text:p>25044774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846]-[.J846]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679021" calcext:value-type="float">
            <text:p>26679021</text:p>
          </table:table-cell>
          <table:table-cell office:value-type="float" office:value="1E+019" calcext:value-type="float">
            <text:p>1000000000000000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679008" calcext:value-type="float">
            <text:p>26679008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847]-[.J847]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65422" calcext:value-type="float">
            <text:p>27465422</text:p>
          </table:table-cell>
          <table:table-cell office:value-type="float" office:value="1E+019" calcext:value-type="float">
            <text:p>10000000000000000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65408" calcext:value-type="float">
            <text:p>27465408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848]-[.J848]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664706" calcext:value-type="float">
            <text:p>27664706</text:p>
          </table:table-cell>
          <table:table-cell office:value-type="float" office:value="1E+019" calcext:value-type="float">
            <text:p>1000000000000000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664695" calcext:value-type="float">
            <text:p>27664695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849]-[.J849]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18029" calcext:value-type="float">
            <text:p>28918029</text:p>
          </table:table-cell>
          <table:table-cell office:value-type="float" office:value="1E+019" calcext:value-type="float">
            <text:p>1000000000000000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18018" calcext:value-type="float">
            <text:p>28918018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850]-[.J850]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2733430" calcext:value-type="float">
            <text:p>32733430</text:p>
          </table:table-cell>
          <table:table-cell office:value-type="float" office:value="1E+019" calcext:value-type="float">
            <text:p>1000000000000000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2733417" calcext:value-type="float">
            <text:p>3273341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851]-[.J851]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744585" calcext:value-type="float">
            <text:p>33744585</text:p>
          </table:table-cell>
          <table:table-cell office:value-type="float" office:value="1E+019" calcext:value-type="float">
            <text:p>10000000000000000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3744561" calcext:value-type="float">
            <text:p>33744561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852]-[.J852]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332507" calcext:value-type="float">
            <text:p>37332507</text:p>
          </table:table-cell>
          <table:table-cell office:value-type="float" office:value="1E+019" calcext:value-type="float">
            <text:p>1000000000000000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332494" calcext:value-type="float">
            <text:p>37332494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853]-[.J853]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60341" calcext:value-type="float">
            <text:p>39660341</text:p>
          </table:table-cell>
          <table:table-cell office:value-type="float" office:value="1E+019" calcext:value-type="float">
            <text:p>1000000000000000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60327" calcext:value-type="float">
            <text:p>3966032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854]-[.J854]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417811" calcext:value-type="float">
            <text:p>40417811</text:p>
          </table:table-cell>
          <table:table-cell office:value-type="float" office:value="1E+023" calcext:value-type="float">
            <text:p>10000000000000000000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417796" calcext:value-type="float">
            <text:p>4041779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855]-[.J855]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617339" calcext:value-type="float">
            <text:p>45617339</text:p>
          </table:table-cell>
          <table:table-cell office:value-type="float" office:value="1E+023" calcext:value-type="float">
            <text:p>10000000000000000000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617322" calcext:value-type="float">
            <text:p>4561732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856]-[.J856]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142059" calcext:value-type="float">
            <text:p>48142059</text:p>
          </table:table-cell>
          <table:table-cell office:value-type="float" office:value="1.00001E+038" calcext:value-type="float">
            <text:p>10000100000000000000000000000000000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142040" calcext:value-type="float">
            <text:p>48142040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57]-[.J857]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313399" calcext:value-type="float">
            <text:p>50313399</text:p>
          </table:table-cell>
          <table:table-cell office:value-type="float" office:value="1.00001E+038" calcext:value-type="float">
            <text:p>100001000000000000000000000000000000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313382" calcext:value-type="float">
            <text:p>50313382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58]-[.J858]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310033" calcext:value-type="float">
            <text:p>53310033</text:p>
          </table:table-cell>
          <table:table-cell office:value-type="float" office:value="1.00001E+038" calcext:value-type="float">
            <text:p>10000100000000000000000000000000000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310013" calcext:value-type="float">
            <text:p>53310013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59]-[.J859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751022" calcext:value-type="float">
            <text:p>56751022</text:p>
          </table:table-cell>
          <table:table-cell office:value-type="float" office:value="1.00001E+038" calcext:value-type="float">
            <text:p>10000100000000000000000000000000000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751003" calcext:value-type="float">
            <text:p>56751003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60]-[.J860]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320105" calcext:value-type="float">
            <text:p>57320105</text:p>
          </table:table-cell>
          <table:table-cell office:value-type="float" office:value="1.00001E+038" calcext:value-type="float">
            <text:p>10000100000000000000000000000000000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324336" calcext:value-type="float">
            <text:p>57324336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61]-[.J861]" office:value-type="float" office:value="-4231" calcext:value-type="float">
            <text:p>-4231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700474" calcext:value-type="float">
            <text:p>57700474</text:p>
          </table:table-cell>
          <table:table-cell office:value-type="float" office:value="1.00001E+038" calcext:value-type="float">
            <text:p>100001000000000000000000000000000000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674585" calcext:value-type="float">
            <text:p>57674585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62]-[.J862]" office:value-type="float" office:value="25889" calcext:value-type="float">
            <text:p>25889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285845" calcext:value-type="float">
            <text:p>62285845</text:p>
          </table:table-cell>
          <table:table-cell office:value-type="float" office:value="1.00001E+038" calcext:value-type="float">
            <text:p>1000010000000000000000000000000000000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285824" calcext:value-type="float">
            <text:p>62285824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63]-[.J863]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100954" calcext:value-type="float">
            <text:p>69100954</text:p>
          </table:table-cell>
          <table:table-cell office:value-type="float" office:value="1.00001E+038" calcext:value-type="float">
            <text:p>100001000000000000000000000000000000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100931" calcext:value-type="float">
            <text:p>69100931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64]-[.J864]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20977" calcext:value-type="float">
            <text:p>70620977</text:p>
          </table:table-cell>
          <table:table-cell office:value-type="float" office:value="1.00001E+038" calcext:value-type="float">
            <text:p>10000100000000000000000000000000000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20953" calcext:value-type="float">
            <text:p>70620953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65]-[.J865]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340060" calcext:value-type="float">
            <text:p>72340060</text:p>
          </table:table-cell>
          <table:table-cell office:value-type="float" office:value="1.00001E+038" calcext:value-type="float">
            <text:p>1000010000000000000000000000000000000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340037" calcext:value-type="float">
            <text:p>72340037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66]-[.J866]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4421170" calcext:value-type="float">
            <text:p>74421170</text:p>
          </table:table-cell>
          <table:table-cell office:value-type="float" office:value="1.00001E+038" calcext:value-type="float">
            <text:p>100001000000000000000000000000000000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4421145" calcext:value-type="float">
            <text:p>74421145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67]-[.J867]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991145" calcext:value-type="float">
            <text:p>75991145</text:p>
          </table:table-cell>
          <table:table-cell office:value-type="float" office:value="1.00001E+038" calcext:value-type="float">
            <text:p>1000010000000000000000000000000000000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991120" calcext:value-type="float">
            <text:p>75991120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68]-[.J868]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851542" calcext:value-type="float">
            <text:p>76851542</text:p>
          </table:table-cell>
          <table:table-cell office:value-type="float" office:value="1.00001E+038" calcext:value-type="float">
            <text:p>1000010000000000000000000000000000000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851517" calcext:value-type="float">
            <text:p>76851517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69]-[.J869]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665986" calcext:value-type="float">
            <text:p>78665986</text:p>
          </table:table-cell>
          <table:table-cell office:value-type="float" office:value="1.00001E+038" calcext:value-type="float">
            <text:p>100001000000000000000000000000000000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665962" calcext:value-type="float">
            <text:p>78665962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70]-[.J870]"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172290" calcext:value-type="float">
            <text:p>82172290</text:p>
          </table:table-cell>
          <table:table-cell office:value-type="float" office:value="1.00001E+038" calcext:value-type="float">
            <text:p>1000010000000000000000000000000000000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172263" calcext:value-type="float">
            <text:p>82172263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71]-[.J871]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154399" calcext:value-type="float">
            <text:p>82154399</text:p>
          </table:table-cell>
          <table:table-cell office:value-type="float" office:value="1.00001E+038" calcext:value-type="float">
            <text:p>1000010000000000000000000000000000000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154371" calcext:value-type="float">
            <text:p>82154371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72]-[.J872]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174078" calcext:value-type="float">
            <text:p>84174078</text:p>
          </table:table-cell>
          <table:table-cell office:value-type="float" office:value="1.00001E+038" calcext:value-type="float">
            <text:p>1000010000000000000000000000000000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174051" calcext:value-type="float">
            <text:p>84174051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73]-[.J873]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455314" calcext:value-type="float">
            <text:p>86455314</text:p>
          </table:table-cell>
          <table:table-cell office:value-type="float" office:value="1.00001E+038" calcext:value-type="float">
            <text:p>100001000000000000000000000000000000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455287" calcext:value-type="float">
            <text:p>86455287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74]-[.J874]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715966" calcext:value-type="float">
            <text:p>93715966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715936" calcext:value-type="float">
            <text:p>93715936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75]-[.J875]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111012" calcext:value-type="float">
            <text:p>94111012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110982" calcext:value-type="float">
            <text:p>94110982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76]-[.J876]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941779" calcext:value-type="float">
            <text:p>95941779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941749" calcext:value-type="float">
            <text:p>95941749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77]-[.J877]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302167" calcext:value-type="float">
            <text:p>98302167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302136" calcext:value-type="float">
            <text:p>98302136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78]-[.J878]"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072889" calcext:value-type="float">
            <text:p>99072889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99072858" calcext:value-type="float">
            <text:p>99072858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879]-[.J879]" office:value-type="float" office:value="31" calcext:value-type="float">
            <text:p>31</text:p>
          </table:table-cell>
          <table:table-cell table:number-columns-repeated="14"/>
        </table:table-row>
        <table:table-row table:style-name="ro1" table:number-rows-repeated="5">
          <table:table-cell table:number-columns-repeated="27"/>
        </table:table-row>
        <table:table-row table:style-name="ro1">
          <table:table-cell office:value-type="string" calcext:value-type="string">
            <text:p>Test 3</text:p>
          </table:table-cell>
          <table:table-cell table:number-columns-repeated="26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843" calcext:value-type="float">
            <text:p>706843</text:p>
          </table:table-cell>
          <table:table-cell office:value-type="float" office:value="1.000000001E+024" calcext:value-type="float">
            <text:p>100000000100000000000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5323" calcext:value-type="float">
            <text:p>765323</text:p>
          </table:table-cell>
          <table:table-cell office:value-type="float" office:value="1E+031" calcext:value-type="float">
            <text:p>10000000000000000000000000000000</text:p>
          </table:table-cell>
          <table:table-cell/>
          <table:table-cell table:formula="of:=[.D888]-[.J888]" office:value-type="float" office:value="-58480" calcext:value-type="float">
            <text:p>-58480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5164" calcext:value-type="float">
            <text:p>2105164</text:p>
          </table:table-cell>
          <table:table-cell office:value-type="float" office:value="1E+032" calcext:value-type="float">
            <text:p>10000000000000000000000000000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7101" calcext:value-type="float">
            <text:p>2147101</text:p>
          </table:table-cell>
          <table:table-cell office:value-type="float" office:value="1.00001E+051" calcext:value-type="float">
            <text:p>1000010000000000000000000000000000000000000000000000</text:p>
          </table:table-cell>
          <table:table-cell/>
          <table:table-cell table:formula="of:=[.D889]-[.J889]" office:value-type="float" office:value="-41937" calcext:value-type="float">
            <text:p>-41937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67263" calcext:value-type="float">
            <text:p>3467263</text:p>
          </table:table-cell>
          <table:table-cell office:value-type="float" office:value="1E+016" calcext:value-type="float">
            <text:p>10000000000000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08126" calcext:value-type="float">
            <text:p>3408126</text:p>
          </table:table-cell>
          <table:table-cell office:value-type="float" office:value="1E+023" calcext:value-type="float">
            <text:p>100000000000000000000000</text:p>
          </table:table-cell>
          <table:table-cell/>
          <table:table-cell table:formula="of:=[.D890]-[.J890]" office:value-type="float" office:value="59137" calcext:value-type="float">
            <text:p>59137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59250" calcext:value-type="float">
            <text:p>5859250</text:p>
          </table:table-cell>
          <table:table-cell office:value-type="float" office:value="1E+030" calcext:value-type="float">
            <text:p>1000000000000000000000000000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11359" calcext:value-type="float">
            <text:p>5811359</text:p>
          </table:table-cell>
          <table:table-cell office:value-type="float" office:value="1E+061" calcext:value-type="float">
            <text:p>10000000000000000000000000000000000000000000000000000000000000</text:p>
          </table:table-cell>
          <table:table-cell/>
          <table:table-cell table:formula="of:=[.D891]-[.J891]" office:value-type="float" office:value="47891" calcext:value-type="float">
            <text:p>47891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71524" calcext:value-type="float">
            <text:p>7371524</text:p>
          </table:table-cell>
          <table:table-cell office:value-type="float" office:value="1E+030" calcext:value-type="float">
            <text:p>100000000000000000000000000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30661" calcext:value-type="float">
            <text:p>7330661</text:p>
          </table:table-cell>
          <table:table-cell office:value-type="float" office:value="1E+038" calcext:value-type="float">
            <text:p>100000000000000000000000000000000000000</text:p>
          </table:table-cell>
          <table:table-cell/>
          <table:table-cell table:formula="of:=[.D892]-[.J892]" office:value-type="float" office:value="40863" calcext:value-type="float">
            <text:p>40863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31722" calcext:value-type="float">
            <text:p>8731722</text:p>
          </table:table-cell>
          <table:table-cell office:value-type="float" office:value="1E+025" calcext:value-type="float">
            <text:p>1000000000000000000000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19145" calcext:value-type="float">
            <text:p>8719145</text:p>
          </table:table-cell>
          <table:table-cell office:value-type="float" office:value="1E+019" calcext:value-type="float">
            <text:p>10000000000000000000</text:p>
          </table:table-cell>
          <table:table-cell/>
          <table:table-cell table:formula="of:=[.D893]-[.J893]" office:value-type="float" office:value="12577" calcext:value-type="float">
            <text:p>12577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03438" calcext:value-type="float">
            <text:p>10103438</text:p>
          </table:table-cell>
          <table:table-cell office:value-type="float" office:value="1E+060" calcext:value-type="float">
            <text:p>1000000000000000000000000000000000000000000000000000000000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30251" calcext:value-type="float">
            <text:p>10030251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D894]-[.J894]" office:value-type="float" office:value="73187" calcext:value-type="float">
            <text:p>73187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582227" calcext:value-type="float">
            <text:p>11582227</text:p>
          </table:table-cell>
          <table:table-cell office:value-type="float" office:value="1E+034" calcext:value-type="float">
            <text:p>1000000000000000000000000000000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88314" calcext:value-type="float">
            <text:p>11488314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895]-[.J895]" office:value-type="float" office:value="93913" calcext:value-type="float">
            <text:p>93913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19949" calcext:value-type="float">
            <text:p>129199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748927" calcext:value-type="float">
            <text:p>12748927</text:p>
          </table:table-cell>
          <table:table-cell office:value-type="float" office:value="1E+038" calcext:value-type="float">
            <text:p>100000000000000000000000000000000000000</text:p>
          </table:table-cell>
          <table:table-cell/>
          <table:table-cell table:formula="of:=[.D896]-[.J896]" office:value-type="float" office:value="171022" calcext:value-type="float">
            <text:p>171022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37118" calcext:value-type="float">
            <text:p>17437118</text:p>
          </table:table-cell>
          <table:table-cell office:value-type="float" office:value="1000000000000" calcext:value-type="float">
            <text:p>100000000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437093" calcext:value-type="float">
            <text:p>17437093</text:p>
          </table:table-cell>
          <table:table-cell office:value-type="float" office:value="1.0001E+055" calcext:value-type="float">
            <text:p>10001000000000000000000000000000000000000000000000000000</text:p>
          </table:table-cell>
          <table:table-cell/>
          <table:table-cell table:formula="of:=[.D897]-[.J897]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845189" calcext:value-type="float">
            <text:p>18845189</text:p>
          </table:table-cell>
          <table:table-cell office:value-type="float" office:value="1E+025" calcext:value-type="float">
            <text:p>10000000000000000000000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925340" calcext:value-type="float">
            <text:p>18925340</text:p>
          </table:table-cell>
          <table:table-cell office:value-type="float" office:value="1E+020" calcext:value-type="float">
            <text:p>100000000000000000000</text:p>
          </table:table-cell>
          <table:table-cell/>
          <table:table-cell table:formula="of:=[.D898]-[.J898]" office:value-type="float" office:value="-80151" calcext:value-type="float">
            <text:p>-80151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176574" calcext:value-type="float">
            <text:p>20176574</text:p>
          </table:table-cell>
          <table:table-cell office:value-type="float" office:value="1.01E+046" calcext:value-type="float">
            <text:p>1010000000000000000000000000000000000000000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76547" calcext:value-type="float">
            <text:p>20176547</text:p>
          </table:table-cell>
          <table:table-cell office:value-type="float" office:value="1.0001000001E+034" calcext:value-type="float">
            <text:p>10001000001000000000000000000000000</text:p>
          </table:table-cell>
          <table:table-cell/>
          <table:table-cell table:formula="of:=[.D899]-[.J899]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711835" calcext:value-type="float">
            <text:p>21711835</text:p>
          </table:table-cell>
          <table:table-cell office:value-type="float" office:value="1E+055" calcext:value-type="float">
            <text:p>1000000000000000000000000000000000000000000000000000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725817" calcext:value-type="float">
            <text:p>21725817</text:p>
          </table:table-cell>
          <table:table-cell office:value-type="float" office:value="1E+053" calcext:value-type="float">
            <text:p>100000000000000000000000000000000000000000000000000000</text:p>
          </table:table-cell>
          <table:table-cell/>
          <table:table-cell table:formula="of:=[.D900]-[.J900]" office:value-type="float" office:value="-13982" calcext:value-type="float">
            <text:p>-13982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327747" calcext:value-type="float">
            <text:p>24327747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295481" calcext:value-type="float">
            <text:p>24295481</text:p>
          </table:table-cell>
          <table:table-cell office:value-type="float" office:value="1E+031" calcext:value-type="float">
            <text:p>10000000000000000000000000000000</text:p>
          </table:table-cell>
          <table:table-cell/>
          <table:table-cell table:formula="of:=[.D901]-[.J901]" office:value-type="float" office:value="32266" calcext:value-type="float">
            <text:p>32266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935698" calcext:value-type="float">
            <text:p>25935698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990097" calcext:value-type="float">
            <text:p>25990097</text:p>
          </table:table-cell>
          <table:table-cell office:value-type="float" office:value="100000000000" calcext:value-type="float">
            <text:p>100000000000</text:p>
          </table:table-cell>
          <table:table-cell/>
          <table:table-cell table:formula="of:=[.D902]-[.J902]" office:value-type="float" office:value="-54399" calcext:value-type="float">
            <text:p>-54399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79744" calcext:value-type="float">
            <text:p>27479744</text:p>
          </table:table-cell>
          <table:table-cell office:value-type="float" office:value="1E+061" calcext:value-type="float">
            <text:p>1000000000000000000000000000000000000000000000000000000000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15665" calcext:value-type="float">
            <text:p>27415665</text:p>
          </table:table-cell>
          <table:table-cell office:value-type="float" office:value="1E+045" calcext:value-type="float">
            <text:p>1000000000000000000000000000000000000000000000</text:p>
          </table:table-cell>
          <table:table-cell/>
          <table:table-cell table:formula="of:=[.D903]-[.J903]" office:value-type="float" office:value="64079" calcext:value-type="float">
            <text:p>64079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541934" calcext:value-type="float">
            <text:p>28541934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63664" calcext:value-type="float">
            <text:p>28863664</text:p>
          </table:table-cell>
          <table:table-cell office:value-type="float" office:value="1E+015" calcext:value-type="float">
            <text:p>1000000000000000</text:p>
          </table:table-cell>
          <table:table-cell/>
          <table:table-cell table:formula="of:=[.D904]-[.J904]" office:value-type="float" office:value="-321730" calcext:value-type="float">
            <text:p>-321730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595364" calcext:value-type="float">
            <text:p>30595364</text:p>
          </table:table-cell>
          <table:table-cell office:value-type="float" office:value="1E+061" calcext:value-type="float">
            <text:p>1000000000000000000000000000000000000000000000000000000000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625119" calcext:value-type="float">
            <text:p>30625119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905]-[.J905]" office:value-type="float" office:value="-29755" calcext:value-type="float">
            <text:p>-29755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951098" calcext:value-type="float">
            <text:p>3195109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224279" calcext:value-type="float">
            <text:p>32224279</text:p>
          </table:table-cell>
          <table:table-cell office:value-type="float" office:value="1E+045" calcext:value-type="float">
            <text:p>1000000000000000000000000000000000000000000000</text:p>
          </table:table-cell>
          <table:table-cell/>
          <table:table-cell table:formula="of:=[.D906]-[.J906]" office:value-type="float" office:value="-273181" calcext:value-type="float">
            <text:p>-273181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610050" calcext:value-type="float">
            <text:p>35610050</text:p>
          </table:table-cell>
          <table:table-cell office:value-type="float" office:value="100000000000" calcext:value-type="float">
            <text:p>10000000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591193" calcext:value-type="float">
            <text:p>35591193</text:p>
          </table:table-cell>
          <table:table-cell office:value-type="float" office:value="1E+039" calcext:value-type="float">
            <text:p>1000000000000000000000000000000000000000</text:p>
          </table:table-cell>
          <table:table-cell/>
          <table:table-cell table:formula="of:=[.D907]-[.J907]" office:value-type="float" office:value="18857" calcext:value-type="float">
            <text:p>18857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11862" calcext:value-type="float">
            <text:p>37111862</text:p>
          </table:table-cell>
          <table:table-cell office:value-type="float" office:value="1E+019" calcext:value-type="float">
            <text:p>10000000000000000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210151" calcext:value-type="float">
            <text:p>3721015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908]-[.J908]" office:value-type="float" office:value="-98289" calcext:value-type="float">
            <text:p>-98289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016442" calcext:value-type="float">
            <text:p>43016442</text:p>
          </table:table-cell>
          <table:table-cell office:value-type="float" office:value="100000000000" calcext:value-type="float">
            <text:p>1000000000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950858" calcext:value-type="float">
            <text:p>42950858</text:p>
          </table:table-cell>
          <table:table-cell office:value-type="float" office:value="1E+060" calcext:value-type="float">
            <text:p>1000000000000000000000000000000000000000000000000000000000000</text:p>
          </table:table-cell>
          <table:table-cell/>
          <table:table-cell table:formula="of:=[.D909]-[.J909]" office:value-type="float" office:value="65584" calcext:value-type="float">
            <text:p>65584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537578" calcext:value-type="float">
            <text:p>44537578</text:p>
          </table:table-cell>
          <table:table-cell office:value-type="float" office:value="1E+034" calcext:value-type="float">
            <text:p>10000000000000000000000000000000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180221" calcext:value-type="float">
            <text:p>44180221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910]-[.J910]" office:value-type="float" office:value="357357" calcext:value-type="float">
            <text:p>357357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092542" calcext:value-type="float">
            <text:p>480925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164132" calcext:value-type="float">
            <text:p>48164132</text:p>
          </table:table-cell>
          <table:table-cell office:value-type="float" office:value="1E+059" calcext:value-type="float">
            <text:p>100000000000000000000000000000000000000000000000000000000000</text:p>
          </table:table-cell>
          <table:table-cell/>
          <table:table-cell table:formula="of:=[.D911]-[.J911]" office:value-type="float" office:value="-71590" calcext:value-type="float">
            <text:p>-71590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641630" calcext:value-type="float">
            <text:p>49641630</text:p>
          </table:table-cell>
          <table:table-cell office:value-type="float" office:value="1E+016" calcext:value-type="float">
            <text:p>100000000000000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761113" calcext:value-type="float">
            <text:p>48761113</text:p>
          </table:table-cell>
          <table:table-cell office:value-type="float" office:value="1E+058" calcext:value-type="float">
            <text:p>10000000000000000000000000000000000000000000000000000000000</text:p>
          </table:table-cell>
          <table:table-cell/>
          <table:table-cell table:formula="of:=[.D912]-[.J912]" office:value-type="float" office:value="880517" calcext:value-type="float">
            <text:p>880517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963487" calcext:value-type="float">
            <text:p>509634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759193" calcext:value-type="float">
            <text:p>50759193</text:p>
          </table:table-cell>
          <table:table-cell office:value-type="float" office:value="1E+051" calcext:value-type="float">
            <text:p>1000000000000000000000000000000000000000000000000000</text:p>
          </table:table-cell>
          <table:table-cell/>
          <table:table-cell table:formula="of:=[.D913]-[.J913]" office:value-type="float" office:value="204294" calcext:value-type="float">
            <text:p>204294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401761" calcext:value-type="float">
            <text:p>52401761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473706" calcext:value-type="float">
            <text:p>52473706</text:p>
          </table:table-cell>
          <table:table-cell office:value-type="float" office:value="1E+056" calcext:value-type="float">
            <text:p>100000000000000000000000000000000000000000000000000000000</text:p>
          </table:table-cell>
          <table:table-cell/>
          <table:table-cell table:formula="of:=[.D914]-[.J914]" office:value-type="float" office:value="-71945" calcext:value-type="float">
            <text:p>-71945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199290" calcext:value-type="float">
            <text:p>54199290</text:p>
          </table:table-cell>
          <table:table-cell office:value-type="float" office:value="1E+024" calcext:value-type="float">
            <text:p>10000000000000000000000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92173" calcext:value-type="float">
            <text:p>54092173</text:p>
          </table:table-cell>
          <table:table-cell office:value-type="float" office:value="1E+061" calcext:value-type="float">
            <text:p>10000000000000000000000000000000000000000000000000000000000000</text:p>
          </table:table-cell>
          <table:table-cell/>
          <table:table-cell table:formula="of:=[.D915]-[.J915]" office:value-type="float" office:value="107117" calcext:value-type="float">
            <text:p>107117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948634" calcext:value-type="float">
            <text:p>55948634</text:p>
          </table:table-cell>
          <table:table-cell office:value-type="float" office:value="1.1E+034" calcext:value-type="float">
            <text:p>11000000000000000000000000000000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735764" calcext:value-type="float">
            <text:p>55735764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916]-[.J916]" office:value-type="float" office:value="212870" calcext:value-type="float">
            <text:p>212870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313526" calcext:value-type="float">
            <text:p>5731352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877443" calcext:value-type="float">
            <text:p>56877443</text:p>
          </table:table-cell>
          <table:table-cell office:value-type="float" office:value="1E+059" calcext:value-type="float">
            <text:p>100000000000000000000000000000000000000000000000000000000000</text:p>
          </table:table-cell>
          <table:table-cell/>
          <table:table-cell table:formula="of:=[.D917]-[.J917]" office:value-type="float" office:value="436083" calcext:value-type="float">
            <text:p>436083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65941" calcext:value-type="float">
            <text:p>63565941</text:p>
          </table:table-cell>
          <table:table-cell office:value-type="float" office:value="1E+039" calcext:value-type="float">
            <text:p>10000000000000000000000000000000000000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72299" calcext:value-type="float">
            <text:p>63572299</text:p>
          </table:table-cell>
          <table:table-cell office:value-type="float" office:value="1E+044" calcext:value-type="float">
            <text:p>100000000000000000000000000000000000000000000</text:p>
          </table:table-cell>
          <table:table-cell/>
          <table:table-cell table:formula="of:=[.D918]-[.J918]" office:value-type="float" office:value="-6358" calcext:value-type="float">
            <text:p>-6358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509405" calcext:value-type="float">
            <text:p>66509405</text:p>
          </table:table-cell>
          <table:table-cell office:value-type="float" office:value="1000000000" calcext:value-type="float">
            <text:p>10000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270095" calcext:value-type="float">
            <text:p>66270095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D919]-[.J919]" office:value-type="float" office:value="239310" calcext:value-type="float">
            <text:p>239310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7929275" calcext:value-type="float">
            <text:p>67929275</text:p>
          </table:table-cell>
          <table:table-cell office:value-type="float" office:value="1.001E+037" calcext:value-type="float">
            <text:p>10010000000000000000000000000000000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670974" calcext:value-type="float">
            <text:p>67670974</text:p>
          </table:table-cell>
          <table:table-cell office:value-type="float" office:value="1.0001E+045" calcext:value-type="float">
            <text:p>1000100000000000000000000000000000000000000000</text:p>
          </table:table-cell>
          <table:table-cell/>
          <table:table-cell table:formula="of:=[.D920]-[.J920]" office:value-type="float" office:value="258301" calcext:value-type="float">
            <text:p>258301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273422" calcext:value-type="float">
            <text:p>69273422</text:p>
          </table:table-cell>
          <table:table-cell office:value-type="float" office:value="1E+051" calcext:value-type="float">
            <text:p>10000000000000000000000000000000000000000000000000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287483" calcext:value-type="float">
            <text:p>69287483</text:p>
          </table:table-cell>
          <table:table-cell office:value-type="float" office:value="1E+045" calcext:value-type="float">
            <text:p>1000000000000000000000000000000000000000000000</text:p>
          </table:table-cell>
          <table:table-cell/>
          <table:table-cell table:formula="of:=[.D921]-[.J921]" office:value-type="float" office:value="-14061" calcext:value-type="float">
            <text:p>-14061</text:p>
          </table:table-cell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717465" calcext:value-type="float">
            <text:p>70717465</text:p>
          </table:table-cell>
          <table:table-cell office:value-type="float" office:value="1E+056" calcext:value-type="float">
            <text:p>1000000000000000000000000000000000000000000000000000000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575741" calcext:value-type="float">
            <text:p>70575741</text:p>
          </table:table-cell>
          <table:table-cell office:value-type="float" office:value="1E+033" calcext:value-type="float">
            <text:p>1000000000000000000000000000000000</text:p>
          </table:table-cell>
          <table:table-cell/>
          <table:table-cell table:formula="of:=[.D922]-[.J922]" office:value-type="float" office:value="141724" calcext:value-type="float">
            <text:p>141724</text:p>
          </table:table-cell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348967" calcext:value-type="float">
            <text:p>72348967</text:p>
          </table:table-cell>
          <table:table-cell office:value-type="float" office:value="1E+037" calcext:value-type="float">
            <text:p>100000000000000000000000000000000000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411872" calcext:value-type="float">
            <text:p>72411872</text:p>
          </table:table-cell>
          <table:table-cell office:value-type="float" office:value="1000000" calcext:value-type="float">
            <text:p>1000000</text:p>
          </table:table-cell>
          <table:table-cell/>
          <table:table-cell table:formula="of:=[.D923]-[.J923]" office:value-type="float" office:value="-62905" calcext:value-type="float">
            <text:p>-62905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909811" calcext:value-type="float">
            <text:p>73909811</text:p>
          </table:table-cell>
          <table:table-cell office:value-type="float" office:value="1E+043" calcext:value-type="float">
            <text:p>100000000000000000000000000000000000000000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721788" calcext:value-type="float">
            <text:p>73721788</text:p>
          </table:table-cell>
          <table:table-cell office:value-type="float" office:value="1E+049" calcext:value-type="float">
            <text:p>10000000000000000000000000000000000000000000000000</text:p>
          </table:table-cell>
          <table:table-cell/>
          <table:table-cell table:formula="of:=[.D924]-[.J924]" office:value-type="float" office:value="188023" calcext:value-type="float">
            <text:p>188023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302281" calcext:value-type="float">
            <text:p>75302281</text:p>
          </table:table-cell>
          <table:table-cell office:value-type="float" office:value="1E+046" calcext:value-type="float">
            <text:p>100000000000000000000000000000000000000000000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083640" calcext:value-type="float">
            <text:p>75083640</text:p>
          </table:table-cell>
          <table:table-cell office:value-type="float" office:value="1E+050" calcext:value-type="float">
            <text:p>100000000000000000000000000000000000000000000000000</text:p>
          </table:table-cell>
          <table:table-cell/>
          <table:table-cell table:formula="of:=[.D925]-[.J925]" office:value-type="float" office:value="218641" calcext:value-type="float">
            <text:p>218641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742022" calcext:value-type="float">
            <text:p>76742022</text:p>
          </table:table-cell>
          <table:table-cell office:value-type="float" office:value="1E+046" calcext:value-type="float">
            <text:p>100000000000000000000000000000000000000000000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650454" calcext:value-type="float">
            <text:p>76650454</text:p>
          </table:table-cell>
          <table:table-cell office:value-type="float" office:value="1E+034" calcext:value-type="float">
            <text:p>10000000000000000000000000000000000</text:p>
          </table:table-cell>
          <table:table-cell/>
          <table:table-cell table:formula="of:=[.D926]-[.J926]" office:value-type="float" office:value="91568" calcext:value-type="float">
            <text:p>91568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339887" calcext:value-type="float">
            <text:p>78339887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112935" calcext:value-type="float">
            <text:p>78112935</text:p>
          </table:table-cell>
          <table:table-cell office:value-type="float" office:value="1.00000001E+034" calcext:value-type="float">
            <text:p>10000000100000000000000000000000000</text:p>
          </table:table-cell>
          <table:table-cell/>
          <table:table-cell table:formula="of:=[.D927]-[.J927]" office:value-type="float" office:value="226952" calcext:value-type="float">
            <text:p>226952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697474" calcext:value-type="float">
            <text:p>79697474</text:p>
          </table:table-cell>
          <table:table-cell office:value-type="float" office:value="1.001001E+060" calcext:value-type="float">
            <text:p>10010010000000000000000000000000000000000000000000000000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268238" calcext:value-type="float">
            <text:p>79268238</text:p>
          </table:table-cell>
          <table:table-cell office:value-type="float" office:value="1E+062" calcext:value-type="float">
            <text:p>100000000000000000000000000000000000000000000000000000000000000</text:p>
          </table:table-cell>
          <table:table-cell/>
          <table:table-cell table:formula="of:=[.D928]-[.J928]" office:value-type="float" office:value="429236" calcext:value-type="float">
            <text:p>429236</text:p>
          </table:table-cell>
          <table:table-cell table:number-columns-repeated="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943408" calcext:value-type="float">
            <text:p>80943408</text:p>
          </table:table-cell>
          <table:table-cell office:value-type="float" office:value="1E+046" calcext:value-type="float">
            <text:p>100000000000000000000000000000000000000000000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647840" calcext:value-type="float">
            <text:p>8064784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929]-[.J929]" office:value-type="float" office:value="295568" calcext:value-type="float">
            <text:p>295568</text:p>
          </table:table-cell>
          <table:table-cell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516143" calcext:value-type="float">
            <text:p>82516143</text:p>
          </table:table-cell>
          <table:table-cell office:value-type="float" office:value="1E+058" calcext:value-type="float">
            <text:p>100000000000000000000000000000000000000000000000000000000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173568" calcext:value-type="float">
            <text:p>82173568</text:p>
          </table:table-cell>
          <table:table-cell office:value-type="float" office:value="1E+051" calcext:value-type="float">
            <text:p>1000000000000000000000000000000000000000000000000000</text:p>
          </table:table-cell>
          <table:table-cell/>
          <table:table-cell table:formula="of:=[.D930]-[.J930]" office:value-type="float" office:value="342575" calcext:value-type="float">
            <text:p>342575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645128" calcext:value-type="float">
            <text:p>83645128</text:p>
          </table:table-cell>
          <table:table-cell office:value-type="float" office:value="1E+030" calcext:value-type="float">
            <text:p>100000000000000000000000000000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719247" calcext:value-type="float">
            <text:p>83719247</text:p>
          </table:table-cell>
          <table:table-cell office:value-type="float" office:value="1E+055" calcext:value-type="float">
            <text:p>10000000000000000000000000000000000000000000000000000000</text:p>
          </table:table-cell>
          <table:table-cell/>
          <table:table-cell table:formula="of:=[.D931]-[.J931]" office:value-type="float" office:value="-74119" calcext:value-type="float">
            <text:p>-74119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360718" calcext:value-type="float">
            <text:p>8536071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181888" calcext:value-type="float">
            <text:p>85181888</text:p>
          </table:table-cell>
          <table:table-cell office:value-type="float" office:value="1E+043" calcext:value-type="float">
            <text:p>10000000000000000000000000000000000000000000</text:p>
          </table:table-cell>
          <table:table-cell/>
          <table:table-cell table:formula="of:=[.D932]-[.J932]" office:value-type="float" office:value="178830" calcext:value-type="float">
            <text:p>178830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533100" calcext:value-type="float">
            <text:p>86533100</text:p>
          </table:table-cell>
          <table:table-cell office:value-type="float" office:value="1E+019" calcext:value-type="float">
            <text:p>1000000000000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454076" calcext:value-type="float">
            <text:p>86454076</text:p>
          </table:table-cell>
          <table:table-cell office:value-type="float" office:value="1E+048" calcext:value-type="float">
            <text:p>1000000000000000000000000000000000000000000000000</text:p>
          </table:table-cell>
          <table:table-cell/>
          <table:table-cell table:formula="of:=[.D933]-[.J933]" office:value-type="float" office:value="79024" calcext:value-type="float">
            <text:p>79024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767448" calcext:value-type="float">
            <text:p>89767448</text:p>
          </table:table-cell>
          <table:table-cell office:value-type="float" office:value="1E+030" calcext:value-type="float">
            <text:p>100000000000000000000000000000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753794" calcext:value-type="float">
            <text:p>89753794</text:p>
          </table:table-cell>
          <table:table-cell office:value-type="float" office:value="1E+047" calcext:value-type="float">
            <text:p>100000000000000000000000000000000000000000000000</text:p>
          </table:table-cell>
          <table:table-cell/>
          <table:table-cell table:formula="of:=[.D934]-[.J934]" office:value-type="float" office:value="13654" calcext:value-type="float">
            <text:p>13654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291982" calcext:value-type="float">
            <text:p>91291982</text:p>
          </table:table-cell>
          <table:table-cell office:value-type="float" office:value="1E+017" calcext:value-type="float">
            <text:p>1000000000000000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391153" calcext:value-type="float">
            <text:p>91391153</text:p>
          </table:table-cell>
          <table:table-cell office:value-type="float" office:value="1E+021" calcext:value-type="float">
            <text:p>1000000000000000000000</text:p>
          </table:table-cell>
          <table:table-cell/>
          <table:table-cell table:formula="of:=[.D935]-[.J935]" office:value-type="float" office:value="-99171" calcext:value-type="float">
            <text:p>-99171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671994" calcext:value-type="float">
            <text:p>92671994</text:p>
          </table:table-cell>
          <table:table-cell office:value-type="float" office:value="1E+059" calcext:value-type="float">
            <text:p>1000000000000000000000000000000000000000000000000000000000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674533" calcext:value-type="float">
            <text:p>92674533</text:p>
          </table:table-cell>
          <table:table-cell office:value-type="float" office:value="1E+057" calcext:value-type="float">
            <text:p>1000000000000000000000000000000000000000000000000000000000</text:p>
          </table:table-cell>
          <table:table-cell/>
          <table:table-cell table:formula="of:=[.D936]-[.J936]" office:value-type="float" office:value="-2539" calcext:value-type="float">
            <text:p>-2539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058711" calcext:value-type="float">
            <text:p>94058711</text:p>
          </table:table-cell>
          <table:table-cell office:value-type="float" office:value="1E+043" calcext:value-type="float">
            <text:p>100000000000000000000000000000000000000000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876788" calcext:value-type="float">
            <text:p>93876788</text:p>
          </table:table-cell>
          <table:table-cell office:value-type="float" office:value="1000000000000" calcext:value-type="float">
            <text:p>1000000000000</text:p>
          </table:table-cell>
          <table:table-cell/>
          <table:table-cell table:formula="of:=[.D937]-[.J937]" office:value-type="float" office:value="181923" calcext:value-type="float">
            <text:p>181923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061774" calcext:value-type="float">
            <text:p>95061774</text:p>
          </table:table-cell>
          <table:table-cell office:value-type="float" office:value="1E+025" calcext:value-type="float">
            <text:p>1000000000000000000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5278191" calcext:value-type="float">
            <text:p>95278191</text:p>
          </table:table-cell>
          <table:table-cell office:value-type="float" office:value="1.0001E+054" calcext:value-type="float">
            <text:p>1000100000000000000000000000000000000000000000000000000</text:p>
          </table:table-cell>
          <table:table-cell/>
          <table:table-cell table:formula="of:=[.D938]-[.J938]" office:value-type="float" office:value="-216417" calcext:value-type="float">
            <text:p>-216417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787466" calcext:value-type="float">
            <text:p>96787466</text:p>
          </table:table-cell>
          <table:table-cell office:value-type="float" office:value="1E+038" calcext:value-type="float">
            <text:p>10000000000000000000000000000000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915758" calcext:value-type="float">
            <text:p>96915758</text:p>
          </table:table-cell>
          <table:table-cell office:value-type="float" office:value="1E+041" calcext:value-type="float">
            <text:p>100000000000000000000000000000000000000000</text:p>
          </table:table-cell>
          <table:table-cell/>
          <table:table-cell table:formula="of:=[.D939]-[.J939]" office:value-type="float" office:value="-128292" calcext:value-type="float">
            <text:p>-128292</text:p>
          </table:table-cell>
          <table:table-cell table:number-columns-repeated="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336125" calcext:value-type="float">
            <text:p>98336125</text:p>
          </table:table-cell>
          <table:table-cell office:value-type="float" office:value="1E+049" calcext:value-type="float">
            <text:p>1000000000000000000000000000000000000000000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210014" calcext:value-type="float">
            <text:p>98210014</text:p>
          </table:table-cell>
          <table:table-cell office:value-type="float" office:value="1E+058" calcext:value-type="float">
            <text:p>10000000000000000000000000000000000000000000000000000000000</text:p>
          </table:table-cell>
          <table:table-cell/>
          <table:table-cell table:formula="of:=[.D940]-[.J940]" office:value-type="float" office:value="126111" calcext:value-type="float">
            <text:p>126111</text:p>
          </table:table-cell>
          <table:table-cell table:number-columns-repeated="14"/>
        </table:table-row>
        <table:table-row table:style-name="ro1" table:number-rows-repeated="4"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82195" calcext:value-type="float">
            <text:p>68219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2185" calcext:value-type="float">
            <text:p>68218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45]-[.J945]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682185" calcext:value-type="float">
            <text:p>268218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82172" calcext:value-type="float">
            <text:p>268217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46]-[.J946]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682174" calcext:value-type="float">
            <text:p>468217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82161" calcext:value-type="float">
            <text:p>4682161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47]-[.J947]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682163" calcext:value-type="float">
            <text:p>668216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82149" calcext:value-type="float">
            <text:p>668214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48]-[.J948]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682153" calcext:value-type="float">
            <text:p>868215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82137" calcext:value-type="float">
            <text:p>868213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49]-[.J949]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682142" calcext:value-type="float">
            <text:p>1068214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82125" calcext:value-type="float">
            <text:p>1068212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50]-[.J950]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682132" calcext:value-type="float">
            <text:p>1268213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682113" calcext:value-type="float">
            <text:p>1268211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51]-[.J951]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682121" calcext:value-type="float">
            <text:p>14682121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82102" calcext:value-type="float">
            <text:p>1468210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52]-[.J952]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682111" calcext:value-type="float">
            <text:p>16682111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682090" calcext:value-type="float">
            <text:p>16682090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53]-[.J953]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682100" calcext:value-type="float">
            <text:p>18682100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82078" calcext:value-type="float">
            <text:p>1868207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54]-[.J954]"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682089" calcext:value-type="float">
            <text:p>2068208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682066" calcext:value-type="float">
            <text:p>2068206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55]-[.J955]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2682079" calcext:value-type="float">
            <text:p>2268207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682054" calcext:value-type="float">
            <text:p>2268205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56]-[.J956]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4682068" calcext:value-type="float">
            <text:p>2468206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82042" calcext:value-type="float">
            <text:p>2468204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57]-[.J957]"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6682058" calcext:value-type="float">
            <text:p>2668205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682031" calcext:value-type="float">
            <text:p>26682031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58]-[.J958]"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682047" calcext:value-type="float">
            <text:p>2868204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82019" calcext:value-type="float">
            <text:p>2868201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59]-[.J959]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0682036" calcext:value-type="float">
            <text:p>3068203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682007" calcext:value-type="float">
            <text:p>3068200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60]-[.J960]"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2682026" calcext:value-type="float">
            <text:p>3268202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681996" calcext:value-type="float">
            <text:p>3268199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61]-[.J961]"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4682015" calcext:value-type="float">
            <text:p>3468201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681983" calcext:value-type="float">
            <text:p>3468198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62]-[.J962]"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6682005" calcext:value-type="float">
            <text:p>3668200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681972" calcext:value-type="float">
            <text:p>3668197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63]-[.J963]"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8681994" calcext:value-type="float">
            <text:p>3868199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681959" calcext:value-type="float">
            <text:p>3868195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64]-[.J964]" office:value-type="float" office:value="35" calcext:value-type="float">
            <text:p>35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681983" calcext:value-type="float">
            <text:p>4068198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681948" calcext:value-type="float">
            <text:p>4068194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65]-[.J965]" office:value-type="float" office:value="35" calcext:value-type="float">
            <text:p>35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2681973" calcext:value-type="float">
            <text:p>4268197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681936" calcext:value-type="float">
            <text:p>4268193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66]-[.J966]"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4681962" calcext:value-type="float">
            <text:p>4468196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681924" calcext:value-type="float">
            <text:p>4468192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67]-[.J967]" office:value-type="float" office:value="38" calcext:value-type="float">
            <text:p>38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6681952" calcext:value-type="float">
            <text:p>4668195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681913" calcext:value-type="float">
            <text:p>4668191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68]-[.J968]"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8681941" calcext:value-type="float">
            <text:p>48681941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681901" calcext:value-type="float">
            <text:p>48681901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69]-[.J969]"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681930" calcext:value-type="float">
            <text:p>50681930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681889" calcext:value-type="float">
            <text:p>5068188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70]-[.J970]"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2681920" calcext:value-type="float">
            <text:p>52681920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681877" calcext:value-type="float">
            <text:p>5268187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71]-[.J971]" office:value-type="float" office:value="43" calcext:value-type="float">
            <text:p>43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4681909" calcext:value-type="float">
            <text:p>5468190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681865" calcext:value-type="float">
            <text:p>5468186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72]-[.J972]" office:value-type="float" office:value="44" calcext:value-type="float">
            <text:p>44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6681899" calcext:value-type="float">
            <text:p>5668189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681853" calcext:value-type="float">
            <text:p>5668185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73]-[.J973]"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8681888" calcext:value-type="float">
            <text:p>5868188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681841" calcext:value-type="float">
            <text:p>58681841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74]-[.J974]"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681877" calcext:value-type="float">
            <text:p>6068187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681828" calcext:value-type="float">
            <text:p>6068182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75]-[.J975]" office:value-type="float" office:value="49" calcext:value-type="float">
            <text:p>49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2681867" calcext:value-type="float">
            <text:p>6268186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681817" calcext:value-type="float">
            <text:p>6268181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76]-[.J976]"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4681857" calcext:value-type="float">
            <text:p>6468185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681805" calcext:value-type="float">
            <text:p>6468180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77]-[.J977]"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6681847" calcext:value-type="float">
            <text:p>6668184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681793" calcext:value-type="float">
            <text:p>6668179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78]-[.J978]" office:value-type="float" office:value="54" calcext:value-type="float">
            <text:p>54</text:p>
          </table:table-cell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8681837" calcext:value-type="float">
            <text:p>6868183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81782" calcext:value-type="float">
            <text:p>6868178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79]-[.J979]" office:value-type="float" office:value="55" calcext:value-type="float">
            <text:p>55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0681826" calcext:value-type="float">
            <text:p>7068182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81769" calcext:value-type="float">
            <text:p>7068176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80]-[.J980]" office:value-type="float" office:value="57" calcext:value-type="float">
            <text:p>57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2681816" calcext:value-type="float">
            <text:p>7268181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681758" calcext:value-type="float">
            <text:p>7268175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81]-[.J981]"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4681806" calcext:value-type="float">
            <text:p>7468180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681746" calcext:value-type="float">
            <text:p>7468174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82]-[.J982]"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6681796" calcext:value-type="float">
            <text:p>7668179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681734" calcext:value-type="float">
            <text:p>7668173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83]-[.J983]" office:value-type="float" office:value="62" calcext:value-type="float">
            <text:p>62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8681786" calcext:value-type="float">
            <text:p>7868178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681723" calcext:value-type="float">
            <text:p>7868172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84]-[.J984]" office:value-type="float" office:value="63" calcext:value-type="float">
            <text:p>63</text:p>
          </table:table-cell>
          <table:table-cell table:number-columns-repeated="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0681776" calcext:value-type="float">
            <text:p>8068177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681710" calcext:value-type="float">
            <text:p>80681710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85]-[.J985]" office:value-type="float" office:value="66" calcext:value-type="float">
            <text:p>66</text:p>
          </table:table-cell>
          <table:table-cell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2681766" calcext:value-type="float">
            <text:p>8268176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681699" calcext:value-type="float">
            <text:p>8268169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86]-[.J986]" office:value-type="float" office:value="67" calcext:value-type="float">
            <text:p>67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4681756" calcext:value-type="float">
            <text:p>8468175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681687" calcext:value-type="float">
            <text:p>8468168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87]-[.J987]" office:value-type="float" office:value="69" calcext:value-type="float">
            <text:p>69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6681746" calcext:value-type="float">
            <text:p>8668174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681675" calcext:value-type="float">
            <text:p>8668167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88]-[.J988]" office:value-type="float" office:value="71" calcext:value-type="float">
            <text:p>71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8681735" calcext:value-type="float">
            <text:p>8868173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681663" calcext:value-type="float">
            <text:p>8868166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89]-[.J989]"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681725" calcext:value-type="float">
            <text:p>9068172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681652" calcext:value-type="float">
            <text:p>9068165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90]-[.J990]" office:value-type="float" office:value="73" calcext:value-type="float">
            <text:p>73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2681715" calcext:value-type="float">
            <text:p>9268171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681639" calcext:value-type="float">
            <text:p>9268163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91]-[.J991]" office:value-type="float" office:value="76" calcext:value-type="float">
            <text:p>76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4681705" calcext:value-type="float">
            <text:p>9468170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681628" calcext:value-type="float">
            <text:p>9468162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92]-[.J992]" office:value-type="float" office:value="77" calcext:value-type="float">
            <text:p>77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6681695" calcext:value-type="float">
            <text:p>9668169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681616" calcext:value-type="float">
            <text:p>9668161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93]-[.J993]" office:value-type="float" office:value="79" calcext:value-type="float">
            <text:p>79</text:p>
          </table:table-cell>
          <table:table-cell table:number-columns-repeated="14"/>
        </table:table-row>
        <table:table-row table:style-name="ro1" table:number-rows-repeated="5">
          <table:table-cell table:number-columns-repeated="2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816501" calcext:value-type="float">
            <text:p>98816501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818870" calcext:value-type="float">
            <text:p>98818870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999]-[.J999]" office:value-type="float" office:value="-2369" calcext:value-type="float">
            <text:p>-2369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17029" calcext:value-type="float">
            <text:p>81702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7028" calcext:value-type="float">
            <text:p>81702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00]-[.J1000]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17018" calcext:value-type="float">
            <text:p>281701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17024" calcext:value-type="float">
            <text:p>281702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01]-[.J1001]" office:value-type="float" office:value="-6" calcext:value-type="float">
            <text:p>-6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817007" calcext:value-type="float">
            <text:p>481700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17019" calcext:value-type="float">
            <text:p>481701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02]-[.J1002]" office:value-type="float" office:value="-12" calcext:value-type="float">
            <text:p>-12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816996" calcext:value-type="float">
            <text:p>681699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17015" calcext:value-type="float">
            <text:p>681701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03]-[.J1003]" office:value-type="float" office:value="-19" calcext:value-type="float">
            <text:p>-19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816985" calcext:value-type="float">
            <text:p>881698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17011" calcext:value-type="float">
            <text:p>8817011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04]-[.J1004]" office:value-type="float" office:value="-26" calcext:value-type="float">
            <text:p>-26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816974" calcext:value-type="float">
            <text:p>1081697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17007" calcext:value-type="float">
            <text:p>1081700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05]-[.J1005]" office:value-type="float" office:value="-33" calcext:value-type="float">
            <text:p>-33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816963" calcext:value-type="float">
            <text:p>1281696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17003" calcext:value-type="float">
            <text:p>1281700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06]-[.J1006]" office:value-type="float" office:value="-40" calcext:value-type="float">
            <text:p>-40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816953" calcext:value-type="float">
            <text:p>1481695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816998" calcext:value-type="float">
            <text:p>1481699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07]-[.J1007]" office:value-type="float" office:value="-45" calcext:value-type="float">
            <text:p>-45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816942" calcext:value-type="float">
            <text:p>1681694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816994" calcext:value-type="float">
            <text:p>1681699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08]-[.J1008]" office:value-type="float" office:value="-52" calcext:value-type="float">
            <text:p>-5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816931" calcext:value-type="float">
            <text:p>18816931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816990" calcext:value-type="float">
            <text:p>18816990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09]-[.J1009]" office:value-type="float" office:value="-59" calcext:value-type="float">
            <text:p>-59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816920" calcext:value-type="float">
            <text:p>20816920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816986" calcext:value-type="float">
            <text:p>2081698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10]-[.J1010]" office:value-type="float" office:value="-66" calcext:value-type="float">
            <text:p>-66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2816909" calcext:value-type="float">
            <text:p>2281690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816981" calcext:value-type="float">
            <text:p>22816981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11]-[.J1011]" office:value-type="float" office:value="-72" calcext:value-type="float">
            <text:p>-72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4816898" calcext:value-type="float">
            <text:p>2481689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16977" calcext:value-type="float">
            <text:p>2481697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12]-[.J1012]" office:value-type="float" office:value="-79" calcext:value-type="float">
            <text:p>-79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6816887" calcext:value-type="float">
            <text:p>2681688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816973" calcext:value-type="float">
            <text:p>2681697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13]-[.J1013]" office:value-type="float" office:value="-86" calcext:value-type="float">
            <text:p>-86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816877" calcext:value-type="float">
            <text:p>2881687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16969" calcext:value-type="float">
            <text:p>2881696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14]-[.J1014]" office:value-type="float" office:value="-92" calcext:value-type="float">
            <text:p>-92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0816866" calcext:value-type="float">
            <text:p>3081686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16964" calcext:value-type="float">
            <text:p>3081696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15]-[.J1015]" office:value-type="float" office:value="-98" calcext:value-type="float">
            <text:p>-98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2816855" calcext:value-type="float">
            <text:p>3281685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816960" calcext:value-type="float">
            <text:p>32816960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16]-[.J1016]" office:value-type="float" office:value="-105" calcext:value-type="float">
            <text:p>-105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4816844" calcext:value-type="float">
            <text:p>3481684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816956" calcext:value-type="float">
            <text:p>3481695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17]-[.J1017]" office:value-type="float" office:value="-112" calcext:value-type="float">
            <text:p>-112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6816833" calcext:value-type="float">
            <text:p>3681683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816951" calcext:value-type="float">
            <text:p>36816951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18]-[.J1018]" office:value-type="float" office:value="-118" calcext:value-type="float">
            <text:p>-118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8816822" calcext:value-type="float">
            <text:p>3881682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816947" calcext:value-type="float">
            <text:p>3881694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19]-[.J1019]" office:value-type="float" office:value="-125" calcext:value-type="float">
            <text:p>-125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816811" calcext:value-type="float">
            <text:p>40816811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816943" calcext:value-type="float">
            <text:p>4081694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20]-[.J1020]" office:value-type="float" office:value="-132" calcext:value-type="float">
            <text:p>-132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2816800" calcext:value-type="float">
            <text:p>42816800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816939" calcext:value-type="float">
            <text:p>4281693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21]-[.J1021]" office:value-type="float" office:value="-139" calcext:value-type="float">
            <text:p>-139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4816790" calcext:value-type="float">
            <text:p>44816790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816935" calcext:value-type="float">
            <text:p>4481693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22]-[.J1022]" office:value-type="float" office:value="-145" calcext:value-type="float">
            <text:p>-145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6816779" calcext:value-type="float">
            <text:p>4681677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816930" calcext:value-type="float">
            <text:p>46816930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23]-[.J1023]" office:value-type="float" office:value="-151" calcext:value-type="float">
            <text:p>-151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8816768" calcext:value-type="float">
            <text:p>4881676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816926" calcext:value-type="float">
            <text:p>4881692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24]-[.J1024]" office:value-type="float" office:value="-158" calcext:value-type="float">
            <text:p>-158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816757" calcext:value-type="float">
            <text:p>5081675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816922" calcext:value-type="float">
            <text:p>5081692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25]-[.J1025]" office:value-type="float" office:value="-165" calcext:value-type="float">
            <text:p>-165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2816746" calcext:value-type="float">
            <text:p>5281674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816918" calcext:value-type="float">
            <text:p>5281691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26]-[.J1026]" office:value-type="float" office:value="-172" calcext:value-type="float">
            <text:p>-172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4816735" calcext:value-type="float">
            <text:p>5481673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816913" calcext:value-type="float">
            <text:p>5481691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27]-[.J1027]" office:value-type="float" office:value="-178" calcext:value-type="float">
            <text:p>-178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6816724" calcext:value-type="float">
            <text:p>5681672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816909" calcext:value-type="float">
            <text:p>5681690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28]-[.J1028]" office:value-type="float" office:value="-185" calcext:value-type="float">
            <text:p>-185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8816714" calcext:value-type="float">
            <text:p>5881671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816905" calcext:value-type="float">
            <text:p>5881690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29]-[.J1029]" office:value-type="float" office:value="-191" calcext:value-type="float">
            <text:p>-191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816703" calcext:value-type="float">
            <text:p>6081670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816901" calcext:value-type="float">
            <text:p>60816901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30]-[.J1030]" office:value-type="float" office:value="-198" calcext:value-type="float">
            <text:p>-198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2816692" calcext:value-type="float">
            <text:p>6281669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816897" calcext:value-type="float">
            <text:p>6281689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31]-[.J1031]" office:value-type="float" office:value="-205" calcext:value-type="float">
            <text:p>-205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4816681" calcext:value-type="float">
            <text:p>64816681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816892" calcext:value-type="float">
            <text:p>6481689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32]-[.J1032]" office:value-type="float" office:value="-211" calcext:value-type="float">
            <text:p>-211</text:p>
          </table:table-cell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6816670" calcext:value-type="float">
            <text:p>66816670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816888" calcext:value-type="float">
            <text:p>6681688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33]-[.J1033]" office:value-type="float" office:value="-218" calcext:value-type="float">
            <text:p>-218</text:p>
          </table:table-cell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8816659" calcext:value-type="float">
            <text:p>6881665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816884" calcext:value-type="float">
            <text:p>6881688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34]-[.J1034]" office:value-type="float" office:value="-225" calcext:value-type="float">
            <text:p>-225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0816649" calcext:value-type="float">
            <text:p>7081664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816880" calcext:value-type="float">
            <text:p>70816880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35]-[.J1035]" office:value-type="float" office:value="-231" calcext:value-type="float">
            <text:p>-231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2816638" calcext:value-type="float">
            <text:p>7281663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816875" calcext:value-type="float">
            <text:p>7281687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36]-[.J1036]" office:value-type="float" office:value="-237" calcext:value-type="float">
            <text:p>-237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4816627" calcext:value-type="float">
            <text:p>7481662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816871" calcext:value-type="float">
            <text:p>74816871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37]-[.J1037]" office:value-type="float" office:value="-244" calcext:value-type="float">
            <text:p>-244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6816616" calcext:value-type="float">
            <text:p>7681661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816867" calcext:value-type="float">
            <text:p>7681686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38]-[.J1038]" office:value-type="float" office:value="-251" calcext:value-type="float">
            <text:p>-251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8816605" calcext:value-type="float">
            <text:p>7881660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816863" calcext:value-type="float">
            <text:p>7881686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39]-[.J1039]" office:value-type="float" office:value="-258" calcext:value-type="float">
            <text:p>-258</text:p>
          </table:table-cell>
          <table:table-cell table:number-columns-repeated="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0816595" calcext:value-type="float">
            <text:p>8081659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816858" calcext:value-type="float">
            <text:p>8081685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40]-[.J1040]" office:value-type="float" office:value="-263" calcext:value-type="float">
            <text:p>-263</text:p>
          </table:table-cell>
          <table:table-cell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2816584" calcext:value-type="float">
            <text:p>8281658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816854" calcext:value-type="float">
            <text:p>8281685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41]-[.J1041]" office:value-type="float" office:value="-270" calcext:value-type="float">
            <text:p>-270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4816573" calcext:value-type="float">
            <text:p>8481657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816850" calcext:value-type="float">
            <text:p>84816850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42]-[.J1042]" office:value-type="float" office:value="-277" calcext:value-type="float">
            <text:p>-277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6816562" calcext:value-type="float">
            <text:p>8681656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816846" calcext:value-type="float">
            <text:p>8681684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43]-[.J1043]" office:value-type="float" office:value="-284" calcext:value-type="float">
            <text:p>-284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8816551" calcext:value-type="float">
            <text:p>88816551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816842" calcext:value-type="float">
            <text:p>8881684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44]-[.J1044]" office:value-type="float" office:value="-291" calcext:value-type="float">
            <text:p>-291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816541" calcext:value-type="float">
            <text:p>90816541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816837" calcext:value-type="float">
            <text:p>9081683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45]-[.J1045]" office:value-type="float" office:value="-296" calcext:value-type="float">
            <text:p>-296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2816530" calcext:value-type="float">
            <text:p>92816530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816833" calcext:value-type="float">
            <text:p>9281683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46]-[.J1046]" office:value-type="float" office:value="-303" calcext:value-type="float">
            <text:p>-303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4816519" calcext:value-type="float">
            <text:p>9481651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816829" calcext:value-type="float">
            <text:p>9481682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47]-[.J1047]" office:value-type="float" office:value="-310" calcext:value-type="float">
            <text:p>-310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6816508" calcext:value-type="float">
            <text:p>9681650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816824" calcext:value-type="float">
            <text:p>9681682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48]-[.J1048]" office:value-type="float" office:value="-316" calcext:value-type="float">
            <text:p>-316</text:p>
          </table:table-cell>
          <table:table-cell table:number-columns-repeated="14"/>
        </table:table-row>
        <table:table-row table:style-name="ro1" table:number-rows-repeated="6">
          <table:table-cell table:number-columns-repeated="2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833894" calcext:value-type="float">
            <text:p>9883389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234219" calcext:value-type="float">
            <text:p>9923421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55]-[.J1055]" office:value-type="float" office:value="-400325" calcext:value-type="float">
            <text:p>-400325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34444" calcext:value-type="float">
            <text:p>83444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6508" calcext:value-type="float">
            <text:p>83650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56]-[.J1056]" office:value-type="float" office:value="-2064" calcext:value-type="float">
            <text:p>-2064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34433" calcext:value-type="float">
            <text:p>283443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6495" calcext:value-type="float">
            <text:p>283649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57]-[.J1057]" office:value-type="float" office:value="-2062" calcext:value-type="float">
            <text:p>-2062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834422" calcext:value-type="float">
            <text:p>483442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36483" calcext:value-type="float">
            <text:p>483648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58]-[.J1058]" office:value-type="float" office:value="-2061" calcext:value-type="float">
            <text:p>-2061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834410" calcext:value-type="float">
            <text:p>6834410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36472" calcext:value-type="float">
            <text:p>683647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59]-[.J1059]" office:value-type="float" office:value="-2062" calcext:value-type="float">
            <text:p>-2062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834399" calcext:value-type="float">
            <text:p>883439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36458" calcext:value-type="float">
            <text:p>883645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60]-[.J1060]" office:value-type="float" office:value="-2059" calcext:value-type="float">
            <text:p>-2059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834388" calcext:value-type="float">
            <text:p>1083438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36447" calcext:value-type="float">
            <text:p>1083644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61]-[.J1061]" office:value-type="float" office:value="-2059" calcext:value-type="float">
            <text:p>-2059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834377" calcext:value-type="float">
            <text:p>1283437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36434" calcext:value-type="float">
            <text:p>1283643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62]-[.J1062]" office:value-type="float" office:value="-2057" calcext:value-type="float">
            <text:p>-2057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834366" calcext:value-type="float">
            <text:p>1483436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836422" calcext:value-type="float">
            <text:p>1483642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63]-[.J1063]" office:value-type="float" office:value="-2056" calcext:value-type="float">
            <text:p>-2056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834354" calcext:value-type="float">
            <text:p>1683435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836411" calcext:value-type="float">
            <text:p>16836411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64]-[.J1064]" office:value-type="float" office:value="-2057" calcext:value-type="float">
            <text:p>-205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834343" calcext:value-type="float">
            <text:p>1883434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836398" calcext:value-type="float">
            <text:p>1883639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65]-[.J1065]" office:value-type="float" office:value="-2055" calcext:value-type="float">
            <text:p>-2055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834332" calcext:value-type="float">
            <text:p>2083433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836386" calcext:value-type="float">
            <text:p>2083638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66]-[.J1066]" office:value-type="float" office:value="-2054" calcext:value-type="float">
            <text:p>-2054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2834321" calcext:value-type="float">
            <text:p>22834321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836374" calcext:value-type="float">
            <text:p>2283637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67]-[.J1067]" office:value-type="float" office:value="-2053" calcext:value-type="float">
            <text:p>-2053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4834309" calcext:value-type="float">
            <text:p>2483430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36361" calcext:value-type="float">
            <text:p>24836361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68]-[.J1068]" office:value-type="float" office:value="-2052" calcext:value-type="float">
            <text:p>-2052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6834298" calcext:value-type="float">
            <text:p>2683429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836350" calcext:value-type="float">
            <text:p>26836350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69]-[.J1069]" office:value-type="float" office:value="-2052" calcext:value-type="float">
            <text:p>-2052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834287" calcext:value-type="float">
            <text:p>2883428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36338" calcext:value-type="float">
            <text:p>2883633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70]-[.J1070]" office:value-type="float" office:value="-2051" calcext:value-type="float">
            <text:p>-2051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0834276" calcext:value-type="float">
            <text:p>3083427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36325" calcext:value-type="float">
            <text:p>3083632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71]-[.J1071]" office:value-type="float" office:value="-2049" calcext:value-type="float">
            <text:p>-2049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2834265" calcext:value-type="float">
            <text:p>3283426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836314" calcext:value-type="float">
            <text:p>3283631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72]-[.J1072]" office:value-type="float" office:value="-2049" calcext:value-type="float">
            <text:p>-2049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4834254" calcext:value-type="float">
            <text:p>3483425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836301" calcext:value-type="float">
            <text:p>34836301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73]-[.J1073]" office:value-type="float" office:value="-2047" calcext:value-type="float">
            <text:p>-2047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6834242" calcext:value-type="float">
            <text:p>3683424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836289" calcext:value-type="float">
            <text:p>3683628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74]-[.J1074]" office:value-type="float" office:value="-2047" calcext:value-type="float">
            <text:p>-2047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8834231" calcext:value-type="float">
            <text:p>38834231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836277" calcext:value-type="float">
            <text:p>3883627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75]-[.J1075]" office:value-type="float" office:value="-2046" calcext:value-type="float">
            <text:p>-2046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834220" calcext:value-type="float">
            <text:p>40834220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836264" calcext:value-type="float">
            <text:p>4083626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76]-[.J1076]" office:value-type="float" office:value="-2044" calcext:value-type="float">
            <text:p>-2044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2834209" calcext:value-type="float">
            <text:p>4283420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836253" calcext:value-type="float">
            <text:p>4283625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77]-[.J1077]" office:value-type="float" office:value="-2044" calcext:value-type="float">
            <text:p>-2044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4834197" calcext:value-type="float">
            <text:p>4483419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836240" calcext:value-type="float">
            <text:p>44836240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78]-[.J1078]" office:value-type="float" office:value="-2043" calcext:value-type="float">
            <text:p>-2043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6834186" calcext:value-type="float">
            <text:p>4683418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836228" calcext:value-type="float">
            <text:p>4683622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79]-[.J1079]" office:value-type="float" office:value="-2042" calcext:value-type="float">
            <text:p>-2042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8834175" calcext:value-type="float">
            <text:p>4883417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836216" calcext:value-type="float">
            <text:p>4883621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80]-[.J1080]" office:value-type="float" office:value="-2041" calcext:value-type="float">
            <text:p>-2041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834164" calcext:value-type="float">
            <text:p>5083416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836203" calcext:value-type="float">
            <text:p>5083620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81]-[.J1081]" office:value-type="float" office:value="-2039" calcext:value-type="float">
            <text:p>-2039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2834152" calcext:value-type="float">
            <text:p>5283415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836192" calcext:value-type="float">
            <text:p>5283619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82]-[.J1082]" office:value-type="float" office:value="-2040" calcext:value-type="float">
            <text:p>-2040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4834141" calcext:value-type="float">
            <text:p>54834141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836180" calcext:value-type="float">
            <text:p>54836180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83]-[.J1083]" office:value-type="float" office:value="-2039" calcext:value-type="float">
            <text:p>-2039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6834130" calcext:value-type="float">
            <text:p>56834130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836167" calcext:value-type="float">
            <text:p>5683616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84]-[.J1084]" office:value-type="float" office:value="-2037" calcext:value-type="float">
            <text:p>-2037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8834119" calcext:value-type="float">
            <text:p>5883411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836156" calcext:value-type="float">
            <text:p>5883615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85]-[.J1085]" office:value-type="float" office:value="-2037" calcext:value-type="float">
            <text:p>-2037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834107" calcext:value-type="float">
            <text:p>6083410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836159" calcext:value-type="float">
            <text:p>6083615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86]-[.J1086]" office:value-type="float" office:value="-2052" calcext:value-type="float">
            <text:p>-2052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2834096" calcext:value-type="float">
            <text:p>6283409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836131" calcext:value-type="float">
            <text:p>62836131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87]-[.J1087]" office:value-type="float" office:value="-2035" calcext:value-type="float">
            <text:p>-2035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4834085" calcext:value-type="float">
            <text:p>6483408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836119" calcext:value-type="float">
            <text:p>6483611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88]-[.J1088]" office:value-type="float" office:value="-2034" calcext:value-type="float">
            <text:p>-2034</text:p>
          </table:table-cell>
          <table:table-cell table:number-columns-repeated="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6834074" calcext:value-type="float">
            <text:p>6683407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836106" calcext:value-type="float">
            <text:p>6683610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89]-[.J1089]" office:value-type="float" office:value="-2032" calcext:value-type="float">
            <text:p>-2032</text:p>
          </table:table-cell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8834063" calcext:value-type="float">
            <text:p>6883406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836095" calcext:value-type="float">
            <text:p>6883609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90]-[.J1090]" office:value-type="float" office:value="-2032" calcext:value-type="float">
            <text:p>-2032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0834052" calcext:value-type="float">
            <text:p>7083405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836083" calcext:value-type="float">
            <text:p>7083608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91]-[.J1091]" office:value-type="float" office:value="-2031" calcext:value-type="float">
            <text:p>-2031</text:p>
          </table:table-cell>
          <table:table-cell table:number-columns-repeated="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2834042" calcext:value-type="float">
            <text:p>7283404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836070" calcext:value-type="float">
            <text:p>72836070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92]-[.J1092]" office:value-type="float" office:value="-2028" calcext:value-type="float">
            <text:p>-2028</text:p>
          </table:table-cell>
          <table:table-cell table:number-columns-repeated="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4834031" calcext:value-type="float">
            <text:p>74834031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836058" calcext:value-type="float">
            <text:p>7483605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93]-[.J1093]" office:value-type="float" office:value="-2027" calcext:value-type="float">
            <text:p>-2027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6834020" calcext:value-type="float">
            <text:p>76834020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836047" calcext:value-type="float">
            <text:p>7683604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94]-[.J1094]" office:value-type="float" office:value="-2027" calcext:value-type="float">
            <text:p>-2027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8834010" calcext:value-type="float">
            <text:p>78834010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836034" calcext:value-type="float">
            <text:p>7883603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95]-[.J1095]" office:value-type="float" office:value="-2024" calcext:value-type="float">
            <text:p>-2024</text:p>
          </table:table-cell>
          <table:table-cell table:number-columns-repeated="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0833999" calcext:value-type="float">
            <text:p>80833999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836022" calcext:value-type="float">
            <text:p>80836022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96]-[.J1096]" office:value-type="float" office:value="-2023" calcext:value-type="float">
            <text:p>-2023</text:p>
          </table:table-cell>
          <table:table-cell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2833988" calcext:value-type="float">
            <text:p>8283398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836010" calcext:value-type="float">
            <text:p>82836010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97]-[.J1097]" office:value-type="float" office:value="-2022" calcext:value-type="float">
            <text:p>-2022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4833978" calcext:value-type="float">
            <text:p>84833978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835997" calcext:value-type="float">
            <text:p>8483599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98]-[.J1098]" office:value-type="float" office:value="-2019" calcext:value-type="float">
            <text:p>-2019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6833967" calcext:value-type="float">
            <text:p>8683396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835986" calcext:value-type="float">
            <text:p>8683598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099]-[.J1099]" office:value-type="float" office:value="-2019" calcext:value-type="float">
            <text:p>-2019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8833956" calcext:value-type="float">
            <text:p>8883395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835973" calcext:value-type="float">
            <text:p>88835973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100]-[.J1100]" office:value-type="float" office:value="-2017" calcext:value-type="float">
            <text:p>-2017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833946" calcext:value-type="float">
            <text:p>90833946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835961" calcext:value-type="float">
            <text:p>90835961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101]-[.J1101]" office:value-type="float" office:value="-2015" calcext:value-type="float">
            <text:p>-2015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2833935" calcext:value-type="float">
            <text:p>9283393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835950" calcext:value-type="float">
            <text:p>92835950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102]-[.J1102]" office:value-type="float" office:value="-2015" calcext:value-type="float">
            <text:p>-2015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4833925" calcext:value-type="float">
            <text:p>9483392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835937" calcext:value-type="float">
            <text:p>94835937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103]-[.J1103]" office:value-type="float" office:value="-2012" calcext:value-type="float">
            <text:p>-2012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6833914" calcext:value-type="float">
            <text:p>96833914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835925" calcext:value-type="float">
            <text:p>96835925</text:p>
          </table:table-cell>
          <table:table-cell office:value-type="float" office:value="1E+042" calcext:value-type="float">
            <text:p>1000000000000000000000000000000000000000000</text:p>
          </table:table-cell>
          <table:table-cell/>
          <table:table-cell table:formula="of:=[.D1104]-[.J1104]" office:value-type="float" office:value="-2011" calcext:value-type="float">
            <text:p>-201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/00/0000</text:date>, <text:time style:data-style-name="N2" text:time-value="11:12:43.3164288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4:27:29.855827446</meta:creation-date>
    <dc:date>2019-01-22T19:27:28.787503418</dc:date>
    <meta:editing-duration>PT10H50M35S</meta:editing-duration>
    <meta:editing-cycles>9</meta:editing-cycles>
    <meta:generator>LibreOffice/4.2.8.2$Linux_X86_64 LibreOffice_project/420m0$Build-2</meta:generator>
    <meta:document-statistic meta:table-count="1" meta:cell-count="1368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3.952cm" style:legend-expansion="high" chart:style-name="ch2"/>
        <chart:plot-area chart:style-name="ch3" table:cell-range-address="Sheet1.AA109:Sheet1.AA208 Sheet1.M1:Sheet1.M100 Sheet1.AA1:Sheet1.AA100" chart:data-source-has-labels="column" svg:x="0.32cm" svg:y="0.18cm" svg:width="12.296cm" svg:height="8.64cm">
          <chartooo:coordinate-region svg:x="1.232cm" svg:y="0.379cm" svg:width="11.384cm" svg:height="8.242cm"/>
          <chart:axis chart:dimension="x" chart:name="primary-x" chart:style-name="ch4" chartooo:axis-type="auto">
            <chartooo:date-scale/>
            <chart:categories table:cell-range-address="Sheet1.AA109:Sheet1.AA20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1:Sheet1.M100" chart:class="chart:line">
            <chart:data-point chart:repeated="100"/>
          </chart:series>
          <chart:series chart:style-name="ch7" chart:values-cell-range-address="" chart:class="chart:line">
            <chart:data-point/>
          </chart:series>
          <chart:series chart:style-name="ch8" chart:values-cell-range-address="Sheet1.AA1:Sheet1.AA100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-9">
                <text:p>-10</text:p>
                <draw:g>
                  <svg:desc>Sheet1.AA109:Sheet1.AA208</svg:desc>
                </draw:g>
              </table:table-cell>
              <table:table-cell office:value-type="float" office:value="6">
                <text:p>6</text:p>
                <draw:g>
                  <svg:desc>Sheet1.M1:Sheet1.M100</svg:desc>
                </draw:g>
              </table:table-cell>
              <table:table-cell office:value-type="float" office:value="1">
                <text:p>1</text:p>
                <draw:g>
                  <svg:desc>Sheet1.AA1:Sheet1.AA100</svg:desc>
                </draw:g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1">
                <text:p>-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4">
                <text:p>-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9">
                <text:p>-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17">
                <text:p>-1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21">
                <text:p>-21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-25">
                <text:p>-25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29">
                <text:p>-29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33">
                <text:p>-33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-38">
                <text:p>-38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42">
                <text:p>-42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-47">
                <text:p>-47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50">
                <text:p>-50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55">
                <text:p>-55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-59">
                <text:p>-59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64">
                <text:p>-64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-69">
                <text:p>-69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72">
                <text:p>-72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77">
                <text:p>-77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-81">
                <text:p>-81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86">
                <text:p>-8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-89">
                <text:p>-89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-94">
                <text:p>-94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-98">
                <text:p>-98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-103">
                <text:p>-103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107">
                <text:p>-107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111">
                <text:p>-111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116">
                <text:p>-116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20">
                <text:p>-120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25">
                <text:p>-125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28">
                <text:p>-128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33">
                <text:p>-133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37">
                <text:p>-137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42">
                <text:p>-142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45">
                <text:p>-145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50">
                <text:p>-150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154">
                <text:p>-154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159">
                <text:p>-159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63">
                <text:p>-163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167">
                <text:p>-167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71">
                <text:p>-171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176">
                <text:p>-176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181">
                <text:p>-181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184">
                <text:p>-184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189">
                <text:p>-189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193">
                <text:p>-193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198">
                <text:p>-198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202">
                <text:p>-202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206">
                <text:p>-206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210">
                <text:p>-210</text:p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-215">
                <text:p>-215</text:p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219">
                <text:p>-219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-223">
                <text:p>-223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-228">
                <text:p>-228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-232">
                <text:p>-232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-237">
                <text:p>-237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-240">
                <text:p>-240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-245">
                <text:p>-245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-249">
                <text:p>-249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-254">
                <text:p>-254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-258">
                <text:p>-258</text:p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-262">
                <text:p>-262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-266">
                <text:p>-266</text:p>
              </table:table-cell>
              <table:table-cell office:value-type="float" office:value="-262">
                <text:p>-2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-271">
                <text:p>-271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-276">
                <text:p>-276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-280">
                <text:p>-280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-284">
                <text:p>-284</text:p>
              </table:table-cell>
              <table:table-cell office:value-type="float" office:value="-279">
                <text:p>-27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288">
                <text:p>-288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293">
                <text:p>-293</text:p>
              </table:table-cell>
              <table:table-cell office:value-type="float" office:value="-287">
                <text:p>-28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297">
                <text:p>-297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301">
                <text:p>-301</text:p>
              </table:table-cell>
              <table:table-cell office:value-type="float" office:value="-295">
                <text:p>-29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305">
                <text:p>-305</text:p>
              </table:table-cell>
              <table:table-cell office:value-type="float" office:value="-299">
                <text:p>-29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-310">
                <text:p>-310</text:p>
              </table:table-cell>
              <table:table-cell office:value-type="float" office:value="-303">
                <text:p>-3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15">
                <text:p>-315</text:p>
              </table:table-cell>
              <table:table-cell office:value-type="float" office:value="-307">
                <text:p>-3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18">
                <text:p>-318</text:p>
              </table:table-cell>
              <table:table-cell office:value-type="float" office:value="-311">
                <text:p>-3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23">
                <text:p>-323</text:p>
              </table:table-cell>
              <table:table-cell office:value-type="float" office:value="-315">
                <text:p>-3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27">
                <text:p>-327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32">
                <text:p>-332</text:p>
              </table:table-cell>
              <table:table-cell office:value-type="float" office:value="-323">
                <text:p>-32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336">
                <text:p>-336</text:p>
              </table:table-cell>
              <table:table-cell office:value-type="float" office:value="-328">
                <text:p>-32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340">
                <text:p>-340</text:p>
              </table:table-cell>
              <table:table-cell office:value-type="float" office:value="-332">
                <text:p>-33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344">
                <text:p>-344</text:p>
              </table:table-cell>
              <table:table-cell office:value-type="float" office:value="-336">
                <text:p>-33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349">
                <text:p>-349</text:p>
              </table:table-cell>
              <table:table-cell office:value-type="float" office:value="-340">
                <text:p>-34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353">
                <text:p>-353</text:p>
              </table:table-cell>
              <table:table-cell office:value-type="float" office:value="-344">
                <text:p>-34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357">
                <text:p>-357</text:p>
              </table:table-cell>
              <table:table-cell office:value-type="float" office:value="-349">
                <text:p>-34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-361">
                <text:p>-361</text:p>
              </table:table-cell>
              <table:table-cell office:value-type="float" office:value="-352">
                <text:p>-35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366">
                <text:p>-366</text:p>
              </table:table-cell>
              <table:table-cell office:value-type="float" office:value="-357">
                <text:p>-35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370">
                <text:p>-370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375">
                <text:p>-375</text:p>
              </table:table-cell>
              <table:table-cell office:value-type="float" office:value="-365">
                <text:p>-36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-379">
                <text:p>-379</text:p>
              </table:table-cell>
              <table:table-cell office:value-type="float" office:value="-368">
                <text:p>-36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-383">
                <text:p>-383</text:p>
              </table:table-cell>
              <table:table-cell office:value-type="float" office:value="-373">
                <text:p>-37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-388">
                <text:p>-388</text:p>
              </table:table-cell>
              <table:table-cell office:value-type="float" office:value="-376">
                <text:p>-37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-392">
                <text:p>-392</text:p>
              </table:table-cell>
              <table:table-cell office:value-type="float" office:value="-381">
                <text:p>-38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-396">
                <text:p>-396</text:p>
              </table:table-cell>
              <table:table-cell office:value-type="float" office:value="-386">
                <text:p>-38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400">
                <text:p>-400</text:p>
              </table:table-cell>
              <table:table-cell office:value-type="float" office:value="-389">
                <text:p>-38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405">
                <text:p>-405</text:p>
              </table:table-cell>
              <table:table-cell office:value-type="float" office:value="-394">
                <text:p>-39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409">
                <text:p>-409</text:p>
              </table:table-cell>
              <table:table-cell office:value-type="float" office:value="-397">
                <text:p>-39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414">
                <text:p>-414</text:p>
              </table:table-cell>
              <table:table-cell office:value-type="float" office:value="-402">
                <text:p>-40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417">
                <text:p>-417</text:p>
              </table:table-cell>
              <table:table-cell office:value-type="float" office:value="-405">
                <text:p>-4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4.201cm" style:legend-expansion="high" chart:style-name="ch2"/>
        <chart:plot-area chart:style-name="ch3" table:cell-range-address="Sheet1.M109:Sheet1.M208" svg:x="0.32cm" svg:y="0.18cm" svg:width="12.455cm" svg:height="8.64cm">
          <chartooo:coordinate-region svg:x="1.232cm" svg:y="0.379cm" svg:width="11.54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109:Sheet1.M208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M109:Sheet1.M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59">
                <text:p>-2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84">
                <text:p>-2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92">
                <text:p>-2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09">
                <text:p>-3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17">
                <text:p>-3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25">
                <text:p>-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33">
                <text:p>-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41">
                <text:p>-3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51">
                <text:p>-3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58">
                <text:p>-3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67">
                <text:p>-3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75">
                <text:p>-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82">
                <text:p>-3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91">
                <text:p>-3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09">
                <text:p>-4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16">
                <text:p>-4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24">
                <text:p>-4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33">
                <text:p>-4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41">
                <text:p>-4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58">
                <text:p>-4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65">
                <text:p>-4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74">
                <text:p>-4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83">
                <text:p>-4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92">
                <text:p>-4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99">
                <text:p>-4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7">
                <text:p>-5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16">
                <text:p>-5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33">
                <text:p>-5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41">
                <text:p>-5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49">
                <text:p>-5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557">
                <text:p>-5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565">
                <text:p>-5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75">
                <text:p>-5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82">
                <text:p>-5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90">
                <text:p>-59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99">
                <text:p>-5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07">
                <text:p>-6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15">
                <text:p>-6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24">
                <text:p>-6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31">
                <text:p>-6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40">
                <text:p>-6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48">
                <text:p>-6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65">
                <text:p>-6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73">
                <text:p>-6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81">
                <text:p>-6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89">
                <text:p>-6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98">
                <text:p>-6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706">
                <text:p>-7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714">
                <text:p>-7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722">
                <text:p>-7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731">
                <text:p>-7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38">
                <text:p>-7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48">
                <text:p>-7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56">
                <text:p>-7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63">
                <text:p>-7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772">
                <text:p>-7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80">
                <text:p>-7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790">
                <text:p>-7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797">
                <text:p>-7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14">
                <text:p>-8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4.201cm" style:legend-expansion="high" chart:style-name="ch2"/>
        <chart:plot-area chart:style-name="ch3" table:cell-range-address="Sheet1.M213:Sheet1.M312" svg:x="0.32cm" svg:y="0.18cm" svg:width="12.455cm" svg:height="8.64cm">
          <chartooo:coordinate-region svg:x="1.047cm" svg:y="0.379cm" svg:width="11.72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213:Sheet1.M31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M213:Sheet1.M3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">
                <text:p>-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4.201cm" style:legend-expansion="high" chart:style-name="ch2"/>
        <chart:plot-area chart:style-name="ch3" table:cell-range-address="Sheet1.M888:Sheet1.M940" svg:x="0.32cm" svg:y="0.18cm" svg:width="12.455cm" svg:height="8.64cm">
          <chartooo:coordinate-region svg:x="1.867cm" svg:y="0.379cm" svg:width="10.72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888:Sheet1.M940" chart:class="chart:line"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8480">
                <text:p>-58480</text:p>
                <draw:g>
                  <svg:desc>Sheet1.M888:Sheet1.M9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1937">
                <text:p>-419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137">
                <text:p>59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891">
                <text:p>47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863">
                <text:p>408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77">
                <text:p>12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187">
                <text:p>731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913">
                <text:p>939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1022">
                <text:p>171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0151">
                <text:p>-801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3982">
                <text:p>-13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266">
                <text:p>322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4399">
                <text:p>-54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79">
                <text:p>640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21730">
                <text:p>-3217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9755">
                <text:p>-297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3181">
                <text:p>-273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857">
                <text:p>188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8289">
                <text:p>-982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584">
                <text:p>655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7357">
                <text:p>3573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1590">
                <text:p>-715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0517">
                <text:p>8805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4294">
                <text:p>2042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1945">
                <text:p>-719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7117">
                <text:p>107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2870">
                <text:p>2128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6083">
                <text:p>4360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358">
                <text:p>-63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9310">
                <text:p>2393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8301">
                <text:p>2583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4061">
                <text:p>-140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1724">
                <text:p>1417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2905">
                <text:p>-629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8023">
                <text:p>1880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8641">
                <text:p>2186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568">
                <text:p>915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6952">
                <text:p>2269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9236">
                <text:p>4292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5568">
                <text:p>2955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2575">
                <text:p>3425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74119">
                <text:p>-741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830">
                <text:p>1788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024">
                <text:p>790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654">
                <text:p>136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9171">
                <text:p>-991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539">
                <text:p>-25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1923">
                <text:p>1819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16417">
                <text:p>-2164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8292">
                <text:p>-1282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6111">
                <text:p>1261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4.201cm" style:legend-expansion="high" chart:style-name="ch2"/>
        <chart:plot-area chart:style-name="ch3" table:cell-range-address="Sheet1.M945:Sheet1.M993" svg:x="0.32cm" svg:y="0.18cm" svg:width="12.455cm" svg:height="8.64cm">
          <chartooo:coordinate-region svg:x="0.941cm" svg:y="0.379cm" svg:width="11.647cm" svg:height="7.3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945:Sheet1.M993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M945:Sheet1.M9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